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text-properties style:text-position=""/>
      <style:map style:condition="cell-content()=1" style:apply-style-name="Set3_5f_1" style:base-cell-address="structure.A7"/>
      <style:map style:condition="cell-content()=2" style:apply-style-name="Set3_5f_2" style:base-cell-address="structure.A7"/>
      <style:map style:condition="cell-content()=3" style:apply-style-name="Set3_5f_3" style:base-cell-address="structure.A7"/>
      <style:map style:condition="cell-content()=4" style:apply-style-name="Set3_5f_4" style:base-cell-address="structure.A7"/>
      <style:map style:condition="cell-content()=5" style:apply-style-name="Set3_5f_5" style:base-cell-address="structure.A7"/>
      <style:map style:condition="cell-content()=6" style:apply-style-name="Set3_5f_6" style:base-cell-address="structure.A7"/>
      <style:map style:condition="cell-content()=7" style:apply-style-name="Set3_5f_7" style:base-cell-address="structure.A7"/>
      <style:map style:condition="cell-content()=8" style:apply-style-name="Set3_5f_8" style:base-cell-address="structure.A7"/>
      <style:map style:condition="cell-content()=9" style:apply-style-name="Set3_5f_9" style:base-cell-address="structure.A7"/>
      <style:map style:condition="cell-content()=10" style:apply-style-name="Set3_5f_10" style:base-cell-address="structure.A7"/>
      <style:map style:condition="cell-content()=11" style:apply-style-name="Set3_5f_11" style:base-cell-address="structure.A7"/>
      <style:map style:condition="cell-content()=12" style:apply-style-name="Set3_5f_12" style:base-cell-address="structure.A7"/>
    </style:style>
    <style:style style:name="ce3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4" style:family="table-cell" style:parent-style-name="Default">
      <style:map style:condition="cell-content()=1" style:apply-style-name="Set3_5f_1" style:base-cell-address="structure.A7"/>
      <style:map style:condition="cell-content()=2" style:apply-style-name="Set3_5f_2" style:base-cell-address="structure.A7"/>
      <style:map style:condition="cell-content()=3" style:apply-style-name="Set3_5f_3" style:base-cell-address="structure.A7"/>
      <style:map style:condition="cell-content()=4" style:apply-style-name="Set3_5f_4" style:base-cell-address="structure.A7"/>
      <style:map style:condition="cell-content()=5" style:apply-style-name="Set3_5f_5" style:base-cell-address="structure.A7"/>
      <style:map style:condition="cell-content()=6" style:apply-style-name="Set3_5f_6" style:base-cell-address="structure.A7"/>
      <style:map style:condition="cell-content()=7" style:apply-style-name="Set3_5f_7" style:base-cell-address="structure.A7"/>
      <style:map style:condition="cell-content()=8" style:apply-style-name="Set3_5f_8" style:base-cell-address="structure.A7"/>
      <style:map style:condition="cell-content()=9" style:apply-style-name="Set3_5f_9" style:base-cell-address="structure.A7"/>
      <style:map style:condition="cell-content()=10" style:apply-style-name="Set3_5f_10" style:base-cell-address="structure.A7"/>
      <style:map style:condition="cell-content()=11" style:apply-style-name="Set3_5f_11" style:base-cell-address="structure.A7"/>
      <style:map style:condition="cell-content()=12" style:apply-style-name="Set3_5f_12" style:base-cell-address="structure.A7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/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/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/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/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6" style:family="table-cell" style:parent-style-name="Default"/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>
      <style:table-cell-properties fo:background-color="transparent"/>
      <style:text-properties style:use-window-font-color="true"/>
    </style:style>
    <style:style style:name="ce21" style:family="table-cell" style:parent-style-name="Default"/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/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/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/>
    <style:style style:name="ce28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9:structure.B1048576 structure.A1:structure.B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  <calcext:conditional-format calcext:target-range-address="structure.A7:structure.B8">
            <calcext:condition calcext:apply-style-name="Set3_1" calcext:value="=1" calcext:base-cell-address="structure.A7"/>
            <calcext:condition calcext:apply-style-name="Set3_2" calcext:value="=2" calcext:base-cell-address="structure.A7"/>
            <calcext:condition calcext:apply-style-name="Set3_3" calcext:value="=3" calcext:base-cell-address="structure.A7"/>
            <calcext:condition calcext:apply-style-name="Set3_4" calcext:value="=4" calcext:base-cell-address="structure.A7"/>
            <calcext:condition calcext:apply-style-name="Set3_5" calcext:value="=5" calcext:base-cell-address="structure.A7"/>
            <calcext:condition calcext:apply-style-name="Set3_6" calcext:value="=6" calcext:base-cell-address="structure.A7"/>
            <calcext:condition calcext:apply-style-name="Set3_7" calcext:value="=7" calcext:base-cell-address="structure.A7"/>
            <calcext:condition calcext:apply-style-name="Set3_8" calcext:value="=8" calcext:base-cell-address="structure.A7"/>
            <calcext:condition calcext:apply-style-name="Set3_9" calcext:value="=9" calcext:base-cell-address="structure.A7"/>
            <calcext:condition calcext:apply-style-name="Set3_10" calcext:value="=10" calcext:base-cell-address="structure.A7"/>
            <calcext:condition calcext:apply-style-name="Set3_11" calcext:value="=11" calcext:base-cell-address="structure.A7"/>
            <calcext:condition calcext:apply-style-name="Set3_12" calcext:value="=12" calcext:base-cell-address="structure.A7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10"/>
        <table:table-column table:style-name="co1" table:default-cell-style-name="ce12"/>
        <table:table-column table:style-name="co1" table:default-cell-style-name="ce14"/>
        <table:table-column table:style-name="co1" table:default-cell-style-name="ce16"/>
        <table:table-column table:style-name="co1" table:default-cell-style-name="ce18"/>
        <table:table-column table:style-name="co1" table:default-cell-style-name="ce19"/>
        <table:table-column table:style-name="co1" table:default-cell-style-name="ce21"/>
        <table:table-column table:style-name="co1" table:default-cell-style-name="ce23"/>
        <table:table-column table:style-name="co1" table:default-cell-style-name="ce25"/>
        <table:table-column table:style-name="co1" table:default-cell-style-name="ce27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ellid</text:p>
          </table:table-cell>
          <table:table-cell office:value-type="string" calcext:value-type="string">
            <text:p>milestone_1</text:p>
          </table:table-cell>
          <table:table-cell table:style-name="ce7" office:value-type="string" calcext:value-type="string">
            <text:p>milestone_2</text:p>
          </table:table-cell>
          <table:table-cell table:style-name="ce9" office:value-type="string" calcext:value-type="string">
            <text:p>milestone_3</text:p>
          </table:table-cell>
          <table:table-cell table:style-name="ce11" office:value-type="string" calcext:value-type="string">
            <text:p>milestone_4</text:p>
          </table:table-cell>
          <table:table-cell table:style-name="ce13" office:value-type="string" calcext:value-type="string">
            <text:p>milestone_5</text:p>
          </table:table-cell>
          <table:table-cell table:style-name="ce15" office:value-type="string" calcext:value-type="string">
            <text:p>milestone_6</text:p>
          </table:table-cell>
          <table:table-cell table:style-name="ce17" office:value-type="string" calcext:value-type="string">
            <text:p>milestone_7</text:p>
          </table:table-cell>
          <table:table-cell table:style-name="ce6" office:value-type="string" calcext:value-type="string">
            <text:p>milestone_8</text:p>
          </table:table-cell>
          <table:table-cell table:style-name="ce6" office:value-type="string" calcext:value-type="string">
            <text:p>milestone_9</text:p>
          </table:table-cell>
          <table:table-cell table:style-name="ce6" office:value-type="string" calcext:value-type="string">
            <text:p>milestone_10</text:p>
          </table:table-cell>
          <table:table-cell table:style-name="ce6" office:value-type="string" calcext:value-type="string">
            <text:p>milestone_11</text:p>
          </table:table-cell>
          <table:table-cell table:style-name="ce6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  <table:table-cell office:value-type="string" calcext:value-type="string">
            <text:p>extra_5</text:p>
          </table:table-cell>
          <table:table-cell office:value-type="string" calcext:value-type="string">
            <text:p>extra_6</text:p>
          </table:table-cell>
          <table:table-cell office:value-type="string" calcext:value-type="string">
            <text:p>extra_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-SUM([.C2:.M2])" office:value-type="float" office:value="1" calcext:value-type="float">
            <text:p>1</text:p>
          </table:table-cell>
          <table:table-cell table:formula="of:=IF(MOD(ROW(); 3)=MOD(COLUMN()+2;3); [.$Q2]*[.$Q2] + [.$Q2]*(1-[.$Q2])*[.R2]; [.$Q2]*(1-[.$Q2])*[.R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formula="of:=RAND()" office:value-type="float" office:value="0.889525546575896" calcext:value-type="float">
            <text:p>0.8895255466</text:p>
          </table:table-cell>
          <table:table-cell table:formula="of:=RAND()" office:value-type="float" office:value="0.83059907623101" calcext:value-type="float">
            <text:p>0.8305990762</text:p>
          </table:table-cell>
          <table:table-cell table:formula="of:=RAND()" office:value-type="float" office:value="0.134844562667372" calcext:value-type="float">
            <text:p>0.1348445627</text:p>
          </table:table-cell>
          <table:table-cell office:value-type="float" office:value="0" calcext:value-type="float">
            <text:p>0</text:p>
          </table:table-cell>
          <table:table-cell table:formula="of:=[.N2]/SUM([.$N2:.$P2])" office:value-type="float" office:value="0.479536562408428" calcext:value-type="float">
            <text:p>0.4795365624</text:p>
          </table:table-cell>
          <table:table-cell table:formula="of:=[.O2]/SUM([.$N2:.$P2])" office:value-type="float" office:value="0.447769743419561" calcext:value-type="float">
            <text:p>0.4477697434</text:p>
          </table:table-cell>
          <table:table-cell table:formula="of:=[.P2]/SUM([.$N2:.$P2])" office:value-type="float" office:value="0.0726936941720112" calcext:value-type="float">
            <text:p>0.07269369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-SUM([.C3:.M3])" office:value-type="float" office:value="0.954160480453717" calcext:value-type="float">
            <text:p>0.9541604805</text:p>
          </table:table-cell>
          <table:table-cell table:formula="of:=IF(MOD(ROW(); 3)=MOD(COLUMN()+2;3); [.$Q3]*[.$Q3] + [.$Q3]*(1-[.$Q3])*[.R3]; [.$Q3]*(1-[.$Q3])*[.R3])" office:value-type="float" office:value="0.00420288179589181" calcext:value-type="float">
            <text:p>0.0042028818</text:p>
          </table:table-cell>
          <table:table-cell/>
          <table:table-cell office:value-type="float" office:value="0.0244820212853107" calcext:value-type="float">
            <text:p>0.0244820213</text:p>
          </table:table-cell>
          <table:table-cell table:style-name="ce13"/>
          <table:table-cell table:style-name="ce15" office:value-type="float" office:value="0.0171546164650808" calcext:value-type="float">
            <text:p>0.0171546165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formula="of:=RAND()" office:value-type="float" office:value="0.150360065163113" calcext:value-type="float">
            <text:p>0.1503600652</text:p>
          </table:table-cell>
          <table:table-cell table:formula="of:=RAND()" office:value-type="float" office:value="0.651659277849831" calcext:value-type="float">
            <text:p>0.6516592778</text:p>
          </table:table-cell>
          <table:table-cell table:formula="of:=RAND()" office:value-type="float" office:value="0.897315409210889" calcext:value-type="float">
            <text:p>0.8973154092</text:p>
          </table:table-cell>
          <table:table-cell table:formula="of:=[.Q2]+0.05" office:value-type="float" office:value="0.05" calcext:value-type="float">
            <text:p>0.05</text:p>
          </table:table-cell>
          <table:table-cell table:formula="of:=[.N3]/SUM([.$N3:.$P3])" office:value-type="float" office:value="0.088481722018775" calcext:value-type="float">
            <text:p>0.088481722</text:p>
          </table:table-cell>
          <table:table-cell table:formula="of:=[.O3]/SUM([.$N3:.$P3])" office:value-type="float" office:value="0.383479050844477" calcext:value-type="float">
            <text:p>0.3834790508</text:p>
          </table:table-cell>
          <table:table-cell table:formula="of:=[.P3]/SUM([.$N3:.$P3])" office:value-type="float" office:value="0.528039227136748" calcext:value-type="float">
            <text:p>0.52803922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-SUM([.C4:.M4])" office:value-type="float" office:value="0.96155853896627" calcext:value-type="float">
            <text:p>0.961558539</text:p>
          </table:table-cell>
          <table:table-cell table:formula="of:=IF(MOD(ROW(); 3)=MOD(COLUMN()+2;3); [.$Q4]*[.$Q4] + [.$Q4]*(1-[.$Q4])*[.R4]; [.$Q4]*(1-[.$Q4])*[.R4])" office:value-type="float" office:value="0.0029798394709158" calcext:value-type="float">
            <text:p>0.0029798395</text:p>
          </table:table-cell>
          <table:table-cell/>
          <table:table-cell office:value-type="float" office:value="0.0165568159037494" calcext:value-type="float">
            <text:p>0.0165568159</text:p>
          </table:table-cell>
          <table:table-cell table:style-name="ce13"/>
          <table:table-cell table:style-name="ce15" office:value-type="float" office:value="0.0189048056590647" calcext:value-type="float">
            <text:p>0.0189048057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formula="of:=RAND()" office:value-type="float" office:value="0.0511569025693461" calcext:value-type="float">
            <text:p>0.0511569026</text:p>
          </table:table-cell>
          <table:table-cell table:formula="of:=RAND()" office:value-type="float" office:value="0.428479760070331" calcext:value-type="float">
            <text:p>0.4284797601</text:p>
          </table:table-cell>
          <table:table-cell table:formula="of:=RAND()" office:value-type="float" office:value="0.335827692323422" calcext:value-type="float">
            <text:p>0.3358276923</text:p>
          </table:table-cell>
          <table:table-cell table:formula="of:=[.Q3]" office:value-type="float" office:value="0.05" calcext:value-type="float">
            <text:p>0.05</text:p>
          </table:table-cell>
          <table:table-cell table:formula="of:=[.N4]/SUM([.$N4:.$P4])" office:value-type="float" office:value="0.0627334625455959" calcext:value-type="float">
            <text:p>0.0627334625</text:p>
          </table:table-cell>
          <table:table-cell table:formula="of:=[.O4]/SUM([.$N4:.$P4])" office:value-type="float" office:value="0.525442660322928" calcext:value-type="float">
            <text:p>0.5254426603</text:p>
          </table:table-cell>
          <table:table-cell table:formula="of:=[.P4]/SUM([.$N4:.$P4])" office:value-type="float" office:value="0.411823877131476" calcext:value-type="float">
            <text:p>0.41182387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-SUM([.C5:.M5])" office:value-type="float" office:value="0.93622421266706" calcext:value-type="float">
            <text:p>0.9362242127</text:p>
          </table:table-cell>
          <table:table-cell table:formula="of:=IF(MOD(ROW(); 3)=MOD(COLUMN()+2;3); [.$Q5]*[.$Q5] + [.$Q5]*(1-[.$Q5])*[.R5]; [.$Q5]*(1-[.$Q5])*[.R5])" office:value-type="float" office:value="0.0364847256622794" calcext:value-type="float">
            <text:p>0.0364847257</text:p>
          </table:table-cell>
          <table:table-cell/>
          <table:table-cell office:value-type="float" office:value="0.0137555764222164" calcext:value-type="float">
            <text:p>0.0137555764</text:p>
          </table:table-cell>
          <table:table-cell table:style-name="ce13"/>
          <table:table-cell table:style-name="ce15" office:value-type="float" office:value="0.0135354852484444" calcext:value-type="float">
            <text:p>0.0135354852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formula="of:=RAND()" office:value-type="float" office:value="0.732697847881354" calcext:value-type="float">
            <text:p>0.7326978479</text:p>
          </table:table-cell>
          <table:table-cell table:formula="of:=RAND()" office:value-type="float" office:value="0.161649016081356" calcext:value-type="float">
            <text:p>0.1616490161</text:p>
          </table:table-cell>
          <table:table-cell table:formula="of:=RAND()" office:value-type="float" office:value="0.129735193377343" calcext:value-type="float">
            <text:p>0.1297351934</text:p>
          </table:table-cell>
          <table:table-cell table:formula="of:=[.Q3]" office:value-type="float" office:value="0.05" calcext:value-type="float">
            <text:p>0.05</text:p>
          </table:table-cell>
          <table:table-cell table:formula="of:=[.N5]/SUM([.$N5:.$P5])" office:value-type="float" office:value="0.715467908679565" calcext:value-type="float">
            <text:p>0.7154679087</text:p>
          </table:table-cell>
          <table:table-cell table:formula="of:=[.O5]/SUM([.$N5:.$P5])" office:value-type="float" office:value="0.15784771827877" calcext:value-type="float">
            <text:p>0.1578477183</text:p>
          </table:table-cell>
          <table:table-cell table:formula="of:=[.P5]/SUM([.$N5:.$P5])" office:value-type="float" office:value="0.126684373041665" calcext:value-type="float">
            <text:p>0.1266843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-SUM([.C6:.M6])" office:value-type="float" office:value="0.845933133797585" calcext:value-type="float">
            <text:p>0.8459331338</text:p>
          </table:table-cell>
          <table:table-cell table:formula="of:=IF(MOD(ROW(); 3)=MOD(COLUMN()+2;3); [.$Q6]*[.$Q6] + [.$Q6]*(1-[.$Q6])*[.R6]; [.$Q6]*(1-[.$Q6])*[.R6])" office:value-type="float" office:value="0.0484763012475833" calcext:value-type="float">
            <text:p>0.0484763012</text:p>
          </table:table-cell>
          <table:table-cell/>
          <table:table-cell office:value-type="float" office:value="0.0642610748455883" calcext:value-type="float">
            <text:p>0.0642610748</text:p>
          </table:table-cell>
          <table:table-cell table:style-name="ce13"/>
          <table:table-cell table:style-name="ce15" office:value-type="float" office:value="0.0413294901092435" calcext:value-type="float">
            <text:p>0.0413294901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formula="of:=RAND()" office:value-type="float" office:value="0.930735291098245" calcext:value-type="float">
            <text:p>0.9307352911</text:p>
          </table:table-cell>
          <table:table-cell table:formula="of:=RAND()" office:value-type="float" office:value="0.525690071401186" calcext:value-type="float">
            <text:p>0.5256900714</text:p>
          </table:table-cell>
          <table:table-cell table:formula="of:=RAND()" office:value-type="float" office:value="0.271556641965444" calcext:value-type="float">
            <text:p>0.271556642</text:p>
          </table:table-cell>
          <table:table-cell table:formula="of:=[.Q5]+0.05" office:value-type="float" office:value="0.1" calcext:value-type="float">
            <text:p>0.1</text:p>
          </table:table-cell>
          <table:table-cell table:formula="of:=[.N6]/SUM([.$N6:.$P6])" office:value-type="float" office:value="0.538625569417592" calcext:value-type="float">
            <text:p>0.5386255694</text:p>
          </table:table-cell>
          <table:table-cell table:formula="of:=[.O6]/SUM([.$N6:.$P6])" office:value-type="float" office:value="0.304221959512815" calcext:value-type="float">
            <text:p>0.3042219595</text:p>
          </table:table-cell>
          <table:table-cell table:formula="of:=[.P6]/SUM([.$N6:.$P6])" office:value-type="float" office:value="0.157152471069593" calcext:value-type="float">
            <text:p>0.15715247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-SUM([.C7:.M7])" office:value-type="float" office:value="0.912662438591317" calcext:value-type="float">
            <text:p>0.9126624386</text:p>
          </table:table-cell>
          <table:table-cell table:formula="of:=IF(MOD(ROW(); 3)=MOD(COLUMN()+2;3); [.$Q7]*[.$Q7] + [.$Q7]*(1-[.$Q7])*[.R7]; [.$Q7]*(1-[.$Q7])*[.R7])" office:value-type="float" office:value="0.0351380880373064" calcext:value-type="float">
            <text:p>0.035138088</text:p>
          </table:table-cell>
          <table:table-cell/>
          <table:table-cell office:value-type="float" office:value="0.00191299966633804" calcext:value-type="float">
            <text:p>0.0019129997</text:p>
          </table:table-cell>
          <table:table-cell table:style-name="ce13"/>
          <table:table-cell table:style-name="ce15" office:value-type="float" office:value="0.0502864737050382" calcext:value-type="float">
            <text:p>0.0502864737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formula="of:=RAND()" office:value-type="float" office:value="0.481379632023163" calcext:value-type="float">
            <text:p>0.481379632</text:p>
          </table:table-cell>
          <table:table-cell table:formula="of:=RAND()" office:value-type="float" office:value="0.248176312190481" calcext:value-type="float">
            <text:p>0.2481763122</text:p>
          </table:table-cell>
          <table:table-cell table:formula="of:=RAND()" office:value-type="float" office:value="0.503412874012524" calcext:value-type="float">
            <text:p>0.503412874</text:p>
          </table:table-cell>
          <table:table-cell table:formula="of:=[.Q6]" office:value-type="float" office:value="0.1" calcext:value-type="float">
            <text:p>0.1</text:p>
          </table:table-cell>
          <table:table-cell table:formula="of:=[.N7]/SUM([.$N7:.$P7])" office:value-type="float" office:value="0.390423200414515" calcext:value-type="float">
            <text:p>0.3904232004</text:p>
          </table:table-cell>
          <table:table-cell table:formula="of:=[.O7]/SUM([.$N7:.$P7])" office:value-type="float" office:value="0.201283526819051" calcext:value-type="float">
            <text:p>0.2012835268</text:p>
          </table:table-cell>
          <table:table-cell table:formula="of:=[.P7]/SUM([.$N7:.$P7])" office:value-type="float" office:value="0.408293272766434" calcext:value-type="float">
            <text:p>0.40829327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-SUM([.C8:.M8])" office:value-type="float" office:value="0.903885352913698" calcext:value-type="float">
            <text:p>0.9038853529</text:p>
          </table:table-cell>
          <table:table-cell table:formula="of:=IF(MOD(ROW(); 3)=MOD(COLUMN()+2;3); [.$Q8]*[.$Q8] + [.$Q8]*(1-[.$Q8])*[.R8]; [.$Q8]*(1-[.$Q8])*[.R8])" office:value-type="float" office:value="0.0511086404383381" calcext:value-type="float">
            <text:p>0.0511086404</text:p>
          </table:table-cell>
          <table:table-cell/>
          <table:table-cell office:value-type="float" office:value="0.0396249237605029" calcext:value-type="float">
            <text:p>0.0396249238</text:p>
          </table:table-cell>
          <table:table-cell table:style-name="ce13"/>
          <table:table-cell table:style-name="ce15" office:value-type="float" office:value="0.00538108288746088" calcext:value-type="float">
            <text:p>0.0053810829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formula="of:=RAND()" office:value-type="float" office:value="0.786529843113385" calcext:value-type="float">
            <text:p>0.7865298431</text:p>
          </table:table-cell>
          <table:table-cell table:formula="of:=RAND()" office:value-type="float" office:value="0.315330446581356" calcext:value-type="float">
            <text:p>0.3153304466</text:p>
          </table:table-cell>
          <table:table-cell table:formula="of:=RAND()" office:value-type="float" office:value="0.620105825589084" calcext:value-type="float">
            <text:p>0.6201058256</text:p>
          </table:table-cell>
          <table:table-cell table:formula="of:=[.Q6]" office:value-type="float" office:value="0.1" calcext:value-type="float">
            <text:p>0.1</text:p>
          </table:table-cell>
          <table:table-cell table:formula="of:=[.N8]/SUM([.$N8:.$P8])" office:value-type="float" office:value="0.45676267153709" calcext:value-type="float">
            <text:p>0.4567626715</text:p>
          </table:table-cell>
          <table:table-cell table:formula="of:=[.O8]/SUM([.$N8:.$P8])" office:value-type="float" office:value="0.183122329633868" calcext:value-type="float">
            <text:p>0.1831223296</text:p>
          </table:table-cell>
          <table:table-cell table:formula="of:=[.P8]/SUM([.$N8:.$P8])" office:value-type="float" office:value="0.360114998829042" calcext:value-type="float">
            <text:p>0.36011499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-SUM([.C9:.M9])" office:value-type="float" office:value="0.884712330309086" calcext:value-type="float">
            <text:p>0.8847123303</text:p>
          </table:table-cell>
          <table:table-cell table:formula="of:=IF(MOD(ROW(); 3)=MOD(COLUMN()+2;3); [.$Q9]*[.$Q9] + [.$Q9]*(1-[.$Q9])*[.R9]; [.$Q9]*(1-[.$Q9])*[.R9])" office:value-type="float" office:value="0.0410629072718744" calcext:value-type="float">
            <text:p>0.0410629073</text:p>
          </table:table-cell>
          <table:table-cell/>
          <table:table-cell office:value-type="float" office:value="0.038722978344053" calcext:value-type="float">
            <text:p>0.0387229783</text:p>
          </table:table-cell>
          <table:table-cell table:style-name="ce13"/>
          <table:table-cell table:style-name="ce15" office:value-type="float" office:value="0.0355017840749868" calcext:value-type="float">
            <text:p>0.0355017841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formula="of:=RAND()" office:value-type="float" office:value="0.549614458926953" calcext:value-type="float">
            <text:p>0.5496144589</text:p>
          </table:table-cell>
          <table:table-cell table:formula="of:=RAND()" office:value-type="float" office:value="0.95542307163123" calcext:value-type="float">
            <text:p>0.9554230716</text:p>
          </table:table-cell>
          <table:table-cell table:formula="of:=RAND()" office:value-type="float" office:value="0.201510986555322" calcext:value-type="float">
            <text:p>0.2015109866</text:p>
          </table:table-cell>
          <table:table-cell table:formula="of:=[.Q8]+0.05" office:value-type="float" office:value="0.15" calcext:value-type="float">
            <text:p>0.15</text:p>
          </table:table-cell>
          <table:table-cell table:formula="of:=[.N9]/SUM([.$N9:.$P9])" office:value-type="float" office:value="0.322062017818622" calcext:value-type="float">
            <text:p>0.3220620178</text:p>
          </table:table-cell>
          <table:table-cell table:formula="of:=[.O9]/SUM([.$N9:.$P9])" office:value-type="float" office:value="0.559856963953919" calcext:value-type="float">
            <text:p>0.559856964</text:p>
          </table:table-cell>
          <table:table-cell table:formula="of:=[.P9]/SUM([.$N9:.$P9])" office:value-type="float" office:value="0.118081018227458" calcext:value-type="float">
            <text:p>0.11808101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-SUM([.C10:.M10])" office:value-type="float" office:value="0.84131535232457" calcext:value-type="float">
            <text:p>0.8413153523</text:p>
          </table:table-cell>
          <table:table-cell table:formula="of:=IF(MOD(ROW(); 3)=MOD(COLUMN()+2;3); [.$Q10]*[.$Q10] + [.$Q10]*(1-[.$Q10])*[.R10]; [.$Q10]*(1-[.$Q10])*[.R10])" office:value-type="float" office:value="0.0498940471913709" calcext:value-type="float">
            <text:p>0.0498940472</text:p>
          </table:table-cell>
          <table:table-cell/>
          <table:table-cell office:value-type="float" office:value="0.0550185226009807" calcext:value-type="float">
            <text:p>0.0550185226</text:p>
          </table:table-cell>
          <table:table-cell table:style-name="ce13"/>
          <table:table-cell table:style-name="ce15" office:value-type="float" office:value="0.0537720778830781" calcext:value-type="float">
            <text:p>0.0537720779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formula="of:=RAND()" office:value-type="float" office:value="0.290891927783377" calcext:value-type="float">
            <text:p>0.2908919278</text:p>
          </table:table-cell>
          <table:table-cell table:formula="of:=RAND()" office:value-type="float" office:value="0.0596302076010034" calcext:value-type="float">
            <text:p>0.0596302076</text:p>
          </table:table-cell>
          <table:table-cell table:formula="of:=RAND()" office:value-type="float" office:value="0.392827480054214" calcext:value-type="float">
            <text:p>0.3928274801</text:p>
          </table:table-cell>
          <table:table-cell table:formula="of:=[.Q9]" office:value-type="float" office:value="0.15" calcext:value-type="float">
            <text:p>0.15</text:p>
          </table:table-cell>
          <table:table-cell table:formula="of:=[.N10]/SUM([.$N10:.$P10])" office:value-type="float" office:value="0.391325860324477" calcext:value-type="float">
            <text:p>0.3913258603</text:p>
          </table:table-cell>
          <table:table-cell table:formula="of:=[.O10]/SUM([.$N10:.$P10])" office:value-type="float" office:value="0.0802182531107117" calcext:value-type="float">
            <text:p>0.0802182531</text:p>
          </table:table-cell>
          <table:table-cell table:formula="of:=[.P10]/SUM([.$N10:.$P10])" office:value-type="float" office:value="0.528455886564811" calcext:value-type="float">
            <text:p>0.52845588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-SUM([.C11:.M11])" office:value-type="float" office:value="0.819658595497846" calcext:value-type="float">
            <text:p>0.8196585955</text:p>
          </table:table-cell>
          <table:table-cell table:formula="of:=IF(MOD(ROW(); 3)=MOD(COLUMN()+2;3); [.$Q11]*[.$Q11] + [.$Q11]*(1-[.$Q11])*[.R11]; [.$Q11]*(1-[.$Q11])*[.R11])" office:value-type="float" office:value="0.0666181321206552" calcext:value-type="float">
            <text:p>0.0666181321</text:p>
          </table:table-cell>
          <table:table-cell/>
          <table:table-cell office:value-type="float" office:value="0.0575148571939653" calcext:value-type="float">
            <text:p>0.0575148572</text:p>
          </table:table-cell>
          <table:table-cell table:style-name="ce13"/>
          <table:table-cell table:style-name="ce15" office:value-type="float" office:value="0.0562084151875336" calcext:value-type="float">
            <text:p>0.0562084152</text:p>
          </table:table-cell>
          <table:table-cell table:style-name="ce17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formula="of:=RAND()" office:value-type="float" office:value="0.481575907790102" calcext:value-type="float">
            <text:p>0.4815759078</text:p>
          </table:table-cell>
          <table:table-cell table:formula="of:=RAND()" office:value-type="float" office:value="0.0486144177848473" calcext:value-type="float">
            <text:p>0.0486144178</text:p>
          </table:table-cell>
          <table:table-cell table:formula="of:=RAND()" office:value-type="float" office:value="0.861548746136372" calcext:value-type="float">
            <text:p>0.8615487461</text:p>
          </table:table-cell>
          <table:table-cell table:formula="of:=[.Q9]" office:value-type="float" office:value="0.15" calcext:value-type="float">
            <text:p>0.15</text:p>
          </table:table-cell>
          <table:table-cell table:formula="of:=[.N11]/SUM([.$N11:.$P11])" office:value-type="float" office:value="0.346024565652197" calcext:value-type="float">
            <text:p>0.3460245657</text:p>
          </table:table-cell>
          <table:table-cell table:formula="of:=[.O11]/SUM([.$N11:.$P11])" office:value-type="float" office:value="0.0349306984139417" calcext:value-type="float">
            <text:p>0.0349306984</text:p>
          </table:table-cell>
          <table:table-cell table:formula="of:=[.P11]/SUM([.$N11:.$P11])" office:value-type="float" office:value="0.619044735933861" calcext:value-type="float">
            <text:p>0.61904473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-SUM([.C12:.M12])" office:value-type="float" office:value="0.790736399098575" calcext:value-type="float">
            <text:p>0.7907363991</text:p>
          </table:table-cell>
          <table:table-cell table:formula="of:=IF(MOD(ROW(); 3)=MOD(COLUMN()+2;3); [.$Q12]*[.$Q12] + [.$Q12]*(1-[.$Q12])*[.R12]; [.$Q12]*(1-[.$Q12])*[.R12])" office:value-type="float" office:value="0.0637355913158762" calcext:value-type="float">
            <text:p>0.0637355913</text:p>
          </table:table-cell>
          <table:table-cell/>
          <table:table-cell office:value-type="float" office:value="0.0503786814884582" calcext:value-type="float">
            <text:p>0.0503786815</text:p>
          </table:table-cell>
          <table:table-cell/>
          <table:table-cell office:value-type="float" office:value="0.0951493280970906" calcext:value-type="float">
            <text:p>0.0951493281</text:p>
          </table:table-cell>
          <table:table-cell table:number-columns-repeated="6"/>
          <table:table-cell table:formula="of:=RAND()" office:value-type="float" office:value="0.47784617182333" calcext:value-type="float">
            <text:p>0.4778461718</text:p>
          </table:table-cell>
          <table:table-cell table:formula="of:=RAND()" office:value-type="float" office:value="0.517759832669981" calcext:value-type="float">
            <text:p>0.5177598327</text:p>
          </table:table-cell>
          <table:table-cell table:formula="of:=RAND()" office:value-type="float" office:value="0.203965316855491" calcext:value-type="float">
            <text:p>0.2039653169</text:p>
          </table:table-cell>
          <table:table-cell table:formula="of:=[.Q11]+0.05" office:value-type="float" office:value="0.2" calcext:value-type="float">
            <text:p>0.2</text:p>
          </table:table-cell>
          <table:table-cell table:formula="of:=[.N12]/SUM([.$N12:.$P12])" office:value-type="float" office:value="0.398347445724226" calcext:value-type="float">
            <text:p>0.3983474457</text:p>
          </table:table-cell>
          <table:table-cell table:formula="of:=[.O12]/SUM([.$N12:.$P12])" office:value-type="float" office:value="0.431620716046971" calcext:value-type="float">
            <text:p>0.431620716</text:p>
          </table:table-cell>
          <table:table-cell table:formula="of:=[.P12]/SUM([.$N12:.$P12])" office:value-type="float" office:value="0.170031838228803" calcext:value-type="float">
            <text:p>0.17003183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-SUM([.C13:.M13])" office:value-type="float" office:value="0.787256604381468" calcext:value-type="float">
            <text:p>0.7872566044</text:p>
          </table:table-cell>
          <table:table-cell table:formula="of:=IF(MOD(ROW(); 3)=MOD(COLUMN()+2;3); [.$Q13]*[.$Q13] + [.$Q13]*(1-[.$Q13])*[.R13]; [.$Q13]*(1-[.$Q13])*[.R13])" office:value-type="float" office:value="0.0571602834144179" calcext:value-type="float">
            <text:p>0.0571602834</text:p>
          </table:table-cell>
          <table:table-cell/>
          <table:table-cell office:value-type="float" office:value="0.0380167954352801" calcext:value-type="float">
            <text:p>0.0380167954</text:p>
          </table:table-cell>
          <table:table-cell/>
          <table:table-cell office:value-type="float" office:value="0.117566316768834" calcext:value-type="float">
            <text:p>0.1175663168</text:p>
          </table:table-cell>
          <table:table-cell table:number-columns-repeated="6"/>
          <table:table-cell table:formula="of:=RAND()" office:value-type="float" office:value="0.534231786266901" calcext:value-type="float">
            <text:p>0.5342317863</text:p>
          </table:table-cell>
          <table:table-cell table:formula="of:=RAND()" office:value-type="float" office:value="0.755680918344297" calcext:value-type="float">
            <text:p>0.7556809183</text:p>
          </table:table-cell>
          <table:table-cell table:formula="of:=RAND()" office:value-type="float" office:value="0.205480262267336" calcext:value-type="float">
            <text:p>0.2054802623</text:p>
          </table:table-cell>
          <table:table-cell table:formula="of:=[.Q12]" office:value-type="float" office:value="0.2" calcext:value-type="float">
            <text:p>0.2</text:p>
          </table:table-cell>
          <table:table-cell table:formula="of:=[.N13]/SUM([.$N13:.$P13])" office:value-type="float" office:value="0.357251771340112" calcext:value-type="float">
            <text:p>0.3572517713</text:p>
          </table:table-cell>
          <table:table-cell table:formula="of:=[.O13]/SUM([.$N13:.$P13])" office:value-type="float" office:value="0.505339355662276" calcext:value-type="float">
            <text:p>0.5053393557</text:p>
          </table:table-cell>
          <table:table-cell table:formula="of:=[.P13]/SUM([.$N13:.$P13])" office:value-type="float" office:value="0.137408872997613" calcext:value-type="float">
            <text:p>0.1374088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-SUM([.C14:.M14])" office:value-type="float" office:value="0.856466944097921" calcext:value-type="float">
            <text:p>0.8564669441</text:p>
          </table:table-cell>
          <table:table-cell table:formula="of:=IF(MOD(ROW(); 3)=MOD(COLUMN()+2;3); [.$Q14]*[.$Q14] + [.$Q14]*(1-[.$Q14])*[.R14]; [.$Q14]*(1-[.$Q14])*[.R14])" office:value-type="float" office:value="0.041991749654525" calcext:value-type="float">
            <text:p>0.0419917497</text:p>
          </table:table-cell>
          <table:table-cell/>
          <table:table-cell office:value-type="float" office:value="0.0546091204913322" calcext:value-type="float">
            <text:p>0.0546091205</text:p>
          </table:table-cell>
          <table:table-cell/>
          <table:table-cell office:value-type="float" office:value="0.0469321857562223" calcext:value-type="float">
            <text:p>0.0469321858</text:p>
          </table:table-cell>
          <table:table-cell table:number-columns-repeated="6"/>
          <table:table-cell table:formula="of:=RAND()" office:value-type="float" office:value="0.0189801446394995" calcext:value-type="float">
            <text:p>0.0189801446</text:p>
          </table:table-cell>
          <table:table-cell table:formula="of:=RAND()" office:value-type="float" office:value="0.809581401641481" calcext:value-type="float">
            <text:p>0.8095814016</text:p>
          </table:table-cell>
          <table:table-cell table:formula="of:=RAND()" office:value-type="float" office:value="0.696139680813861" calcext:value-type="float">
            <text:p>0.6961396808</text:p>
          </table:table-cell>
          <table:table-cell table:formula="of:=[.Q12]" office:value-type="float" office:value="0.2" calcext:value-type="float">
            <text:p>0.2</text:p>
          </table:table-cell>
          <table:table-cell table:formula="of:=[.N14]/SUM([.$N14:.$P14])" office:value-type="float" office:value="0.0124484353407809" calcext:value-type="float">
            <text:p>0.0124484353</text:p>
          </table:table-cell>
          <table:table-cell table:formula="of:=[.O14]/SUM([.$N14:.$P14])" office:value-type="float" office:value="0.530977077511804" calcext:value-type="float">
            <text:p>0.5309770775</text:p>
          </table:table-cell>
          <table:table-cell table:formula="of:=[.P14]/SUM([.$N14:.$P14])" office:value-type="float" office:value="0.456574487147415" calcext:value-type="float">
            <text:p>0.45657448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-SUM([.C15:.M15])" office:value-type="float" office:value="0.825574187675195" calcext:value-type="float">
            <text:p>0.8255741877</text:p>
          </table:table-cell>
          <table:table-cell table:formula="of:=IF(MOD(ROW(); 3)=MOD(COLUMN()+2;3); [.$Q15]*[.$Q15] + [.$Q15]*(1-[.$Q15])*[.R15]; [.$Q15]*(1-[.$Q15])*[.R15])" office:value-type="float" office:value="0.0678791238143169" calcext:value-type="float">
            <text:p>0.0678791238</text:p>
          </table:table-cell>
          <table:table-cell/>
          <table:table-cell office:value-type="float" office:value="0.105053142863021" calcext:value-type="float">
            <text:p>0.1050531429</text:p>
          </table:table-cell>
          <table:table-cell/>
          <table:table-cell office:value-type="float" office:value="0.00149354564746723" calcext:value-type="float">
            <text:p>0.0014935456</text:p>
          </table:table-cell>
          <table:table-cell table:number-columns-repeated="6"/>
          <table:table-cell table:formula="of:=RAND()" office:value-type="float" office:value="0.436921795248054" calcext:value-type="float">
            <text:p>0.4369217952</text:p>
          </table:table-cell>
          <table:table-cell table:formula="of:=RAND()" office:value-type="float" office:value="0.715630290913396" calcext:value-type="float">
            <text:p>0.7156302909</text:p>
          </table:table-cell>
          <table:table-cell table:formula="of:=RAND()" office:value-type="float" office:value="0.0543408730510145" calcext:value-type="float">
            <text:p>0.0543408731</text:p>
          </table:table-cell>
          <table:table-cell table:formula="of:=[.Q14]+0.05" office:value-type="float" office:value="0.25" calcext:value-type="float">
            <text:p>0.25</text:p>
          </table:table-cell>
          <table:table-cell table:formula="of:=[.N15]/SUM([.$N15:.$P15])" office:value-type="float" office:value="0.362021993676357" calcext:value-type="float">
            <text:p>0.3620219937</text:p>
          </table:table-cell>
          <table:table-cell table:formula="of:=[.O15]/SUM([.$N15:.$P15])" office:value-type="float" office:value="0.592952577484889" calcext:value-type="float">
            <text:p>0.5929525775</text:p>
          </table:table-cell>
          <table:table-cell table:formula="of:=[.P15]/SUM([.$N15:.$P15])" office:value-type="float" office:value="0.0450254288387544" calcext:value-type="float">
            <text:p>0.04502542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-SUM([.C16:.M16])" office:value-type="float" office:value="0.760436562700127" calcext:value-type="float">
            <text:p>0.7604365627</text:p>
          </table:table-cell>
          <table:table-cell table:formula="of:=IF(MOD(ROW(); 3)=MOD(COLUMN()+2;3); [.$Q16]*[.$Q16] + [.$Q16]*(1-[.$Q16])*[.R16]; [.$Q16]*(1-[.$Q16])*[.R16])" office:value-type="float" office:value="0.0503484049967863" calcext:value-type="float">
            <text:p>0.050348405</text:p>
          </table:table-cell>
          <table:table-cell/>
          <table:table-cell office:value-type="float" office:value="0.0763035839555937" calcext:value-type="float">
            <text:p>0.076303584</text:p>
          </table:table-cell>
          <table:table-cell/>
          <table:table-cell office:value-type="float" office:value="0.112911448347493" calcext:value-type="float">
            <text:p>0.1129114483</text:p>
          </table:table-cell>
          <table:table-cell table:number-columns-repeated="6"/>
          <table:table-cell table:formula="of:=RAND()" office:value-type="float" office:value="0.264259701943956" calcext:value-type="float">
            <text:p>0.2642597019</text:p>
          </table:table-cell>
          <table:table-cell table:formula="of:=RAND()" office:value-type="float" office:value="0.305950189591385" calcext:value-type="float">
            <text:p>0.3059501896</text:p>
          </table:table-cell>
          <table:table-cell table:formula="of:=RAND()" office:value-type="float" office:value="0.413906568909719" calcext:value-type="float">
            <text:p>0.4139065689</text:p>
          </table:table-cell>
          <table:table-cell table:formula="of:=[.Q15]" office:value-type="float" office:value="0.25" calcext:value-type="float">
            <text:p>0.25</text:p>
          </table:table-cell>
          <table:table-cell table:formula="of:=[.N16]/SUM([.$N16:.$P16])" office:value-type="float" office:value="0.268524826649527" calcext:value-type="float">
            <text:p>0.2685248266</text:p>
          </table:table-cell>
          <table:table-cell table:formula="of:=[.O16]/SUM([.$N16:.$P16])" office:value-type="float" office:value="0.310888194526308" calcext:value-type="float">
            <text:p>0.3108881945</text:p>
          </table:table-cell>
          <table:table-cell table:formula="of:=[.P16]/SUM([.$N16:.$P16])" office:value-type="float" office:value="0.420586978824165" calcext:value-type="float">
            <text:p>0.42058697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-SUM([.C17:.M17])" office:value-type="float" office:value="0.732100317815187" calcext:value-type="float">
            <text:p>0.7321003178</text:p>
          </table:table-cell>
          <table:table-cell table:formula="of:=IF(MOD(ROW(); 3)=MOD(COLUMN()+2;3); [.$Q17]*[.$Q17] + [.$Q17]*(1-[.$Q17])*[.R17]; [.$Q17]*(1-[.$Q17])*[.R17])" office:value-type="float" office:value="0.0991846149696596" calcext:value-type="float">
            <text:p>0.099184615</text:p>
          </table:table-cell>
          <table:table-cell/>
          <table:table-cell office:value-type="float" office:value="0.114244181191545" calcext:value-type="float">
            <text:p>0.1142441812</text:p>
          </table:table-cell>
          <table:table-cell/>
          <table:table-cell office:value-type="float" office:value="0.0544708860236088" calcext:value-type="float">
            <text:p>0.054470886</text:p>
          </table:table-cell>
          <table:table-cell table:number-columns-repeated="6"/>
          <table:table-cell table:formula="of:=RAND()" office:value-type="float" office:value="0.418971707229503" calcext:value-type="float">
            <text:p>0.4189717072</text:p>
          </table:table-cell>
          <table:table-cell table:formula="of:=RAND()" office:value-type="float" office:value="0.779966478818096" calcext:value-type="float">
            <text:p>0.7799664788</text:p>
          </table:table-cell>
          <table:table-cell table:formula="of:=RAND()" office:value-type="float" office:value="0.942482547698776" calcext:value-type="float">
            <text:p>0.9424825477</text:p>
          </table:table-cell>
          <table:table-cell table:formula="of:=[.Q15]" office:value-type="float" office:value="0.25" calcext:value-type="float">
            <text:p>0.25</text:p>
          </table:table-cell>
          <table:table-cell table:formula="of:=[.N17]/SUM([.$N17:.$P17])" office:value-type="float" office:value="0.195651279838185" calcext:value-type="float">
            <text:p>0.1956512798</text:p>
          </table:table-cell>
          <table:table-cell table:formula="of:=[.O17]/SUM([.$N17:.$P17])" office:value-type="float" office:value="0.364228507983837" calcext:value-type="float">
            <text:p>0.364228508</text:p>
          </table:table-cell>
          <table:table-cell table:formula="of:=[.P17]/SUM([.$N17:.$P17])" office:value-type="float" office:value="0.440120212177978" calcext:value-type="float">
            <text:p>0.44012021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-SUM([.C18:.M18])" office:value-type="float" office:value="0.802774719029365" calcext:value-type="float">
            <text:p>0.802774719</text:p>
          </table:table-cell>
          <table:table-cell table:formula="of:=IF(MOD(ROW(); 3)=MOD(COLUMN()+2;3); [.$Q18]*[.$Q18] + [.$Q18]*(1-[.$Q18])*[.R18]; [.$Q18]*(1-[.$Q18])*[.R18])" office:value-type="float" office:value="0.056921233575721" calcext:value-type="float">
            <text:p>0.0569212336</text:p>
          </table:table-cell>
          <table:table-cell/>
          <table:table-cell office:value-type="float" office:value="0.125373800980382" calcext:value-type="float">
            <text:p>0.125373801</text:p>
          </table:table-cell>
          <table:table-cell/>
          <table:table-cell office:value-type="float" office:value="0.0149302464145322" calcext:value-type="float">
            <text:p>0.0149302464</text:p>
          </table:table-cell>
          <table:table-cell table:number-columns-repeated="6"/>
          <table:table-cell table:formula="of:=RAND()" office:value-type="float" office:value="0.476259737391956" calcext:value-type="float">
            <text:p>0.4762597374</text:p>
          </table:table-cell>
          <table:table-cell table:formula="of:=RAND()" office:value-type="float" office:value="0.972318807034753" calcext:value-type="float">
            <text:p>0.972318807</text:p>
          </table:table-cell>
          <table:table-cell table:formula="of:=RAND()" office:value-type="float" office:value="0.308490629403891" calcext:value-type="float">
            <text:p>0.3084906294</text:p>
          </table:table-cell>
          <table:table-cell table:formula="of:=[.Q17]+0.05" office:value-type="float" office:value="0.3" calcext:value-type="float">
            <text:p>0.3</text:p>
          </table:table-cell>
          <table:table-cell table:formula="of:=[.N18]/SUM([.$N18:.$P18])" office:value-type="float" office:value="0.271053493217719" calcext:value-type="float">
            <text:p>0.2710534932</text:p>
          </table:table-cell>
          <table:table-cell table:formula="of:=[.O18]/SUM([.$N18:.$P18])" office:value-type="float" office:value="0.553375371622389" calcext:value-type="float">
            <text:p>0.5533753716</text:p>
          </table:table-cell>
          <table:table-cell table:formula="of:=[.P18]/SUM([.$N18:.$P18])" office:value-type="float" office:value="0.175571135159891" calcext:value-type="float">
            <text:p>0.17557113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-SUM([.C19:.M19])" office:value-type="float" office:value="0.755381631035213" calcext:value-type="float">
            <text:p>0.755381631</text:p>
          </table:table-cell>
          <table:table-cell table:formula="of:=IF(MOD(ROW(); 3)=MOD(COLUMN()+2;3); [.$Q19]*[.$Q19] + [.$Q19]*(1-[.$Q19])*[.R19]; [.$Q19]*(1-[.$Q19])*[.R19])" office:value-type="float" office:value="0.0183381305411427" calcext:value-type="float">
            <text:p>0.0183381305</text:p>
          </table:table-cell>
          <table:table-cell/>
          <table:table-cell office:value-type="float" office:value="0.0944354916194327" calcext:value-type="float">
            <text:p>0.0944354916</text:p>
          </table:table-cell>
          <table:table-cell/>
          <table:table-cell office:value-type="float" office:value="0.131844746804212" calcext:value-type="float">
            <text:p>0.1318447468</text:p>
          </table:table-cell>
          <table:table-cell table:number-columns-repeated="6"/>
          <table:table-cell table:formula="of:=RAND()" office:value-type="float" office:value="0.0455770768458024" calcext:value-type="float">
            <text:p>0.0455770768</text:p>
          </table:table-cell>
          <table:table-cell table:formula="of:=RAND()" office:value-type="float" office:value="0.03579392505344" calcext:value-type="float">
            <text:p>0.0357939251</text:p>
          </table:table-cell>
          <table:table-cell table:formula="of:=RAND()" office:value-type="float" office:value="0.440557125733231" calcext:value-type="float">
            <text:p>0.4405571257</text:p>
          </table:table-cell>
          <table:table-cell table:formula="of:=[.Q18]" office:value-type="float" office:value="0.3" calcext:value-type="float">
            <text:p>0.3</text:p>
          </table:table-cell>
          <table:table-cell table:formula="of:=[.N19]/SUM([.$N19:.$P19])" office:value-type="float" office:value="0.0873244311482987" calcext:value-type="float">
            <text:p>0.0873244311</text:p>
          </table:table-cell>
          <table:table-cell table:formula="of:=[.O19]/SUM([.$N19:.$P19])" office:value-type="float" office:value="0.0685801802171602" calcext:value-type="float">
            <text:p>0.0685801802</text:p>
          </table:table-cell>
          <table:table-cell table:formula="of:=[.P19]/SUM([.$N19:.$P19])" office:value-type="float" office:value="0.844095388634541" calcext:value-type="float">
            <text:p>0.84409538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-SUM([.C20:.M20])" office:value-type="float" office:value="0.781183731974215" calcext:value-type="float">
            <text:p>0.781183732</text:p>
          </table:table-cell>
          <table:table-cell table:formula="of:=IF(MOD(ROW(); 3)=MOD(COLUMN()+2;3); [.$Q20]*[.$Q20] + [.$Q20]*(1-[.$Q20])*[.R20]; [.$Q20]*(1-[.$Q20])*[.R20])" office:value-type="float" office:value="0.166166162699348" calcext:value-type="float">
            <text:p>0.1661661627</text:p>
          </table:table-cell>
          <table:table-cell/>
          <table:table-cell office:value-type="float" office:value="0.0384418140766868" calcext:value-type="float">
            <text:p>0.0384418141</text:p>
          </table:table-cell>
          <table:table-cell/>
          <table:table-cell office:value-type="float" office:value="0.0142082912497501" calcext:value-type="float">
            <text:p>0.0142082912</text:p>
          </table:table-cell>
          <table:table-cell table:number-columns-repeated="6"/>
          <table:table-cell table:formula="of:=RAND()" office:value-type="float" office:value="0.728040823363699" calcext:value-type="float">
            <text:p>0.7280408234</text:p>
          </table:table-cell>
          <table:table-cell table:formula="of:=RAND()" office:value-type="float" office:value="0.903974087792449" calcext:value-type="float">
            <text:p>0.9039740878</text:p>
          </table:table-cell>
          <table:table-cell table:formula="of:=RAND()" office:value-type="float" office:value="0.375288167901104" calcext:value-type="float">
            <text:p>0.3752881679</text:p>
          </table:table-cell>
          <table:table-cell table:formula="of:=[.Q18]" office:value-type="float" office:value="0.3" calcext:value-type="float">
            <text:p>0.3</text:p>
          </table:table-cell>
          <table:table-cell table:formula="of:=[.N20]/SUM([.$N20:.$P20])" office:value-type="float" office:value="0.362696012854038" calcext:value-type="float">
            <text:p>0.3626960129</text:p>
          </table:table-cell>
          <table:table-cell table:formula="of:=[.O20]/SUM([.$N20:.$P20])" office:value-type="float" office:value="0.450342600090569" calcext:value-type="float">
            <text:p>0.4503426001</text:p>
          </table:table-cell>
          <table:table-cell table:formula="of:=[.P20]/SUM([.$N20:.$P20])" office:value-type="float" office:value="0.186961387055393" calcext:value-type="float">
            <text:p>0.18696138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-SUM([.C21:.M21])" office:value-type="float" office:value="0.693942441754529" calcext:value-type="float">
            <text:p>0.6939424418</text:p>
          </table:table-cell>
          <table:table-cell table:formula="of:=IF(MOD(ROW(); 3)=MOD(COLUMN()+2;3); [.$Q21]*[.$Q21] + [.$Q21]*(1-[.$Q21])*[.R21]; [.$Q21]*(1-[.$Q21])*[.R21])" office:value-type="float" office:value="0.0747346481393637" calcext:value-type="float">
            <text:p>0.0747346481</text:p>
          </table:table-cell>
          <table:table-cell/>
          <table:table-cell office:value-type="float" office:value="0.216714486157963" calcext:value-type="float">
            <text:p>0.2167144862</text:p>
          </table:table-cell>
          <table:table-cell/>
          <table:table-cell office:value-type="float" office:value="0.0146084239481448" calcext:value-type="float">
            <text:p>0.0146084239</text:p>
          </table:table-cell>
          <table:table-cell table:number-columns-repeated="6"/>
          <table:table-cell table:formula="of:=RAND()" office:value-type="float" office:value="0.798358726664446" calcext:value-type="float">
            <text:p>0.7983587267</text:p>
          </table:table-cell>
          <table:table-cell table:formula="of:=RAND()" office:value-type="float" office:value="0.638844941393472" calcext:value-type="float">
            <text:p>0.6388449414</text:p>
          </table:table-cell>
          <table:table-cell table:formula="of:=RAND()" office:value-type="float" office:value="0.993082883602402" calcext:value-type="float">
            <text:p>0.9930828836</text:p>
          </table:table-cell>
          <table:table-cell table:formula="of:=[.Q20]+0.05" office:value-type="float" office:value="0.35" calcext:value-type="float">
            <text:p>0.35</text:p>
          </table:table-cell>
          <table:table-cell table:formula="of:=[.N21]/SUM([.$N21:.$P21])" office:value-type="float" office:value="0.328503947865335" calcext:value-type="float">
            <text:p>0.3285039479</text:p>
          </table:table-cell>
          <table:table-cell table:formula="of:=[.O21]/SUM([.$N21:.$P21])" office:value-type="float" office:value="0.262868154768427" calcext:value-type="float">
            <text:p>0.2628681548</text:p>
          </table:table-cell>
          <table:table-cell table:formula="of:=[.P21]/SUM([.$N21:.$P21])" office:value-type="float" office:value="0.408627897366238" calcext:value-type="float">
            <text:p>0.40862789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-SUM([.C22:.M22])" office:value-type="float" office:value="0.585626104110183" calcext:value-type="float">
            <text:p>0.5856261041</text:p>
          </table:table-cell>
          <table:table-cell table:formula="of:=IF(MOD(ROW(); 3)=MOD(COLUMN()+2;3); [.$Q22]*[.$Q22] + [.$Q22]*(1-[.$Q22])*[.R22]; [.$Q22]*(1-[.$Q22])*[.R22])" office:value-type="float" office:value="0.0718935720736133" calcext:value-type="float">
            <text:p>0.0718935721</text:p>
          </table:table-cell>
          <table:table-cell/>
          <table:table-cell office:value-type="float" office:value="0.0944597917880116" calcext:value-type="float">
            <text:p>0.0944597918</text:p>
          </table:table-cell>
          <table:table-cell/>
          <table:table-cell office:value-type="float" office:value="0.248020532028192" calcext:value-type="float">
            <text:p>0.248020532</text:p>
          </table:table-cell>
          <table:table-cell table:number-columns-repeated="6"/>
          <table:table-cell table:formula="of:=RAND()" office:value-type="float" office:value="0.671793678193353" calcext:value-type="float">
            <text:p>0.6717936782</text:p>
          </table:table-cell>
          <table:table-cell table:formula="of:=RAND()" office:value-type="float" office:value="0.635522221331485" calcext:value-type="float">
            <text:p>0.6355222213</text:p>
          </table:table-cell>
          <table:table-cell table:formula="of:=RAND()" office:value-type="float" office:value="0.818507833819485" calcext:value-type="float">
            <text:p>0.8185078338</text:p>
          </table:table-cell>
          <table:table-cell table:formula="of:=[.Q21]" office:value-type="float" office:value="0.35" calcext:value-type="float">
            <text:p>0.35</text:p>
          </table:table-cell>
          <table:table-cell table:formula="of:=[.N22]/SUM([.$N22:.$P22])" office:value-type="float" office:value="0.316015701422476" calcext:value-type="float">
            <text:p>0.3160157014</text:p>
          </table:table-cell>
          <table:table-cell table:formula="of:=[.O22]/SUM([.$N22:.$P22])" office:value-type="float" office:value="0.298953394565639" calcext:value-type="float">
            <text:p>0.2989533946</text:p>
          </table:table-cell>
          <table:table-cell table:formula="of:=[.P22]/SUM([.$N22:.$P22])" office:value-type="float" office:value="0.385030904011885" calcext:value-type="float">
            <text:p>0.3850309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-SUM([.C23:.M23])" office:value-type="float" office:value="0.634222582770526" calcext:value-type="float">
            <text:p>0.6342225828</text:p>
          </table:table-cell>
          <table:table-cell table:formula="of:=IF(MOD(ROW(); 3)=MOD(COLUMN()+2;3); [.$Q23]*[.$Q23] + [.$Q23]*(1-[.$Q23])*[.R23]; [.$Q23]*(1-[.$Q23])*[.R23])" office:value-type="float" office:value="0.224973359161614" calcext:value-type="float">
            <text:p>0.2249733592</text:p>
          </table:table-cell>
          <table:table-cell/>
          <table:table-cell office:value-type="float" office:value="0.100377217715775" calcext:value-type="float">
            <text:p>0.1003772177</text:p>
          </table:table-cell>
          <table:table-cell/>
          <table:table-cell office:value-type="float" office:value="0.0404268403520846" calcext:value-type="float">
            <text:p>0.0404268404</text:p>
          </table:table-cell>
          <table:table-cell table:number-columns-repeated="6"/>
          <table:table-cell table:formula="of:=RAND()" office:value-type="float" office:value="0.895829347078688" calcext:value-type="float">
            <text:p>0.8958293471</text:p>
          </table:table-cell>
          <table:table-cell table:formula="of:=RAND()" office:value-type="float" office:value="0.539351507206447" calcext:value-type="float">
            <text:p>0.5393515072</text:p>
          </table:table-cell>
          <table:table-cell table:formula="of:=RAND()" office:value-type="float" office:value="0.553640222019978" calcext:value-type="float">
            <text:p>0.553640222</text:p>
          </table:table-cell>
          <table:table-cell table:formula="of:=[.Q21]" office:value-type="float" office:value="0.35" calcext:value-type="float">
            <text:p>0.35</text:p>
          </table:table-cell>
          <table:table-cell table:formula="of:=[.N23]/SUM([.$N23:.$P23])" office:value-type="float" office:value="0.450432347963138" calcext:value-type="float">
            <text:p>0.450432348</text:p>
          </table:table-cell>
          <table:table-cell table:formula="of:=[.O23]/SUM([.$N23:.$P23])" office:value-type="float" office:value="0.271191568528864" calcext:value-type="float">
            <text:p>0.2711915685</text:p>
          </table:table-cell>
          <table:table-cell table:formula="of:=[.P23]/SUM([.$N23:.$P23])" office:value-type="float" office:value="0.278376083507998" calcext:value-type="float">
            <text:p>0.27837608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-SUM([.C24:.M24])" office:value-type="float" office:value="0.578455913738882" calcext:value-type="float">
            <text:p>0.5784559137</text:p>
          </table:table-cell>
          <table:table-cell table:formula="of:=IF(MOD(ROW(); 3)=MOD(COLUMN()+2;3); [.$Q24]*[.$Q24] + [.$Q24]*(1-[.$Q24])*[.R24]; [.$Q24]*(1-[.$Q24])*[.R24])" office:value-type="float" office:value="0.0938366909452609" calcext:value-type="float">
            <text:p>0.0938366909</text:p>
          </table:table-cell>
          <table:table-cell/>
          <table:table-cell office:value-type="float" office:value="0.232346165196557" calcext:value-type="float">
            <text:p>0.2323461652</text:p>
          </table:table-cell>
          <table:table-cell/>
          <table:table-cell office:value-type="float" office:value="0.0953612301192998" calcext:value-type="float">
            <text:p>0.0953612301</text:p>
          </table:table-cell>
          <table:table-cell table:number-columns-repeated="6"/>
          <table:table-cell table:formula="of:=RAND()" office:value-type="float" office:value="0.3133756009629" calcext:value-type="float">
            <text:p>0.313375601</text:p>
          </table:table-cell>
          <table:table-cell table:formula="of:=RAND()" office:value-type="float" office:value="0.437230795971118" calcext:value-type="float">
            <text:p>0.437230796</text:p>
          </table:table-cell>
          <table:table-cell table:formula="of:=RAND()" office:value-type="float" office:value="0.0508939913839094" calcext:value-type="float">
            <text:p>0.0508939914</text:p>
          </table:table-cell>
          <table:table-cell table:formula="of:=[.Q23]+0.05" office:value-type="float" office:value="0.4" calcext:value-type="float">
            <text:p>0.4</text:p>
          </table:table-cell>
          <table:table-cell table:formula="of:=[.N24]/SUM([.$N24:.$P24])" office:value-type="float" office:value="0.39098621227192" calcext:value-type="float">
            <text:p>0.3909862123</text:p>
          </table:table-cell>
          <table:table-cell table:formula="of:=[.O24]/SUM([.$N24:.$P24])" office:value-type="float" office:value="0.545515388818107" calcext:value-type="float">
            <text:p>0.5455153888</text:p>
          </table:table-cell>
          <table:table-cell table:formula="of:=[.P24]/SUM([.$N24:.$P24])" office:value-type="float" office:value="0.0634983989099722" calcext:value-type="float">
            <text:p>0.06349839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-SUM([.C25:.M25])" office:value-type="float" office:value="0.546842897672666" calcext:value-type="float">
            <text:p>0.5468428977</text:p>
          </table:table-cell>
          <table:table-cell table:formula="of:=IF(MOD(ROW(); 3)=MOD(COLUMN()+2;3); [.$Q25]*[.$Q25] + [.$Q25]*(1-[.$Q25])*[.R25]; [.$Q25]*(1-[.$Q25])*[.R25])" office:value-type="float" office:value="0.0650267789029647" calcext:value-type="float">
            <text:p>0.0650267789</text:p>
          </table:table-cell>
          <table:table-cell/>
          <table:table-cell office:value-type="float" office:value="0.0917248161206714" calcext:value-type="float">
            <text:p>0.0917248161</text:p>
          </table:table-cell>
          <table:table-cell/>
          <table:table-cell office:value-type="float" office:value="0.296405507303698" calcext:value-type="float">
            <text:p>0.2964055073</text:p>
          </table:table-cell>
          <table:table-cell table:number-columns-repeated="6"/>
          <table:table-cell table:formula="of:=RAND()" office:value-type="float" office:value="0.274541157181375" calcext:value-type="float">
            <text:p>0.2745411572</text:p>
          </table:table-cell>
          <table:table-cell table:formula="of:=RAND()" office:value-type="float" office:value="0.0375927673885599" calcext:value-type="float">
            <text:p>0.0375927674</text:p>
          </table:table-cell>
          <table:table-cell table:formula="of:=RAND()" office:value-type="float" office:value="0.701139050581628" calcext:value-type="float">
            <text:p>0.7011390506</text:p>
          </table:table-cell>
          <table:table-cell table:formula="of:=[.Q24]" office:value-type="float" office:value="0.4" calcext:value-type="float">
            <text:p>0.4</text:p>
          </table:table-cell>
          <table:table-cell table:formula="of:=[.N25]/SUM([.$N25:.$P25])" office:value-type="float" office:value="0.270944912095686" calcext:value-type="float">
            <text:p>0.2709449121</text:p>
          </table:table-cell>
          <table:table-cell table:formula="of:=[.O25]/SUM([.$N25:.$P25])" office:value-type="float" office:value="0.0371003355566024" calcext:value-type="float">
            <text:p>0.0371003356</text:p>
          </table:table-cell>
          <table:table-cell table:formula="of:=[.P25]/SUM([.$N25:.$P25])" office:value-type="float" office:value="0.691954752347711" calcext:value-type="float">
            <text:p>0.69195475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-SUM([.C26:.M26])" office:value-type="float" office:value="0.562898077990393" calcext:value-type="float">
            <text:p>0.562898078</text:p>
          </table:table-cell>
          <table:table-cell table:formula="of:=IF(MOD(ROW(); 3)=MOD(COLUMN()+2;3); [.$Q26]*[.$Q26] + [.$Q26]*(1-[.$Q26])*[.R26]; [.$Q26]*(1-[.$Q26])*[.R26])" office:value-type="float" office:value="0.295597318119695" calcext:value-type="float">
            <text:p>0.2955973181</text:p>
          </table:table-cell>
          <table:table-cell/>
          <table:table-cell office:value-type="float" office:value="0.0967940218186207" calcext:value-type="float">
            <text:p>0.0967940218</text:p>
          </table:table-cell>
          <table:table-cell/>
          <table:table-cell office:value-type="float" office:value="0.0447105820712905" calcext:value-type="float">
            <text:p>0.0447105821</text:p>
          </table:table-cell>
          <table:table-cell table:number-columns-repeated="6"/>
          <table:table-cell table:formula="of:=RAND()" office:value-type="float" office:value="0.404910383396782" calcext:value-type="float">
            <text:p>0.4049103834</text:p>
          </table:table-cell>
          <table:table-cell table:formula="of:=RAND()" office:value-type="float" office:value="0.259955305955373" calcext:value-type="float">
            <text:p>0.259955306</text:p>
          </table:table-cell>
          <table:table-cell table:formula="of:=RAND()" office:value-type="float" office:value="0.0518040306893998" calcext:value-type="float">
            <text:p>0.0518040307</text:p>
          </table:table-cell>
          <table:table-cell table:formula="of:=[.Q24]" office:value-type="float" office:value="0.4" calcext:value-type="float">
            <text:p>0.4</text:p>
          </table:table-cell>
          <table:table-cell table:formula="of:=[.N26]/SUM([.$N26:.$P26])" office:value-type="float" office:value="0.564988825498731" calcext:value-type="float">
            <text:p>0.5649888255</text:p>
          </table:table-cell>
          <table:table-cell table:formula="of:=[.O26]/SUM([.$N26:.$P26])" office:value-type="float" office:value="0.362726788485357" calcext:value-type="float">
            <text:p>0.3627267885</text:p>
          </table:table-cell>
          <table:table-cell table:formula="of:=[.P26]/SUM([.$N26:.$P26])" office:value-type="float" office:value="0.0722843860159127" calcext:value-type="float">
            <text:p>0.0722843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-SUM([.C27:.M27])" office:value-type="float" office:value="0.503592893773203" calcext:value-type="float">
            <text:p>0.5035928938</text:p>
          </table:table-cell>
          <table:table-cell table:formula="of:=IF(MOD(ROW(); 3)=MOD(COLUMN()+2;3); [.$Q27]*[.$Q27] + [.$Q27]*(1-[.$Q27])*[.R27]; [.$Q27]*(1-[.$Q27])*[.R27])" office:value-type="float" office:value="0.0342943258739945" calcext:value-type="float">
            <text:p>0.0342943259</text:p>
          </table:table-cell>
          <table:table-cell/>
          <table:table-cell office:value-type="float" office:value="0.420309879622705" calcext:value-type="float">
            <text:p>0.4203098796</text:p>
          </table:table-cell>
          <table:table-cell/>
          <table:table-cell office:value-type="float" office:value="0.0418029007300979" calcext:value-type="float">
            <text:p>0.0418029007</text:p>
          </table:table-cell>
          <table:table-cell table:number-columns-repeated="6"/>
          <table:table-cell table:formula="of:=RAND()" office:value-type="float" office:value="0.222766399965622" calcext:value-type="float">
            <text:p>0.2227664</text:p>
          </table:table-cell>
          <table:table-cell table:formula="of:=RAND()" office:value-type="float" office:value="0.713993376470171" calcext:value-type="float">
            <text:p>0.7139933765</text:p>
          </table:table-cell>
          <table:table-cell table:formula="of:=RAND()" office:value-type="float" office:value="0.670931367401506" calcext:value-type="float">
            <text:p>0.6709313674</text:p>
          </table:table-cell>
          <table:table-cell table:formula="of:=[.Q26]+0.05" office:value-type="float" office:value="0.45" calcext:value-type="float">
            <text:p>0.45</text:p>
          </table:table-cell>
          <table:table-cell table:formula="of:=[.N27]/SUM([.$N27:.$P27])" office:value-type="float" office:value="0.13856293282422" calcext:value-type="float">
            <text:p>0.1385629328</text:p>
          </table:table-cell>
          <table:table-cell table:formula="of:=[.O27]/SUM([.$N27:.$P27])" office:value-type="float" office:value="0.444111034141784" calcext:value-type="float">
            <text:p>0.4441110341</text:p>
          </table:table-cell>
          <table:table-cell table:formula="of:=[.P27]/SUM([.$N27:.$P27])" office:value-type="float" office:value="0.417326033033995" calcext:value-type="float">
            <text:p>0.4173260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-SUM([.C28:.M28])" office:value-type="float" office:value="0.590130676524556" calcext:value-type="float">
            <text:p>0.5901306765</text:p>
          </table:table-cell>
          <table:table-cell table:formula="of:=IF(MOD(ROW(); 3)=MOD(COLUMN()+2;3); [.$Q28]*[.$Q28] + [.$Q28]*(1-[.$Q28])*[.R28]; [.$Q28]*(1-[.$Q28])*[.R28])" office:value-type="float" office:value="0.0614546820609205" calcext:value-type="float">
            <text:p>0.0614546821</text:p>
          </table:table-cell>
          <table:table-cell/>
          <table:table-cell office:value-type="float" office:value="0.105408423846768" calcext:value-type="float">
            <text:p>0.1054084238</text:p>
          </table:table-cell>
          <table:table-cell/>
          <table:table-cell office:value-type="float" office:value="0.243006217567755" calcext:value-type="float">
            <text:p>0.2430062176</text:p>
          </table:table-cell>
          <table:table-cell table:number-columns-repeated="6"/>
          <table:table-cell table:formula="of:=RAND()" office:value-type="float" office:value="0.433697019820102" calcext:value-type="float">
            <text:p>0.4336970198</text:p>
          </table:table-cell>
          <table:table-cell table:formula="of:=RAND()" office:value-type="float" office:value="0.537944336538203" calcext:value-type="float">
            <text:p>0.5379443365</text:p>
          </table:table-cell>
          <table:table-cell table:formula="of:=RAND()" office:value-type="float" office:value="0.775011767630982" calcext:value-type="float">
            <text:p>0.7750117676</text:p>
          </table:table-cell>
          <table:table-cell table:formula="of:=[.Q27]" office:value-type="float" office:value="0.45" calcext:value-type="float">
            <text:p>0.45</text:p>
          </table:table-cell>
          <table:table-cell table:formula="of:=[.N28]/SUM([.$N28:.$P28])" office:value-type="float" office:value="0.248301745700689" calcext:value-type="float">
            <text:p>0.2483017457</text:p>
          </table:table-cell>
          <table:table-cell table:formula="of:=[.O28]/SUM([.$N28:.$P28])" office:value-type="float" office:value="0.307985786731117" calcext:value-type="float">
            <text:p>0.3079857867</text:p>
          </table:table-cell>
          <table:table-cell table:formula="of:=[.P28]/SUM([.$N28:.$P28])" office:value-type="float" office:value="0.443712467568195" calcext:value-type="float">
            <text:p>0.44371246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-SUM([.C29:.M29])" office:value-type="float" office:value="0.575300330872718" calcext:value-type="float">
            <text:p>0.5753003309</text:p>
          </table:table-cell>
          <table:table-cell table:formula="of:=IF(MOD(ROW(); 3)=MOD(COLUMN()+2;3); [.$Q29]*[.$Q29] + [.$Q29]*(1-[.$Q29])*[.R29]; [.$Q29]*(1-[.$Q29])*[.R29])" office:value-type="float" office:value="0.231158131577654" calcext:value-type="float">
            <text:p>0.2311581316</text:p>
          </table:table-cell>
          <table:table-cell/>
          <table:table-cell office:value-type="float" office:value="0.0521180266645144" calcext:value-type="float">
            <text:p>0.0521180267</text:p>
          </table:table-cell>
          <table:table-cell/>
          <table:table-cell office:value-type="float" office:value="0.141423510885114" calcext:value-type="float">
            <text:p>0.1414235109</text:p>
          </table:table-cell>
          <table:table-cell table:number-columns-repeated="6"/>
          <table:table-cell table:formula="of:=RAND()" office:value-type="float" office:value="0.117517164791934" calcext:value-type="float">
            <text:p>0.1175171648</text:p>
          </table:table-cell>
          <table:table-cell table:formula="of:=RAND()" office:value-type="float" office:value="0.732337960391305" calcext:value-type="float">
            <text:p>0.7323379604</text:p>
          </table:table-cell>
          <table:table-cell table:formula="of:=RAND()" office:value-type="float" office:value="0.165057455812893" calcext:value-type="float">
            <text:p>0.1650574558</text:p>
          </table:table-cell>
          <table:table-cell table:formula="of:=[.Q27]" office:value-type="float" office:value="0.45" calcext:value-type="float">
            <text:p>0.45</text:p>
          </table:table-cell>
          <table:table-cell table:formula="of:=[.N29]/SUM([.$N29:.$P29])" office:value-type="float" office:value="0.115790430616784" calcext:value-type="float">
            <text:p>0.1157904306</text:p>
          </table:table-cell>
          <table:table-cell table:formula="of:=[.O29]/SUM([.$N29:.$P29])" office:value-type="float" office:value="0.721577379277847" calcext:value-type="float">
            <text:p>0.7215773793</text:p>
          </table:table-cell>
          <table:table-cell table:formula="of:=[.P29]/SUM([.$N29:.$P29])" office:value-type="float" office:value="0.162632190105368" calcext:value-type="float">
            <text:p>0.16263219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-SUM([.C30:.M30])" office:value-type="float" office:value="0.58345829618606" calcext:value-type="float">
            <text:p>0.5834582962</text:p>
          </table:table-cell>
          <table:table-cell table:formula="of:=IF(MOD(ROW(); 3)=MOD(COLUMN()+2;3); [.$Q30]*[.$Q30] + [.$Q30]*(1-[.$Q30])*[.R30]; [.$Q30]*(1-[.$Q30])*[.R30])" office:value-type="float" office:value="0.0554177958618795" calcext:value-type="float">
            <text:p>0.0554177959</text:p>
          </table:table-cell>
          <table:table-cell/>
          <table:table-cell office:value-type="float" office:value="0.315571149214929" calcext:value-type="float">
            <text:p>0.3155711492</text:p>
          </table:table-cell>
          <table:table-cell/>
          <table:table-cell office:value-type="float" office:value="0.0455527587371318" calcext:value-type="float">
            <text:p>0.0455527587</text:p>
          </table:table-cell>
          <table:table-cell table:number-columns-repeated="6"/>
          <table:table-cell table:formula="of:=RAND()" office:value-type="float" office:value="0.364320683176629" calcext:value-type="float">
            <text:p>0.3643206832</text:p>
          </table:table-cell>
          <table:table-cell table:formula="of:=RAND()" office:value-type="float" office:value="0.673560814117081" calcext:value-type="float">
            <text:p>0.6735608141</text:p>
          </table:table-cell>
          <table:table-cell table:formula="of:=RAND()" office:value-type="float" office:value="0.605636967806578" calcext:value-type="float">
            <text:p>0.6056369678</text:p>
          </table:table-cell>
          <table:table-cell table:formula="of:=[.Q29]+0.05" office:value-type="float" office:value="0.5" calcext:value-type="float">
            <text:p>0.5</text:p>
          </table:table-cell>
          <table:table-cell table:formula="of:=[.N30]/SUM([.$N30:.$P30])" office:value-type="float" office:value="0.221671183447518" calcext:value-type="float">
            <text:p>0.2216711834</text:p>
          </table:table-cell>
          <table:table-cell table:formula="of:=[.O30]/SUM([.$N30:.$P30])" office:value-type="float" office:value="0.409828565008535" calcext:value-type="float">
            <text:p>0.409828565</text:p>
          </table:table-cell>
          <table:table-cell table:formula="of:=[.P30]/SUM([.$N30:.$P30])" office:value-type="float" office:value="0.368500251543947" calcext:value-type="float">
            <text:p>0.36850025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-SUM([.C31:.M31])" office:value-type="float" office:value="0.49943405838565" calcext:value-type="float">
            <text:p>0.4994340584</text:p>
          </table:table-cell>
          <table:table-cell table:formula="of:=IF(MOD(ROW(); 3)=MOD(COLUMN()+2;3); [.$Q31]*[.$Q31] + [.$Q31]*(1-[.$Q31])*[.R31]; [.$Q31]*(1-[.$Q31])*[.R31])" office:value-type="float" office:value="0.126463115889499" calcext:value-type="float">
            <text:p>0.1264631159</text:p>
          </table:table-cell>
          <table:table-cell/>
          <table:table-cell office:value-type="float" office:value="0.0334172625608892" calcext:value-type="float">
            <text:p>0.0334172626</text:p>
          </table:table-cell>
          <table:table-cell/>
          <table:table-cell office:value-type="float" office:value="0.340685563163961" calcext:value-type="float">
            <text:p>0.3406855632</text:p>
          </table:table-cell>
          <table:table-cell table:number-columns-repeated="6"/>
          <table:table-cell table:formula="of:=RAND()" office:value-type="float" office:value="0.491905827191658" calcext:value-type="float">
            <text:p>0.4919058272</text:p>
          </table:table-cell>
          <table:table-cell table:formula="of:=RAND()" office:value-type="float" office:value="0.210943589336239" calcext:value-type="float">
            <text:p>0.2109435893</text:p>
          </table:table-cell>
          <table:table-cell table:formula="of:=RAND()" office:value-type="float" office:value="0.269580022150243" calcext:value-type="float">
            <text:p>0.2695800222</text:p>
          </table:table-cell>
          <table:table-cell table:formula="of:=[.Q30]" office:value-type="float" office:value="0.5" calcext:value-type="float">
            <text:p>0.5</text:p>
          </table:table-cell>
          <table:table-cell table:formula="of:=[.N31]/SUM([.$N31:.$P31])" office:value-type="float" office:value="0.505852463557998" calcext:value-type="float">
            <text:p>0.5058524636</text:p>
          </table:table-cell>
          <table:table-cell table:formula="of:=[.O31]/SUM([.$N31:.$P31])" office:value-type="float" office:value="0.216924314449984" calcext:value-type="float">
            <text:p>0.2169243144</text:p>
          </table:table-cell>
          <table:table-cell table:formula="of:=[.P31]/SUM([.$N31:.$P31])" office:value-type="float" office:value="0.277223221992018" calcext:value-type="float">
            <text:p>0.2772232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-SUM([.C32:.M32])" office:value-type="float" office:value="0.486151079788777" calcext:value-type="float">
            <text:p>0.4861510798</text:p>
          </table:table-cell>
          <table:table-cell table:formula="of:=IF(MOD(ROW(); 3)=MOD(COLUMN()+2;3); [.$Q32]*[.$Q32] + [.$Q32]*(1-[.$Q32])*[.R32]; [.$Q32]*(1-[.$Q32])*[.R32])" office:value-type="float" office:value="0.289561277514348" calcext:value-type="float">
            <text:p>0.2895612775</text:p>
          </table:table-cell>
          <table:table-cell/>
          <table:table-cell office:value-type="float" office:value="0.118173583929422" calcext:value-type="float">
            <text:p>0.1181735839</text:p>
          </table:table-cell>
          <table:table-cell/>
          <table:table-cell office:value-type="float" office:value="0.106114058767453" calcext:value-type="float">
            <text:p>0.1061140588</text:p>
          </table:table-cell>
          <table:table-cell table:number-columns-repeated="6"/>
          <table:table-cell table:formula="of:=RAND()" office:value-type="float" office:value="0.171431652153842" calcext:value-type="float">
            <text:p>0.1714316522</text:p>
          </table:table-cell>
          <table:table-cell table:formula="of:=RAND()" office:value-type="float" office:value="0.299350370303728" calcext:value-type="float">
            <text:p>0.2993503703</text:p>
          </table:table-cell>
          <table:table-cell table:formula="of:=RAND()" office:value-type="float" office:value="0.612547832674556" calcext:value-type="float">
            <text:p>0.6125478327</text:p>
          </table:table-cell>
          <table:table-cell table:formula="of:=[.Q30]" office:value-type="float" office:value="0.5" calcext:value-type="float">
            <text:p>0.5</text:p>
          </table:table-cell>
          <table:table-cell table:formula="of:=[.N32]/SUM([.$N32:.$P32])" office:value-type="float" office:value="0.158245110057392" calcext:value-type="float">
            <text:p>0.1582451101</text:p>
          </table:table-cell>
          <table:table-cell table:formula="of:=[.O32]/SUM([.$N32:.$P32])" office:value-type="float" office:value="0.27632430592178" calcext:value-type="float">
            <text:p>0.2763243059</text:p>
          </table:table-cell>
          <table:table-cell table:formula="of:=[.P32]/SUM([.$N32:.$P32])" office:value-type="float" office:value="0.565430584020827" calcext:value-type="float">
            <text:p>0.5654305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-SUM([.C33:.M33])" office:value-type="float" office:value="0.448817657247771" calcext:value-type="float">
            <text:p>0.4488176572</text:p>
          </table:table-cell>
          <table:table-cell table:formula="of:=IF(MOD(ROW(); 3)=MOD(COLUMN()+2;3); [.$Q33]*[.$Q33] + [.$Q33]*(1-[.$Q33])*[.R33]; [.$Q33]*(1-[.$Q33])*[.R33])" office:value-type="float" office:value="0.0787931554394745" calcext:value-type="float">
            <text:p>0.0787931554</text:p>
          </table:table-cell>
          <table:table-cell/>
          <table:table-cell office:value-type="float" office:value="0.394792038063718" calcext:value-type="float">
            <text:p>0.3947920381</text:p>
          </table:table-cell>
          <table:table-cell/>
          <table:table-cell office:value-type="float" office:value="0.0775971492490368" calcext:value-type="float">
            <text:p>0.0775971492</text:p>
          </table:table-cell>
          <table:table-cell table:number-columns-repeated="6"/>
          <table:table-cell table:formula="of:=RAND()" office:value-type="float" office:value="0.686590748024173" calcext:value-type="float">
            <text:p>0.686590748</text:p>
          </table:table-cell>
          <table:table-cell table:formula="of:=RAND()" office:value-type="float" office:value="0.922181900939904" calcext:value-type="float">
            <text:p>0.9221819009</text:p>
          </table:table-cell>
          <table:table-cell table:formula="of:=RAND()" office:value-type="float" office:value="0.547902117875495" calcext:value-type="float">
            <text:p>0.5479021179</text:p>
          </table:table-cell>
          <table:table-cell table:formula="of:=[.Q32]+0.05" office:value-type="float" office:value="0.55" calcext:value-type="float">
            <text:p>0.55</text:p>
          </table:table-cell>
          <table:table-cell table:formula="of:=[.N33]/SUM([.$N33:.$P33])" office:value-type="float" office:value="0.318356183593836" calcext:value-type="float">
            <text:p>0.3183561836</text:p>
          </table:table-cell>
          <table:table-cell table:formula="of:=[.O33]/SUM([.$N33:.$P33])" office:value-type="float" office:value="0.427594329529475" calcext:value-type="float">
            <text:p>0.4275943295</text:p>
          </table:table-cell>
          <table:table-cell table:formula="of:=[.P33]/SUM([.$N33:.$P33])" office:value-type="float" office:value="0.254049486876688" calcext:value-type="float">
            <text:p>0.25404948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-SUM([.C34:.M34])" office:value-type="float" office:value="0.463664243969133" calcext:value-type="float">
            <text:p>0.463664244</text:p>
          </table:table-cell>
          <table:table-cell table:formula="of:=IF(MOD(ROW(); 3)=MOD(COLUMN()+2;3); [.$Q34]*[.$Q34] + [.$Q34]*(1-[.$Q34])*[.R34]; [.$Q34]*(1-[.$Q34])*[.R34])" office:value-type="float" office:value="0.12644934161029" calcext:value-type="float">
            <text:p>0.1264493416</text:p>
          </table:table-cell>
          <table:table-cell/>
          <table:table-cell office:value-type="float" office:value="0.0275245623729889" calcext:value-type="float">
            <text:p>0.0275245624</text:p>
          </table:table-cell>
          <table:table-cell/>
          <table:table-cell office:value-type="float" office:value="0.382361852047588" calcext:value-type="float">
            <text:p>0.382361852</text:p>
          </table:table-cell>
          <table:table-cell table:number-columns-repeated="6"/>
          <table:table-cell table:formula="of:=RAND()" office:value-type="float" office:value="0.86517505988013" calcext:value-type="float">
            <text:p>0.8651750599</text:p>
          </table:table-cell>
          <table:table-cell table:formula="of:=RAND()" office:value-type="float" office:value="0.650903469999321" calcext:value-type="float">
            <text:p>0.65090347</text:p>
          </table:table-cell>
          <table:table-cell table:formula="of:=RAND()" office:value-type="float" office:value="0.177333429356139" calcext:value-type="float">
            <text:p>0.1773334294</text:p>
          </table:table-cell>
          <table:table-cell table:formula="of:=[.Q33]" office:value-type="float" office:value="0.55" calcext:value-type="float">
            <text:p>0.55</text:p>
          </table:table-cell>
          <table:table-cell table:formula="of:=[.N34]/SUM([.$N34:.$P34])" office:value-type="float" office:value="0.510906430748648" calcext:value-type="float">
            <text:p>0.5109064307</text:p>
          </table:table-cell>
          <table:table-cell table:formula="of:=[.O34]/SUM([.$N34:.$P34])" office:value-type="float" office:value="0.384373965501661" calcext:value-type="float">
            <text:p>0.3843739655</text:p>
          </table:table-cell>
          <table:table-cell table:formula="of:=[.P34]/SUM([.$N34:.$P34])" office:value-type="float" office:value="0.104719603749691" calcext:value-type="float">
            <text:p>0.1047196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-SUM([.C35:.M35])" office:value-type="float" office:value="0.403501918434577" calcext:value-type="float">
            <text:p>0.4035019184</text:p>
          </table:table-cell>
          <table:table-cell table:formula="of:=IF(MOD(ROW(); 3)=MOD(COLUMN()+2;3); [.$Q35]*[.$Q35] + [.$Q35]*(1-[.$Q35])*[.R35]; [.$Q35]*(1-[.$Q35])*[.R35])" office:value-type="float" office:value="0.413320414847733" calcext:value-type="float">
            <text:p>0.4133204148</text:p>
          </table:table-cell>
          <table:table-cell/>
          <table:table-cell office:value-type="float" office:value="0.0587305482788168" calcext:value-type="float">
            <text:p>0.0587305483</text:p>
          </table:table-cell>
          <table:table-cell/>
          <table:table-cell office:value-type="float" office:value="0.124447118438873" calcext:value-type="float">
            <text:p>0.1244471184</text:p>
          </table:table-cell>
          <table:table-cell table:number-columns-repeated="6"/>
          <table:table-cell table:formula="of:=RAND()" office:value-type="float" office:value="0.605252459994517" calcext:value-type="float">
            <text:p>0.60525246</text:p>
          </table:table-cell>
          <table:table-cell table:formula="of:=RAND()" office:value-type="float" office:value="0.635534072411247" calcext:value-type="float">
            <text:p>0.6355340724</text:p>
          </table:table-cell>
          <table:table-cell table:formula="of:=RAND()" office:value-type="float" office:value="0.110949824604519" calcext:value-type="float">
            <text:p>0.1109498246</text:p>
          </table:table-cell>
          <table:table-cell table:formula="of:=[.Q33]" office:value-type="float" office:value="0.55" calcext:value-type="float">
            <text:p>0.55</text:p>
          </table:table-cell>
          <table:table-cell table:formula="of:=[.N35]/SUM([.$N35:.$P35])" office:value-type="float" office:value="0.447759251910033" calcext:value-type="float">
            <text:p>0.4477592519</text:p>
          </table:table-cell>
          <table:table-cell table:formula="of:=[.O35]/SUM([.$N35:.$P35])" office:value-type="float" office:value="0.470161262671736" calcext:value-type="float">
            <text:p>0.4701612627</text:p>
          </table:table-cell>
          <table:table-cell table:formula="of:=[.P35]/SUM([.$N35:.$P35])" office:value-type="float" office:value="0.0820794854182317" calcext:value-type="float">
            <text:p>0.08207948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-SUM([.C36:.M36])" office:value-type="float" office:value="0.375238641866412" calcext:value-type="float">
            <text:p>0.3752386419</text:p>
          </table:table-cell>
          <table:table-cell table:formula="of:=IF(MOD(ROW(); 3)=MOD(COLUMN()+2;3); [.$Q36]*[.$Q36] + [.$Q36]*(1-[.$Q36])*[.R36]; [.$Q36]*(1-[.$Q36])*[.R36])" office:value-type="float" office:value="0.0720791784931259" calcext:value-type="float">
            <text:p>0.0720791785</text:p>
          </table:table-cell>
          <table:table-cell/>
          <table:table-cell office:value-type="float" office:value="0.443651521364888" calcext:value-type="float">
            <text:p>0.4436515214</text:p>
          </table:table-cell>
          <table:table-cell/>
          <table:table-cell office:value-type="float" office:value="0.109030658275574" calcext:value-type="float">
            <text:p>0.1090306583</text:p>
          </table:table-cell>
          <table:table-cell table:number-columns-repeated="6"/>
          <table:table-cell table:formula="of:=RAND()" office:value-type="float" office:value="0.418234524433501" calcext:value-type="float">
            <text:p>0.4182345244</text:p>
          </table:table-cell>
          <table:table-cell table:formula="of:=RAND()" office:value-type="float" office:value="0.0554461138090119" calcext:value-type="float">
            <text:p>0.0554461138</text:p>
          </table:table-cell>
          <table:table-cell table:formula="of:=RAND()" office:value-type="float" office:value="0.91890301715546" calcext:value-type="float">
            <text:p>0.9189030172</text:p>
          </table:table-cell>
          <table:table-cell table:formula="of:=[.Q35]+0.05" office:value-type="float" office:value="0.6" calcext:value-type="float">
            <text:p>0.6</text:p>
          </table:table-cell>
          <table:table-cell table:formula="of:=[.N36]/SUM([.$N36:.$P36])" office:value-type="float" office:value="0.300329910388025" calcext:value-type="float">
            <text:p>0.3003299104</text:p>
          </table:table-cell>
          <table:table-cell table:formula="of:=[.O36]/SUM([.$N36:.$P36])" office:value-type="float" office:value="0.0398152840542757" calcext:value-type="float">
            <text:p>0.0398152841</text:p>
          </table:table-cell>
          <table:table-cell table:formula="of:=[.P36]/SUM([.$N36:.$P36])" office:value-type="float" office:value="0.659854805557699" calcext:value-type="float">
            <text:p>0.65985480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-SUM([.C37:.M37])" office:value-type="float" office:value="0.30248386364502" calcext:value-type="float">
            <text:p>0.3024838636</text:p>
          </table:table-cell>
          <table:table-cell table:formula="of:=IF(MOD(ROW(); 3)=MOD(COLUMN()+2;3); [.$Q37]*[.$Q37] + [.$Q37]*(1-[.$Q37])*[.R37]; [.$Q37]*(1-[.$Q37])*[.R37])" office:value-type="float" office:value="0.0748006175594324" calcext:value-type="float">
            <text:p>0.0748006176</text:p>
          </table:table-cell>
          <table:table-cell/>
          <table:table-cell office:value-type="float" office:value="0.154565533925014" calcext:value-type="float">
            <text:p>0.1545655339</text:p>
          </table:table-cell>
          <table:table-cell/>
          <table:table-cell office:value-type="float" office:value="0.468149984870534" calcext:value-type="float">
            <text:p>0.4681499849</text:p>
          </table:table-cell>
          <table:table-cell table:number-columns-repeated="6"/>
          <table:table-cell table:formula="of:=RAND()" office:value-type="float" office:value="0.186136014177464" calcext:value-type="float">
            <text:p>0.1861360142</text:p>
          </table:table-cell>
          <table:table-cell table:formula="of:=RAND()" office:value-type="float" office:value="0.146350737777539" calcext:value-type="float">
            <text:p>0.1463507378</text:p>
          </table:table-cell>
          <table:table-cell table:formula="of:=RAND()" office:value-type="float" office:value="0.26473617026348" calcext:value-type="float">
            <text:p>0.2647361703</text:p>
          </table:table-cell>
          <table:table-cell table:formula="of:=[.Q36]" office:value-type="float" office:value="0.6" calcext:value-type="float">
            <text:p>0.6</text:p>
          </table:table-cell>
          <table:table-cell table:formula="of:=[.N37]/SUM([.$N37:.$P37])" office:value-type="float" office:value="0.311669239830968" calcext:value-type="float">
            <text:p>0.3116692398</text:p>
          </table:table-cell>
          <table:table-cell table:formula="of:=[.O37]/SUM([.$N37:.$P37])" office:value-type="float" office:value="0.245052110916799" calcext:value-type="float">
            <text:p>0.2450521109</text:p>
          </table:table-cell>
          <table:table-cell table:formula="of:=[.P37]/SUM([.$N37:.$P37])" office:value-type="float" office:value="0.443278649252232" calcext:value-type="float">
            <text:p>0.44327864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-SUM([.C38:.M38])" office:value-type="float" office:value="0.377265978710283" calcext:value-type="float">
            <text:p>0.3772659787</text:p>
          </table:table-cell>
          <table:table-cell table:formula="of:=IF(MOD(ROW(); 3)=MOD(COLUMN()+2;3); [.$Q38]*[.$Q38] + [.$Q38]*(1-[.$Q38])*[.R38]; [.$Q38]*(1-[.$Q38])*[.R38])" office:value-type="float" office:value="0.446391644539879" calcext:value-type="float">
            <text:p>0.4463916445</text:p>
          </table:table-cell>
          <table:table-cell/>
          <table:table-cell office:value-type="float" office:value="0.0673625628488108" calcext:value-type="float">
            <text:p>0.0673625628</text:p>
          </table:table-cell>
          <table:table-cell/>
          <table:table-cell office:value-type="float" office:value="0.108979813901027" calcext:value-type="float">
            <text:p>0.1089798139</text:p>
          </table:table-cell>
          <table:table-cell table:number-columns-repeated="6"/>
          <table:table-cell table:formula="of:=RAND()" office:value-type="float" office:value="0.824976187082939" calcext:value-type="float">
            <text:p>0.8249761871</text:p>
          </table:table-cell>
          <table:table-cell table:formula="of:=RAND()" office:value-type="float" office:value="0.584230309468694" calcext:value-type="float">
            <text:p>0.5842303095</text:p>
          </table:table-cell>
          <table:table-cell table:formula="of:=RAND()" office:value-type="float" office:value="0.882615657713644" calcext:value-type="float">
            <text:p>0.8826156577</text:p>
          </table:table-cell>
          <table:table-cell table:formula="of:=[.Q36]" office:value-type="float" office:value="0.6" calcext:value-type="float">
            <text:p>0.6</text:p>
          </table:table-cell>
          <table:table-cell table:formula="of:=[.N38]/SUM([.$N38:.$P38])" office:value-type="float" office:value="0.359965185582829" calcext:value-type="float">
            <text:p>0.3599651856</text:p>
          </table:table-cell>
          <table:table-cell table:formula="of:=[.O38]/SUM([.$N38:.$P38])" office:value-type="float" office:value="0.254919566241818" calcext:value-type="float">
            <text:p>0.2549195662</text:p>
          </table:table-cell>
          <table:table-cell table:formula="of:=[.P38]/SUM([.$N38:.$P38])" office:value-type="float" office:value="0.385115248175353" calcext:value-type="float">
            <text:p>0.38511524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-SUM([.C39:.M39])" office:value-type="float" office:value="0.312688803175666" calcext:value-type="float">
            <text:p>0.3126888032</text:p>
          </table:table-cell>
          <table:table-cell table:formula="of:=IF(MOD(ROW(); 3)=MOD(COLUMN()+2;3); [.$Q39]*[.$Q39] + [.$Q39]*(1-[.$Q39])*[.R39]; [.$Q39]*(1-[.$Q39])*[.R39])" office:value-type="float" office:value="0.159526994881789" calcext:value-type="float">
            <text:p>0.1595269949</text:p>
          </table:table-cell>
          <table:table-cell/>
          <table:table-cell office:value-type="float" office:value="0.46358712747229" calcext:value-type="float">
            <text:p>0.4635871275</text:p>
          </table:table-cell>
          <table:table-cell/>
          <table:table-cell office:value-type="float" office:value="0.0641970744702543" calcext:value-type="float">
            <text:p>0.0641970745</text:p>
          </table:table-cell>
          <table:table-cell table:number-columns-repeated="6"/>
          <table:table-cell table:formula="of:=RAND()" office:value-type="float" office:value="0.778647303930484" calcext:value-type="float">
            <text:p>0.7786473039</text:p>
          </table:table-cell>
          <table:table-cell table:formula="of:=RAND()" office:value-type="float" office:value="0.0787801515543833" calcext:value-type="float">
            <text:p>0.0787801516</text:p>
          </table:table-cell>
          <table:table-cell table:formula="of:=RAND()" office:value-type="float" office:value="0.252994399922417" calcext:value-type="float">
            <text:p>0.2529943999</text:p>
          </table:table-cell>
          <table:table-cell table:formula="of:=[.Q38]+0.05" office:value-type="float" office:value="0.65" calcext:value-type="float">
            <text:p>0.65</text:p>
          </table:table-cell>
          <table:table-cell table:formula="of:=[.N39]/SUM([.$N39:.$P39])" office:value-type="float" office:value="0.701217559919954" calcext:value-type="float">
            <text:p>0.7012175599</text:p>
          </table:table-cell>
          <table:table-cell table:formula="of:=[.O39]/SUM([.$N39:.$P39])" office:value-type="float" office:value="0.0709461464314281" calcext:value-type="float">
            <text:p>0.0709461464</text:p>
          </table:table-cell>
          <table:table-cell table:formula="of:=[.P39]/SUM([.$N39:.$P39])" office:value-type="float" office:value="0.227836293648618" calcext:value-type="float">
            <text:p>0.22783629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-SUM([.C40:.M40])" office:value-type="float" office:value="0.299675060184898" calcext:value-type="float">
            <text:p>0.2996750602</text:p>
          </table:table-cell>
          <table:table-cell table:formula="of:=IF(MOD(ROW(); 3)=MOD(COLUMN()+2;3); [.$Q40]*[.$Q40] + [.$Q40]*(1-[.$Q40])*[.R40]; [.$Q40]*(1-[.$Q40])*[.R40])" office:value-type="float" office:value="0.103365188960594" calcext:value-type="float">
            <text:p>0.103365189</text:p>
          </table:table-cell>
          <table:table-cell/>
          <table:table-cell office:value-type="float" office:value="0.0832038615782277" calcext:value-type="float">
            <text:p>0.0832038616</text:p>
          </table:table-cell>
          <table:table-cell/>
          <table:table-cell office:value-type="float" office:value="0.51375588927628" calcext:value-type="float">
            <text:p>0.5137558893</text:p>
          </table:table-cell>
          <table:table-cell table:number-columns-repeated="6"/>
          <table:table-cell table:formula="of:=RAND()" office:value-type="float" office:value="0.414683814975433" calcext:value-type="float">
            <text:p>0.414683815</text:p>
          </table:table-cell>
          <table:table-cell table:formula="of:=RAND()" office:value-type="float" office:value="0.17341153731104" calcext:value-type="float">
            <text:p>0.1734115373</text:p>
          </table:table-cell>
          <table:table-cell table:formula="of:=RAND()" office:value-type="float" office:value="0.324596520630977" calcext:value-type="float">
            <text:p>0.3245965206</text:p>
          </table:table-cell>
          <table:table-cell table:formula="of:=[.Q39]" office:value-type="float" office:value="0.65" calcext:value-type="float">
            <text:p>0.65</text:p>
          </table:table-cell>
          <table:table-cell table:formula="of:=[.N40]/SUM([.$N40:.$P40])" office:value-type="float" office:value="0.454352478947668" calcext:value-type="float">
            <text:p>0.4543524789</text:p>
          </table:table-cell>
          <table:table-cell table:formula="of:=[.O40]/SUM([.$N40:.$P40])" office:value-type="float" office:value="0.190000089248877" calcext:value-type="float">
            <text:p>0.1900000892</text:p>
          </table:table-cell>
          <table:table-cell table:formula="of:=[.P40]/SUM([.$N40:.$P40])" office:value-type="float" office:value="0.355647431803456" calcext:value-type="float">
            <text:p>0.35564743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-SUM([.C41:.M41])" office:value-type="float" office:value="0.377282262689517" calcext:value-type="float">
            <text:p>0.3772822627</text:p>
          </table:table-cell>
          <table:table-cell table:formula="of:=IF(MOD(ROW(); 3)=MOD(COLUMN()+2;3); [.$Q41]*[.$Q41] + [.$Q41]*(1-[.$Q41])*[.R41]; [.$Q41]*(1-[.$Q41])*[.R41])" office:value-type="float" office:value="0.440178849433824" calcext:value-type="float">
            <text:p>0.4401788494</text:p>
          </table:table-cell>
          <table:table-cell/>
          <table:table-cell office:value-type="float" office:value="0.0992139118405269" calcext:value-type="float">
            <text:p>0.0992139118</text:p>
          </table:table-cell>
          <table:table-cell/>
          <table:table-cell office:value-type="float" office:value="0.083324976036133" calcext:value-type="float">
            <text:p>0.083324976</text:p>
          </table:table-cell>
          <table:table-cell table:number-columns-repeated="6"/>
          <table:table-cell table:formula="of:=RAND()" office:value-type="float" office:value="0.0645315259462222" calcext:value-type="float">
            <text:p>0.0645315259</text:p>
          </table:table-cell>
          <table:table-cell table:formula="of:=RAND()" office:value-type="float" office:value="0.533995026606135" calcext:value-type="float">
            <text:p>0.5339950266</text:p>
          </table:table-cell>
          <table:table-cell table:formula="of:=RAND()" office:value-type="float" office:value="0.23189638915095" calcext:value-type="float">
            <text:p>0.2318963892</text:p>
          </table:table-cell>
          <table:table-cell table:formula="of:=[.Q39]" office:value-type="float" office:value="0.65" calcext:value-type="float">
            <text:p>0.65</text:p>
          </table:table-cell>
          <table:table-cell table:formula="of:=[.N41]/SUM([.$N41:.$P41])" office:value-type="float" office:value="0.0777092282805429" calcext:value-type="float">
            <text:p>0.0777092283</text:p>
          </table:table-cell>
          <table:table-cell table:formula="of:=[.O41]/SUM([.$N41:.$P41])" office:value-type="float" office:value="0.643039829211414" calcext:value-type="float">
            <text:p>0.6430398292</text:p>
          </table:table-cell>
          <table:table-cell table:formula="of:=[.P41]/SUM([.$N41:.$P41])" office:value-type="float" office:value="0.279250942508043" calcext:value-type="float">
            <text:p>0.27925094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-SUM([.C42:.M42])" office:value-type="float" office:value="0.308924565371094" calcext:value-type="float">
            <text:p>0.3089245654</text:p>
          </table:table-cell>
          <table:table-cell table:formula="of:=IF(MOD(ROW(); 3)=MOD(COLUMN()+2;3); [.$Q42]*[.$Q42] + [.$Q42]*(1-[.$Q42])*[.R42]; [.$Q42]*(1-[.$Q42])*[.R42])" office:value-type="float" office:value="0.0448953986080332" calcext:value-type="float">
            <text:p>0.0448953986</text:p>
          </table:table-cell>
          <table:table-cell/>
          <table:table-cell office:value-type="float" office:value="0.556152170073124" calcext:value-type="float">
            <text:p>0.5561521701</text:p>
          </table:table-cell>
          <table:table-cell/>
          <table:table-cell office:value-type="float" office:value="0.0900278659477487" calcext:value-type="float">
            <text:p>0.0900278659</text:p>
          </table:table-cell>
          <table:table-cell table:number-columns-repeated="6"/>
          <table:table-cell table:formula="of:=RAND()" office:value-type="float" office:value="0.349178847507574" calcext:value-type="float">
            <text:p>0.3491788475</text:p>
          </table:table-cell>
          <table:table-cell table:formula="of:=RAND()" office:value-type="float" office:value="0.438181610195898" calcext:value-type="float">
            <text:p>0.4381816102</text:p>
          </table:table-cell>
          <table:table-cell table:formula="of:=RAND()" office:value-type="float" office:value="0.845937391298583" calcext:value-type="float">
            <text:p>0.8459373913</text:p>
          </table:table-cell>
          <table:table-cell table:formula="of:=[.Q41]+0.05" office:value-type="float" office:value="0.7" calcext:value-type="float">
            <text:p>0.7</text:p>
          </table:table-cell>
          <table:table-cell table:formula="of:=[.N42]/SUM([.$N42:.$P42])" office:value-type="float" office:value="0.213787612419206" calcext:value-type="float">
            <text:p>0.2137876124</text:p>
          </table:table-cell>
          <table:table-cell table:formula="of:=[.O42]/SUM([.$N42:.$P42])" office:value-type="float" office:value="0.268280283638178" calcext:value-type="float">
            <text:p>0.2682802836</text:p>
          </table:table-cell>
          <table:table-cell table:formula="of:=[.P42]/SUM([.$N42:.$P42])" office:value-type="float" office:value="0.517932103942616" calcext:value-type="float">
            <text:p>0.51793210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-SUM([.C43:.M43])" office:value-type="float" office:value="0.34503419894104" calcext:value-type="float">
            <text:p>0.3450341989</text:p>
          </table:table-cell>
          <table:table-cell table:formula="of:=IF(MOD(ROW(); 3)=MOD(COLUMN()+2;3); [.$Q43]*[.$Q43] + [.$Q43]*(1-[.$Q43])*[.R43]; [.$Q43]*(1-[.$Q43])*[.R43])" office:value-type="float" office:value="0.0324993575423282" calcext:value-type="float">
            <text:p>0.0324993575</text:p>
          </table:table-cell>
          <table:table-cell/>
          <table:table-cell office:value-type="float" office:value="0.0886784289987337" calcext:value-type="float">
            <text:p>0.088678429</text:p>
          </table:table-cell>
          <table:table-cell/>
          <table:table-cell office:value-type="float" office:value="0.533788014517898" calcext:value-type="float">
            <text:p>0.5337880145</text:p>
          </table:table-cell>
          <table:table-cell table:number-columns-repeated="6"/>
          <table:table-cell table:formula="of:=RAND()" office:value-type="float" office:value="0.168096172972582" calcext:value-type="float">
            <text:p>0.168096173</text:p>
          </table:table-cell>
          <table:table-cell table:formula="of:=RAND()" office:value-type="float" office:value="0.238028261926956" calcext:value-type="float">
            <text:p>0.2380282619</text:p>
          </table:table-cell>
          <table:table-cell table:formula="of:=RAND()" office:value-type="float" office:value="0.680056923555508" calcext:value-type="float">
            <text:p>0.6800569236</text:p>
          </table:table-cell>
          <table:table-cell table:formula="of:=[.Q42]" office:value-type="float" office:value="0.7" calcext:value-type="float">
            <text:p>0.7</text:p>
          </table:table-cell>
          <table:table-cell table:formula="of:=[.N43]/SUM([.$N43:.$P43])" office:value-type="float" office:value="0.154758845439658" calcext:value-type="float">
            <text:p>0.1547588454</text:p>
          </table:table-cell>
          <table:table-cell table:formula="of:=[.O43]/SUM([.$N43:.$P43])" office:value-type="float" office:value="0.219142282339959" calcext:value-type="float">
            <text:p>0.2191422823</text:p>
          </table:table-cell>
          <table:table-cell table:formula="of:=[.P43]/SUM([.$N43:.$P43])" office:value-type="float" office:value="0.626098872220383" calcext:value-type="float">
            <text:p>0.62609887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-SUM([.C44:.M44])" office:value-type="float" office:value="0.270063919387107" calcext:value-type="float">
            <text:p>0.2700639194</text:p>
          </table:table-cell>
          <table:table-cell table:formula="of:=IF(MOD(ROW(); 3)=MOD(COLUMN()+2;3); [.$Q44]*[.$Q44] + [.$Q44]*(1-[.$Q44])*[.R44]; [.$Q44]*(1-[.$Q44])*[.R44])" office:value-type="float" office:value="0.589050394532323" calcext:value-type="float">
            <text:p>0.5890503945</text:p>
          </table:table-cell>
          <table:table-cell/>
          <table:table-cell office:value-type="float" office:value="0.0735768375554017" calcext:value-type="float">
            <text:p>0.0735768376</text:p>
          </table:table-cell>
          <table:table-cell/>
          <table:table-cell office:value-type="float" office:value="0.0673088485251675" calcext:value-type="float">
            <text:p>0.0673088485</text:p>
          </table:table-cell>
          <table:table-cell table:number-columns-repeated="6"/>
          <table:table-cell table:formula="of:=RAND()" office:value-type="float" office:value="0.593649225658737" calcext:value-type="float">
            <text:p>0.5936492257</text:p>
          </table:table-cell>
          <table:table-cell table:formula="of:=RAND()" office:value-type="float" office:value="0.354884462081827" calcext:value-type="float">
            <text:p>0.3548844621</text:p>
          </table:table-cell>
          <table:table-cell table:formula="of:=RAND()" office:value-type="float" office:value="0.310081565403655" calcext:value-type="float">
            <text:p>0.3100815654</text:p>
          </table:table-cell>
          <table:table-cell table:formula="of:=[.Q42]" office:value-type="float" office:value="0.7" calcext:value-type="float">
            <text:p>0.7</text:p>
          </table:table-cell>
          <table:table-cell table:formula="of:=[.N44]/SUM([.$N44:.$P44])" office:value-type="float" office:value="0.471668545392016" calcext:value-type="float">
            <text:p>0.4716685454</text:p>
          </table:table-cell>
          <table:table-cell table:formula="of:=[.O44]/SUM([.$N44:.$P44])" office:value-type="float" office:value="0.281964215192268" calcext:value-type="float">
            <text:p>0.2819642152</text:p>
          </table:table-cell>
          <table:table-cell table:formula="of:=[.P44]/SUM([.$N44:.$P44])" office:value-type="float" office:value="0.246367239415717" calcext:value-type="float">
            <text:p>0.24636723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-SUM([.C45:.M45])" office:value-type="float" office:value="0.330479541756372" calcext:value-type="float">
            <text:p>0.3304795418</text:p>
          </table:table-cell>
          <table:table-cell table:formula="of:=IF(MOD(ROW(); 3)=MOD(COLUMN()+2;3); [.$Q45]*[.$Q45] + [.$Q45]*(1-[.$Q45])*[.R45]; [.$Q45]*(1-[.$Q45])*[.R45])" office:value-type="float" office:value="0.0762309099492876" calcext:value-type="float">
            <text:p>0.0762309099</text:p>
          </table:table-cell>
          <table:table-cell/>
          <table:table-cell office:value-type="float" office:value="0.578022166719164" calcext:value-type="float">
            <text:p>0.5780221667</text:p>
          </table:table-cell>
          <table:table-cell/>
          <table:table-cell office:value-type="float" office:value="0.0152673815751762" calcext:value-type="float">
            <text:p>0.0152673816</text:p>
          </table:table-cell>
          <table:table-cell table:number-columns-repeated="6"/>
          <table:table-cell table:formula="of:=RAND()" office:value-type="float" office:value="0.861696467618458" calcext:value-type="float">
            <text:p>0.8616964676</text:p>
          </table:table-cell>
          <table:table-cell table:formula="of:=RAND()" office:value-type="float" office:value="0.28743068955373" calcext:value-type="float">
            <text:p>0.2874306896</text:p>
          </table:table-cell>
          <table:table-cell table:formula="of:=RAND()" office:value-type="float" office:value="0.970329212769394" calcext:value-type="float">
            <text:p>0.9703292128</text:p>
          </table:table-cell>
          <table:table-cell table:formula="of:=[.Q44]+0.05" office:value-type="float" office:value="0.75" calcext:value-type="float">
            <text:p>0.75</text:p>
          </table:table-cell>
          <table:table-cell table:formula="of:=[.N45]/SUM([.$N45:.$P45])" office:value-type="float" office:value="0.406564853062867" calcext:value-type="float">
            <text:p>0.4065648531</text:p>
          </table:table-cell>
          <table:table-cell table:formula="of:=[.O45]/SUM([.$N45:.$P45])" office:value-type="float" office:value="0.135615289670555" calcext:value-type="float">
            <text:p>0.1356152897</text:p>
          </table:table-cell>
          <table:table-cell table:formula="of:=[.P45]/SUM([.$N45:.$P45])" office:value-type="float" office:value="0.457819857266578" calcext:value-type="float">
            <text:p>0.45781985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-SUM([.C46:.M46])" office:value-type="float" office:value="0.182091412689403" calcext:value-type="float">
            <text:p>0.1820914127</text:p>
          </table:table-cell>
          <table:table-cell table:formula="of:=IF(MOD(ROW(); 3)=MOD(COLUMN()+2;3); [.$Q46]*[.$Q46] + [.$Q46]*(1-[.$Q46])*[.R46]; [.$Q46]*(1-[.$Q46])*[.R46])" office:value-type="float" office:value="0.028413662364802" calcext:value-type="float">
            <text:p>0.0284136624</text:p>
          </table:table-cell>
          <table:table-cell/>
          <table:table-cell office:value-type="float" office:value="0.147226235989846" calcext:value-type="float">
            <text:p>0.147226236</text:p>
          </table:table-cell>
          <table:table-cell/>
          <table:table-cell office:value-type="float" office:value="0.642268688955949" calcext:value-type="float">
            <text:p>0.642268689</text:p>
          </table:table-cell>
          <table:table-cell table:number-columns-repeated="6"/>
          <table:table-cell table:formula="of:=RAND()" office:value-type="float" office:value="0.280529647716321" calcext:value-type="float">
            <text:p>0.2805296477</text:p>
          </table:table-cell>
          <table:table-cell table:formula="of:=RAND()" office:value-type="float" office:value="0.942209879751317" calcext:value-type="float">
            <text:p>0.9422098798</text:p>
          </table:table-cell>
          <table:table-cell table:formula="of:=RAND()" office:value-type="float" office:value="0.628458261521672" calcext:value-type="float">
            <text:p>0.6284582615</text:p>
          </table:table-cell>
          <table:table-cell table:formula="of:=[.Q45]" office:value-type="float" office:value="0.75" calcext:value-type="float">
            <text:p>0.75</text:p>
          </table:table-cell>
          <table:table-cell table:formula="of:=[.N46]/SUM([.$N46:.$P46])" office:value-type="float" office:value="0.151539532612277" calcext:value-type="float">
            <text:p>0.1515395326</text:p>
          </table:table-cell>
          <table:table-cell table:formula="of:=[.O46]/SUM([.$N46:.$P46])" office:value-type="float" office:value="0.508973101283646" calcext:value-type="float">
            <text:p>0.5089731013</text:p>
          </table:table-cell>
          <table:table-cell table:formula="of:=[.P46]/SUM([.$N46:.$P46])" office:value-type="float" office:value="0.339487366104077" calcext:value-type="float">
            <text:p>0.33948736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-SUM([.C47:.M47])" office:value-type="float" office:value="0.255449636705066" calcext:value-type="float">
            <text:p>0.2554496367</text:p>
          </table:table-cell>
          <table:table-cell table:formula="of:=IF(MOD(ROW(); 3)=MOD(COLUMN()+2;3); [.$Q47]*[.$Q47] + [.$Q47]*(1-[.$Q47])*[.R47]; [.$Q47]*(1-[.$Q47])*[.R47])" office:value-type="float" office:value="0.606566694788965" calcext:value-type="float">
            <text:p>0.6065666948</text:p>
          </table:table-cell>
          <table:table-cell/>
          <table:table-cell office:value-type="float" office:value="0.0430085217175751" calcext:value-type="float">
            <text:p>0.0430085217</text:p>
          </table:table-cell>
          <table:table-cell/>
          <table:table-cell office:value-type="float" office:value="0.0949751467883937" calcext:value-type="float">
            <text:p>0.0949751468</text:p>
          </table:table-cell>
          <table:table-cell table:number-columns-repeated="6"/>
          <table:table-cell table:formula="of:=RAND()" office:value-type="float" office:value="0.214864485547878" calcext:value-type="float">
            <text:p>0.2148644855</text:p>
          </table:table-cell>
          <table:table-cell table:formula="of:=RAND()" office:value-type="float" office:value="0.291115414001979" calcext:value-type="float">
            <text:p>0.291115414</text:p>
          </table:table-cell>
          <table:table-cell table:formula="of:=RAND()" office:value-type="float" office:value="0.408250024731095" calcext:value-type="float">
            <text:p>0.4082500247</text:p>
          </table:table-cell>
          <table:table-cell table:formula="of:=[.Q45]" office:value-type="float" office:value="0.75" calcext:value-type="float">
            <text:p>0.75</text:p>
          </table:table-cell>
          <table:table-cell table:formula="of:=[.N47]/SUM([.$N47:.$P47])" office:value-type="float" office:value="0.235022372207812" calcext:value-type="float">
            <text:p>0.2350223722</text:p>
          </table:table-cell>
          <table:table-cell table:formula="of:=[.O47]/SUM([.$N47:.$P47])" office:value-type="float" office:value="0.318426914576159" calcext:value-type="float">
            <text:p>0.3184269146</text:p>
          </table:table-cell>
          <table:table-cell table:formula="of:=[.P47]/SUM([.$N47:.$P47])" office:value-type="float" office:value="0.446550713216029" calcext:value-type="float">
            <text:p>0.44655071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-SUM([.C48:.M48])" office:value-type="float" office:value="0.172074320711051" calcext:value-type="float">
            <text:p>0.1720743207</text:p>
          </table:table-cell>
          <table:table-cell table:formula="of:=IF(MOD(ROW(); 3)=MOD(COLUMN()+2;3); [.$Q48]*[.$Q48] + [.$Q48]*(1-[.$Q48])*[.R48]; [.$Q48]*(1-[.$Q48])*[.R48])" office:value-type="float" office:value="0.0518987478914965" calcext:value-type="float">
            <text:p>0.0518987479</text:p>
          </table:table-cell>
          <table:table-cell/>
          <table:table-cell office:value-type="float" office:value="0.699133515726602" calcext:value-type="float">
            <text:p>0.6991335157</text:p>
          </table:table-cell>
          <table:table-cell/>
          <table:table-cell office:value-type="float" office:value="0.0768934156708502" calcext:value-type="float">
            <text:p>0.0768934157</text:p>
          </table:table-cell>
          <table:table-cell table:number-columns-repeated="6"/>
          <table:table-cell table:formula="of:=RAND()" office:value-type="float" office:value="0.529997810604982" calcext:value-type="float">
            <text:p>0.5299978106</text:p>
          </table:table-cell>
          <table:table-cell table:formula="of:=RAND()" office:value-type="float" office:value="0.997176564647816" calcext:value-type="float">
            <text:p>0.9971765646</text:p>
          </table:table-cell>
          <table:table-cell table:formula="of:=RAND()" office:value-type="float" office:value="0.106769662743758" calcext:value-type="float">
            <text:p>0.1067696627</text:p>
          </table:table-cell>
          <table:table-cell table:formula="of:=[.Q47]+0.05" office:value-type="float" office:value="0.8" calcext:value-type="float">
            <text:p>0.8</text:p>
          </table:table-cell>
          <table:table-cell table:formula="of:=[.N48]/SUM([.$N48:.$P48])" office:value-type="float" office:value="0.324367174321853" calcext:value-type="float">
            <text:p>0.3243671743</text:p>
          </table:table-cell>
          <table:table-cell table:formula="of:=[.O48]/SUM([.$N48:.$P48])" office:value-type="float" office:value="0.610288076861246" calcext:value-type="float">
            <text:p>0.6102880769</text:p>
          </table:table-cell>
          <table:table-cell table:formula="of:=[.P48]/SUM([.$N48:.$P48])" office:value-type="float" office:value="0.0653447488169009" calcext:value-type="float">
            <text:p>0.06534474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-SUM([.C49:.M49])" office:value-type="float" office:value="0.239747616944696" calcext:value-type="float">
            <text:p>0.2397476169</text:p>
          </table:table-cell>
          <table:table-cell table:formula="of:=IF(MOD(ROW(); 3)=MOD(COLUMN()+2;3); [.$Q49]*[.$Q49] + [.$Q49]*(1-[.$Q49])*[.R49]; [.$Q49]*(1-[.$Q49])*[.R49])" office:value-type="float" office:value="0.0425742618241295" calcext:value-type="float">
            <text:p>0.0425742618</text:p>
          </table:table-cell>
          <table:table-cell/>
          <table:table-cell office:value-type="float" office:value="0.0713866689260438" calcext:value-type="float">
            <text:p>0.0713866689</text:p>
          </table:table-cell>
          <table:table-cell/>
          <table:table-cell office:value-type="float" office:value="0.646291452305131" calcext:value-type="float">
            <text:p>0.6462914523</text:p>
          </table:table-cell>
          <table:table-cell table:number-columns-repeated="6"/>
          <table:table-cell table:formula="of:=RAND()" office:value-type="float" office:value="0.216611281852238" calcext:value-type="float">
            <text:p>0.2166112819</text:p>
          </table:table-cell>
          <table:table-cell table:formula="of:=RAND()" office:value-type="float" office:value="0.46429242042359" calcext:value-type="float">
            <text:p>0.4642924204</text:p>
          </table:table-cell>
          <table:table-cell table:formula="of:=RAND()" office:value-type="float" office:value="0.133151635654078" calcext:value-type="float">
            <text:p>0.1331516357</text:p>
          </table:table-cell>
          <table:table-cell table:formula="of:=[.Q48]" office:value-type="float" office:value="0.8" calcext:value-type="float">
            <text:p>0.8</text:p>
          </table:table-cell>
          <table:table-cell table:formula="of:=[.N49]/SUM([.$N49:.$P49])" office:value-type="float" office:value="0.26608913640081" calcext:value-type="float">
            <text:p>0.2660891364</text:p>
          </table:table-cell>
          <table:table-cell table:formula="of:=[.O49]/SUM([.$N49:.$P49])" office:value-type="float" office:value="0.570345035270278" calcext:value-type="float">
            <text:p>0.5703450353</text:p>
          </table:table-cell>
          <table:table-cell table:formula="of:=[.P49]/SUM([.$N49:.$P49])" office:value-type="float" office:value="0.163565828328913" calcext:value-type="float">
            <text:p>0.16356582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-SUM([.C50:.M50])" office:value-type="float" office:value="0.153324056555963" calcext:value-type="float">
            <text:p>0.1533240566</text:p>
          </table:table-cell>
          <table:table-cell table:formula="of:=IF(MOD(ROW(); 3)=MOD(COLUMN()+2;3); [.$Q50]*[.$Q50] + [.$Q50]*(1-[.$Q50])*[.R50]; [.$Q50]*(1-[.$Q50])*[.R50])" office:value-type="float" office:value="0.685218382840471" calcext:value-type="float">
            <text:p>0.6852183828</text:p>
          </table:table-cell>
          <table:table-cell/>
          <table:table-cell office:value-type="float" office:value="0.141154374715078" calcext:value-type="float">
            <text:p>0.1411543747</text:p>
          </table:table-cell>
          <table:table-cell/>
          <table:table-cell office:value-type="float" office:value="0.0203031858884888" calcext:value-type="float">
            <text:p>0.0203031859</text:p>
          </table:table-cell>
          <table:table-cell table:number-columns-repeated="6"/>
          <table:table-cell table:formula="of:=RAND()" office:value-type="float" office:value="0.298128862516023" calcext:value-type="float">
            <text:p>0.2981288625</text:p>
          </table:table-cell>
          <table:table-cell table:formula="of:=RAND()" office:value-type="float" office:value="0.231786229531281" calcext:value-type="float">
            <text:p>0.2317862295</text:p>
          </table:table-cell>
          <table:table-cell table:formula="of:=RAND()" office:value-type="float" office:value="0.524979289533095" calcext:value-type="float">
            <text:p>0.5249792895</text:p>
          </table:table-cell>
          <table:table-cell table:formula="of:=[.Q48]" office:value-type="float" office:value="0.8" calcext:value-type="float">
            <text:p>0.8</text:p>
          </table:table-cell>
          <table:table-cell table:formula="of:=[.N50]/SUM([.$N50:.$P50])" office:value-type="float" office:value="0.28261489275294" calcext:value-type="float">
            <text:p>0.2826148928</text:p>
          </table:table-cell>
          <table:table-cell table:formula="of:=[.O50]/SUM([.$N50:.$P50])" office:value-type="float" office:value="0.219724584355097" calcext:value-type="float">
            <text:p>0.2197245844</text:p>
          </table:table-cell>
          <table:table-cell table:formula="of:=[.P50]/SUM([.$N50:.$P50])" office:value-type="float" office:value="0.497660522891963" calcext:value-type="float">
            <text:p>0.49766052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-SUM([.C51:.M51])" office:value-type="float" office:value="0.177405094388009" calcext:value-type="float">
            <text:p>0.1774050944</text:p>
          </table:table-cell>
          <table:table-cell table:formula="of:=IF(MOD(ROW(); 3)=MOD(COLUMN()+2;3); [.$Q51]*[.$Q51] + [.$Q51]*(1-[.$Q51])*[.R51]; [.$Q51]*(1-[.$Q51])*[.R51])" office:value-type="float" office:value="0.039571929322637" calcext:value-type="float">
            <text:p>0.0395719293</text:p>
          </table:table-cell>
          <table:table-cell/>
          <table:table-cell office:value-type="float" office:value="0.725542665110498" calcext:value-type="float">
            <text:p>0.7255426651</text:p>
          </table:table-cell>
          <table:table-cell/>
          <table:table-cell office:value-type="float" office:value="0.0574803111788555" calcext:value-type="float">
            <text:p>0.0574803112</text:p>
          </table:table-cell>
          <table:table-cell table:number-columns-repeated="6"/>
          <table:table-cell table:formula="of:=RAND()" office:value-type="float" office:value="0.44726226280909" calcext:value-type="float">
            <text:p>0.4472622628</text:p>
          </table:table-cell>
          <table:table-cell table:formula="of:=RAND()" office:value-type="float" office:value="0.66762783692684" calcext:value-type="float">
            <text:p>0.6676278369</text:p>
          </table:table-cell>
          <table:table-cell table:formula="of:=RAND()" office:value-type="float" office:value="0.326180363197942" calcext:value-type="float">
            <text:p>0.3261803632</text:p>
          </table:table-cell>
          <table:table-cell table:formula="of:=[.Q50]+0.05" office:value-type="float" office:value="0.85" calcext:value-type="float">
            <text:p>0.85</text:p>
          </table:table-cell>
          <table:table-cell table:formula="of:=[.N51]/SUM([.$N51:.$P51])" office:value-type="float" office:value="0.310368073118722" calcext:value-type="float">
            <text:p>0.3103680731</text:p>
          </table:table-cell>
          <table:table-cell table:formula="of:=[.O51]/SUM([.$N51:.$P51])" office:value-type="float" office:value="0.46328604610188" calcext:value-type="float">
            <text:p>0.4632860461</text:p>
          </table:table-cell>
          <table:table-cell table:formula="of:=[.P51]/SUM([.$N51:.$P51])" office:value-type="float" office:value="0.226345880779398" calcext:value-type="float">
            <text:p>0.22634588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-SUM([.C52:.M52])" office:value-type="float" office:value="0.121115886538625" calcext:value-type="float">
            <text:p>0.1211158865</text:p>
          </table:table-cell>
          <table:table-cell table:formula="of:=IF(MOD(ROW(); 3)=MOD(COLUMN()+2;3); [.$Q52]*[.$Q52] + [.$Q52]*(1-[.$Q52])*[.R52]; [.$Q52]*(1-[.$Q52])*[.R52])" office:value-type="float" office:value="0.0532037593275336" calcext:value-type="float">
            <text:p>0.0532037593</text:p>
          </table:table-cell>
          <table:table-cell/>
          <table:table-cell office:value-type="float" office:value="0.0602396211914105" calcext:value-type="float">
            <text:p>0.0602396212</text:p>
          </table:table-cell>
          <table:table-cell/>
          <table:table-cell office:value-type="float" office:value="0.765440732942431" calcext:value-type="float">
            <text:p>0.7654407329</text:p>
          </table:table-cell>
          <table:table-cell table:number-columns-repeated="6"/>
          <table:table-cell table:formula="of:=RAND()" office:value-type="float" office:value="0.801087842439301" calcext:value-type="float">
            <text:p>0.8010878424</text:p>
          </table:table-cell>
          <table:table-cell table:formula="of:=RAND()" office:value-type="float" office:value="0.497624636045657" calcext:value-type="float">
            <text:p>0.497624636</text:p>
          </table:table-cell>
          <table:table-cell table:formula="of:=RAND()" office:value-type="float" office:value="0.621052237429631" calcext:value-type="float">
            <text:p>0.6210522374</text:p>
          </table:table-cell>
          <table:table-cell table:formula="of:=[.Q51]" office:value-type="float" office:value="0.85" calcext:value-type="float">
            <text:p>0.85</text:p>
          </table:table-cell>
          <table:table-cell table:formula="of:=[.N52]/SUM([.$N52:.$P52])" office:value-type="float" office:value="0.417284386882617" calcext:value-type="float">
            <text:p>0.4172843869</text:p>
          </table:table-cell>
          <table:table-cell table:formula="of:=[.O52]/SUM([.$N52:.$P52])" office:value-type="float" office:value="0.259211262672147" calcext:value-type="float">
            <text:p>0.2592112627</text:p>
          </table:table-cell>
          <table:table-cell table:formula="of:=[.P52]/SUM([.$N52:.$P52])" office:value-type="float" office:value="0.323504350445235" calcext:value-type="float">
            <text:p>0.32350435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-SUM([.C53:.M53])" office:value-type="float" office:value="0.153247848344801" calcext:value-type="float">
            <text:p>0.1532478483</text:p>
          </table:table-cell>
          <table:table-cell table:formula="of:=IF(MOD(ROW(); 3)=MOD(COLUMN()+2;3); [.$Q53]*[.$Q53] + [.$Q53]*(1-[.$Q53])*[.R53]; [.$Q53]*(1-[.$Q53])*[.R53])" office:value-type="float" office:value="0.768493355920936" calcext:value-type="float">
            <text:p>0.7684933559</text:p>
          </table:table-cell>
          <table:table-cell/>
          <table:table-cell office:value-type="float" office:value="0.0352352859274761" calcext:value-type="float">
            <text:p>0.0352352859</text:p>
          </table:table-cell>
          <table:table-cell/>
          <table:table-cell office:value-type="float" office:value="0.0430235098067871" calcext:value-type="float">
            <text:p>0.0430235098</text:p>
          </table:table-cell>
          <table:table-cell table:number-columns-repeated="6"/>
          <table:table-cell table:formula="of:=RAND()" office:value-type="float" office:value="0.937346780090593" calcext:value-type="float">
            <text:p>0.9373467801</text:p>
          </table:table-cell>
          <table:table-cell table:formula="of:=RAND()" office:value-type="float" office:value="0.772925779572688" calcext:value-type="float">
            <text:p>0.7729257796</text:p>
          </table:table-cell>
          <table:table-cell table:formula="of:=RAND()" office:value-type="float" office:value="0.888183501403373" calcext:value-type="float">
            <text:p>0.8881835014</text:p>
          </table:table-cell>
          <table:table-cell table:formula="of:=[.Q51]" office:value-type="float" office:value="0.85" calcext:value-type="float">
            <text:p>0.85</text:p>
          </table:table-cell>
          <table:table-cell table:formula="of:=[.N53]/SUM([.$N53:.$P53])" office:value-type="float" office:value="0.360732203301454" calcext:value-type="float">
            <text:p>0.3607322033</text:p>
          </table:table-cell>
          <table:table-cell table:formula="of:=[.O53]/SUM([.$N53:.$P53])" office:value-type="float" office:value="0.297455781975165" calcext:value-type="float">
            <text:p>0.297455782</text:p>
          </table:table-cell>
          <table:table-cell table:formula="of:=[.P53]/SUM([.$N53:.$P53])" office:value-type="float" office:value="0.341812014723381" calcext:value-type="float">
            <text:p>0.34181201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-SUM([.C54:.M54])" office:value-type="float" office:value="0.0796483316279912" calcext:value-type="float">
            <text:p>0.0796483316</text:p>
          </table:table-cell>
          <table:table-cell table:formula="of:=IF(MOD(ROW(); 3)=MOD(COLUMN()+2;3); [.$Q54]*[.$Q54] + [.$Q54]*(1-[.$Q54])*[.R54]; [.$Q54]*(1-[.$Q54])*[.R54])" office:value-type="float" office:value="0.0226833730542758" calcext:value-type="float">
            <text:p>0.0226833731</text:p>
          </table:table-cell>
          <table:table-cell/>
          <table:table-cell office:value-type="float" office:value="0.834615130835932" calcext:value-type="float">
            <text:p>0.8346151308</text:p>
          </table:table-cell>
          <table:table-cell/>
          <table:table-cell office:value-type="float" office:value="0.0630531644818009" calcext:value-type="float">
            <text:p>0.0630531645</text:p>
          </table:table-cell>
          <table:table-cell table:number-columns-repeated="6"/>
          <table:table-cell table:formula="of:=RAND()" office:value-type="float" office:value="0.380922476644628" calcext:value-type="float">
            <text:p>0.3809224766</text:p>
          </table:table-cell>
          <table:table-cell table:formula="of:=RAND()" office:value-type="float" office:value="0.92615616612602" calcext:value-type="float">
            <text:p>0.9261561661</text:p>
          </table:table-cell>
          <table:table-cell table:formula="of:=RAND()" office:value-type="float" office:value="0.204293709832533" calcext:value-type="float">
            <text:p>0.2042937098</text:p>
          </table:table-cell>
          <table:table-cell table:formula="of:=[.Q53]+0.05" office:value-type="float" office:value="0.9" calcext:value-type="float">
            <text:p>0.9</text:p>
          </table:table-cell>
          <table:table-cell table:formula="of:=[.N54]/SUM([.$N54:.$P54])" office:value-type="float" office:value="0.252037478380843" calcext:value-type="float">
            <text:p>0.2520374784</text:p>
          </table:table-cell>
          <table:table-cell table:formula="of:=[.O54]/SUM([.$N54:.$P54])" office:value-type="float" office:value="0.612791523234372" calcext:value-type="float">
            <text:p>0.6127915232</text:p>
          </table:table-cell>
          <table:table-cell table:formula="of:=[.P54]/SUM([.$N54:.$P54])" office:value-type="float" office:value="0.135170998384785" calcext:value-type="float">
            <text:p>0.13517099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-SUM([.C55:.M55])" office:value-type="float" office:value="0.105705548005968" calcext:value-type="float">
            <text:p>0.105705548</text:p>
          </table:table-cell>
          <table:table-cell table:formula="of:=IF(MOD(ROW(); 3)=MOD(COLUMN()+2;3); [.$Q55]*[.$Q55] + [.$Q55]*(1-[.$Q55])*[.R55]; [.$Q55]*(1-[.$Q55])*[.R55])" office:value-type="float" office:value="0.0305145975485985" calcext:value-type="float">
            <text:p>0.0305145975</text:p>
          </table:table-cell>
          <table:table-cell/>
          <table:table-cell office:value-type="float" office:value="0.0491695748207594" calcext:value-type="float">
            <text:p>0.0491695748</text:p>
          </table:table-cell>
          <table:table-cell/>
          <table:table-cell office:value-type="float" office:value="0.814610279624674" calcext:value-type="float">
            <text:p>0.8146102796</text:p>
          </table:table-cell>
          <table:table-cell table:number-columns-repeated="6"/>
          <table:table-cell table:formula="of:=RAND()" office:value-type="float" office:value="0.773329054121859" calcext:value-type="float">
            <text:p>0.7733290541</text:p>
          </table:table-cell>
          <table:table-cell table:formula="of:=RAND()" office:value-type="float" office:value="0.815365430549718" calcext:value-type="float">
            <text:p>0.8153654305</text:p>
          </table:table-cell>
          <table:table-cell table:formula="of:=RAND()" office:value-type="float" office:value="0.692168461664867" calcext:value-type="float">
            <text:p>0.6921684617</text:p>
          </table:table-cell>
          <table:table-cell table:formula="of:=[.Q54]" office:value-type="float" office:value="0.9" calcext:value-type="float">
            <text:p>0.9</text:p>
          </table:table-cell>
          <table:table-cell table:formula="of:=[.N55]/SUM([.$N55:.$P55])" office:value-type="float" office:value="0.339051083873317" calcext:value-type="float">
            <text:p>0.3390510839</text:p>
          </table:table-cell>
          <table:table-cell table:formula="of:=[.O55]/SUM([.$N55:.$P55])" office:value-type="float" office:value="0.35748111558363" calcext:value-type="float">
            <text:p>0.3574811156</text:p>
          </table:table-cell>
          <table:table-cell table:formula="of:=[.P55]/SUM([.$N55:.$P55])" office:value-type="float" office:value="0.303467800543052" calcext:value-type="float">
            <text:p>0.30346780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-SUM([.C56:.M56])" office:value-type="float" office:value="0.110368729233443" calcext:value-type="float">
            <text:p>0.1103687292</text:p>
          </table:table-cell>
          <table:table-cell table:formula="of:=IF(MOD(ROW(); 3)=MOD(COLUMN()+2;3); [.$Q56]*[.$Q56] + [.$Q56]*(1-[.$Q56])*[.R56]; [.$Q56]*(1-[.$Q56])*[.R56])" office:value-type="float" office:value="0.84962003794695" calcext:value-type="float">
            <text:p>0.8496200379</text:p>
          </table:table-cell>
          <table:table-cell/>
          <table:table-cell office:value-type="float" office:value="0.0106500112571682" calcext:value-type="float">
            <text:p>0.0106500113</text:p>
          </table:table-cell>
          <table:table-cell/>
          <table:table-cell office:value-type="float" office:value="0.029361221562439" calcext:value-type="float">
            <text:p>0.0293612216</text:p>
          </table:table-cell>
          <table:table-cell table:number-columns-repeated="6"/>
          <table:table-cell table:formula="of:=RAND()" office:value-type="float" office:value="0.74687726853881" calcext:value-type="float">
            <text:p>0.7468772685</text:p>
          </table:table-cell>
          <table:table-cell table:formula="of:=RAND()" office:value-type="float" office:value="0.244823673157953" calcext:value-type="float">
            <text:p>0.2448236732</text:p>
          </table:table-cell>
          <table:table-cell table:formula="of:=RAND()" office:value-type="float" office:value="0.704888906563798" calcext:value-type="float">
            <text:p>0.7048889066</text:p>
          </table:table-cell>
          <table:table-cell table:formula="of:=[.Q54]" office:value-type="float" office:value="0.9" calcext:value-type="float">
            <text:p>0.9</text:p>
          </table:table-cell>
          <table:table-cell table:formula="of:=[.N56]/SUM([.$N56:.$P56])" office:value-type="float" office:value="0.440222643854996" calcext:value-type="float">
            <text:p>0.4402226439</text:p>
          </table:table-cell>
          <table:table-cell table:formula="of:=[.O56]/SUM([.$N56:.$P56])" office:value-type="float" office:value="0.144303393898625" calcext:value-type="float">
            <text:p>0.1443033939</text:p>
          </table:table-cell>
          <table:table-cell table:formula="of:=[.P56]/SUM([.$N56:.$P56])" office:value-type="float" office:value="0.415473962246379" calcext:value-type="float">
            <text:p>0.41547396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-SUM([.C57:.M57])" office:value-type="float" office:value="0.0779452947050334" calcext:value-type="float">
            <text:p>0.0779452947</text:p>
          </table:table-cell>
          <table:table-cell table:formula="of:=IF(MOD(ROW(); 3)=MOD(COLUMN()+2;3); [.$Q57]*[.$Q57] + [.$Q57]*(1-[.$Q57])*[.R57]; [.$Q57]*(1-[.$Q57])*[.R57])" office:value-type="float" office:value="0.00413711554678879" calcext:value-type="float">
            <text:p>0.0041371155</text:p>
          </table:table-cell>
          <table:table-cell/>
          <table:table-cell office:value-type="float" office:value="0.915533560579953" calcext:value-type="float">
            <text:p>0.9155335606</text:p>
          </table:table-cell>
          <table:table-cell/>
          <table:table-cell office:value-type="float" office:value="0.00238402916822474" calcext:value-type="float">
            <text:p>0.0023840292</text:p>
          </table:table-cell>
          <table:table-cell table:number-columns-repeated="6"/>
          <table:table-cell table:formula="of:=RAND()" office:value-type="float" office:value="0.086721204337664" calcext:value-type="float">
            <text:p>0.0867212043</text:p>
          </table:table-cell>
          <table:table-cell table:formula="of:=RAND()" office:value-type="float" office:value="0.592797218472697" calcext:value-type="float">
            <text:p>0.5927972185</text:p>
          </table:table-cell>
          <table:table-cell table:formula="of:=RAND()" office:value-type="float" office:value="0.316164960806121" calcext:value-type="float">
            <text:p>0.3161649608</text:p>
          </table:table-cell>
          <table:table-cell table:formula="of:=[.Q56]+0.05" office:value-type="float" office:value="0.95" calcext:value-type="float">
            <text:p>0.95</text:p>
          </table:table-cell>
          <table:table-cell table:formula="of:=[.N57]/SUM([.$N57:.$P57])" office:value-type="float" office:value="0.0870971694060803" calcext:value-type="float">
            <text:p>0.0870971694</text:p>
          </table:table-cell>
          <table:table-cell table:formula="of:=[.O57]/SUM([.$N57:.$P57])" office:value-type="float" office:value="0.595367190240297" calcext:value-type="float">
            <text:p>0.5953671902</text:p>
          </table:table-cell>
          <table:table-cell table:formula="of:=[.P57]/SUM([.$N57:.$P57])" office:value-type="float" office:value="0.317535640353622" calcext:value-type="float">
            <text:p>0.31753564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-SUM([.C58:.M58])" office:value-type="float" office:value="0.0196810742931771" calcext:value-type="float">
            <text:p>0.0196810743</text:p>
          </table:table-cell>
          <table:table-cell table:formula="of:=IF(MOD(ROW(); 3)=MOD(COLUMN()+2;3); [.$Q58]*[.$Q58] + [.$Q58]*(1-[.$Q58])*[.R58]; [.$Q58]*(1-[.$Q58])*[.R58])" office:value-type="float" office:value="0.0189391816835861" calcext:value-type="float">
            <text:p>0.0189391817</text:p>
          </table:table-cell>
          <table:table-cell/>
          <table:table-cell office:value-type="float" office:value="0.0244917865070567" calcext:value-type="float">
            <text:p>0.0244917865</text:p>
          </table:table-cell>
          <table:table-cell/>
          <table:table-cell office:value-type="float" office:value="0.93688795751618" calcext:value-type="float">
            <text:p>0.9368879575</text:p>
          </table:table-cell>
          <table:table-cell table:number-columns-repeated="6"/>
          <table:table-cell table:formula="of:=RAND()" office:value-type="float" office:value="0.591873151133768" calcext:value-type="float">
            <text:p>0.5918731511</text:p>
          </table:table-cell>
          <table:table-cell table:formula="of:=RAND()" office:value-type="float" office:value="0.501666439580731" calcext:value-type="float">
            <text:p>0.5016664396</text:p>
          </table:table-cell>
          <table:table-cell table:formula="of:=RAND()" office:value-type="float" office:value="0.390894908544736" calcext:value-type="float">
            <text:p>0.3908949085</text:p>
          </table:table-cell>
          <table:table-cell table:formula="of:=[.Q57]" office:value-type="float" office:value="0.95" calcext:value-type="float">
            <text:p>0.95</text:p>
          </table:table-cell>
          <table:table-cell table:formula="of:=[.N58]/SUM([.$N58:.$P58])" office:value-type="float" office:value="0.398719614391289" calcext:value-type="float">
            <text:p>0.3987196144</text:p>
          </table:table-cell>
          <table:table-cell table:formula="of:=[.O58]/SUM([.$N58:.$P58])" office:value-type="float" office:value="0.337951212957576" calcext:value-type="float">
            <text:p>0.337951213</text:p>
          </table:table-cell>
          <table:table-cell table:formula="of:=[.P58]/SUM([.$N58:.$P58])" office:value-type="float" office:value="0.263329172651135" calcext:value-type="float">
            <text:p>0.26332917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-SUM([.C59:.M59])" office:value-type="float" office:value="0.0385493758053322" calcext:value-type="float">
            <text:p>0.0385493758</text:p>
          </table:table-cell>
          <table:table-cell table:formula="of:=IF(MOD(ROW(); 3)=MOD(COLUMN()+2;3); [.$Q59]*[.$Q59] + [.$Q59]*(1-[.$Q59])*[.R59]; [.$Q59]*(1-[.$Q59])*[.R59])" office:value-type="float" office:value="0.916880488522441" calcext:value-type="float">
            <text:p>0.9168804885</text:p>
          </table:table-cell>
          <table:table-cell/>
          <table:table-cell office:value-type="float" office:value="0.0216180093015909" calcext:value-type="float">
            <text:p>0.0216180093</text:p>
          </table:table-cell>
          <table:table-cell/>
          <table:table-cell office:value-type="float" office:value="0.0229521263706363" calcext:value-type="float">
            <text:p>0.0229521264</text:p>
          </table:table-cell>
          <table:table-cell table:number-columns-repeated="6"/>
          <table:table-cell table:formula="of:=RAND()" office:value-type="float" office:value="0.341705524013378" calcext:value-type="float">
            <text:p>0.341705524</text:p>
          </table:table-cell>
          <table:table-cell table:formula="of:=RAND()" office:value-type="float" office:value="0.350771715980954" calcext:value-type="float">
            <text:p>0.350771716</text:p>
          </table:table-cell>
          <table:table-cell table:formula="of:=RAND()" office:value-type="float" office:value="0.436205722709442" calcext:value-type="float">
            <text:p>0.4362057227</text:p>
          </table:table-cell>
          <table:table-cell table:formula="of:=[.Q57]" office:value-type="float" office:value="0.95" calcext:value-type="float">
            <text:p>0.95</text:p>
          </table:table-cell>
          <table:table-cell table:formula="of:=[.N59]/SUM([.$N59:.$P59])" office:value-type="float" office:value="0.302747126788215" calcext:value-type="float">
            <text:p>0.3027471268</text:p>
          </table:table-cell>
          <table:table-cell table:formula="of:=[.O59]/SUM([.$N59:.$P59])" office:value-type="float" office:value="0.310779667605398" calcext:value-type="float">
            <text:p>0.3107796676</text:p>
          </table:table-cell>
          <table:table-cell table:formula="of:=[.P59]/SUM([.$N59:.$P59])" office:value-type="float" office:value="0.386473205606387" calcext:value-type="float">
            <text:p>0.38647320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-SUM([.C60:.M60])" office:value-type="float" office:value="0" calcext:value-type="float">
            <text:p>0</text:p>
          </table:table-cell>
          <table:table-cell table:formula="of:=IF(MOD(ROW(); 3)=MOD(COLUMN()+2;3); [.$Q60]*[.$Q60] + [.$Q60]*(1-[.$Q60])*[.R60]; [.$Q60]*(1-[.$Q60])*[.R60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formula="of:=RAND()" office:value-type="float" office:value="0.0469315525842831" calcext:value-type="float">
            <text:p>0.0469315526</text:p>
          </table:table-cell>
          <table:table-cell table:formula="of:=RAND()" office:value-type="float" office:value="0.621844603563659" calcext:value-type="float">
            <text:p>0.6218446036</text:p>
          </table:table-cell>
          <table:table-cell table:formula="of:=RAND()" office:value-type="float" office:value="0.023247171261754" calcext:value-type="float">
            <text:p>0.0232471713</text:p>
          </table:table-cell>
          <table:table-cell table:formula="of:=[.Q59]+0.05" office:value-type="float" office:value="1" calcext:value-type="float">
            <text:p>1</text:p>
          </table:table-cell>
          <table:table-cell table:formula="of:=[.N60]/SUM([.$N60:.$P60])" office:value-type="float" office:value="0.0678178765446419" calcext:value-type="float">
            <text:p>0.0678178765</text:p>
          </table:table-cell>
          <table:table-cell table:formula="of:=[.O60]/SUM([.$N60:.$P60])" office:value-type="float" office:value="0.898589077757361" calcext:value-type="float">
            <text:p>0.8985890778</text:p>
          </table:table-cell>
          <table:table-cell table:formula="of:=[.P60]/SUM([.$N60:.$P60])" office:value-type="float" office:value="0.0335930456979972" calcext:value-type="float">
            <text:p>0.03359304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-SUM([.C61:.M61])" office:value-type="float" office:value="0" calcext:value-type="float">
            <text:p>0</text:p>
          </table:table-cell>
          <table:table-cell table:formula="of:=IF(MOD(ROW(); 3)=MOD(COLUMN()+2;3); [.$Q61]*[.$Q61] + [.$Q61]*(1-[.$Q61])*[.R61]; [.$Q61]*(1-[.$Q61])*[.R6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RAND()" office:value-type="float" office:value="0.290026506525464" calcext:value-type="float">
            <text:p>0.2900265065</text:p>
          </table:table-cell>
          <table:table-cell table:formula="of:=RAND()" office:value-type="float" office:value="0.96098055143375" calcext:value-type="float">
            <text:p>0.9609805514</text:p>
          </table:table-cell>
          <table:table-cell table:formula="of:=RAND()" office:value-type="float" office:value="0.438795010070583" calcext:value-type="float">
            <text:p>0.4387950101</text:p>
          </table:table-cell>
          <table:table-cell table:formula="of:=[.Q60]" office:value-type="float" office:value="1" calcext:value-type="float">
            <text:p>1</text:p>
          </table:table-cell>
          <table:table-cell table:formula="of:=[.N61]/SUM([.$N61:.$P61])" office:value-type="float" office:value="0.17163341909246" calcext:value-type="float">
            <text:p>0.1716334191</text:p>
          </table:table-cell>
          <table:table-cell table:formula="of:=[.O61]/SUM([.$N61:.$P61])" office:value-type="float" office:value="0.568694150406735" calcext:value-type="float">
            <text:p>0.5686941504</text:p>
          </table:table-cell>
          <table:table-cell table:formula="of:=[.P61]/SUM([.$N61:.$P61])" office:value-type="float" office:value="0.259672430500805" calcext:value-type="float">
            <text:p>0.25967243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-SUM([.C62:.M62])" office:value-type="float" office:value="0" calcext:value-type="float">
            <text:p>0</text:p>
          </table:table-cell>
          <table:table-cell table:formula="of:=IF(MOD(ROW(); 3)=MOD(COLUMN()+2;3); [.$Q62]*[.$Q62] + [.$Q62]*(1-[.$Q62])*[.R62]; [.$Q62]*(1-[.$Q62])*[.R62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formula="of:=RAND()" office:value-type="float" office:value="0.865770331001841" calcext:value-type="float">
            <text:p>0.865770331</text:p>
          </table:table-cell>
          <table:table-cell table:formula="of:=RAND()" office:value-type="float" office:value="0.82321668008808" calcext:value-type="float">
            <text:p>0.8232166801</text:p>
          </table:table-cell>
          <table:table-cell table:formula="of:=RAND()" office:value-type="float" office:value="0.146958382669114" calcext:value-type="float">
            <text:p>0.1469583827</text:p>
          </table:table-cell>
          <table:table-cell table:formula="of:=[.Q60]" office:value-type="float" office:value="1" calcext:value-type="float">
            <text:p>1</text:p>
          </table:table-cell>
          <table:table-cell table:formula="of:=[.N62]/SUM([.$N62:.$P62])" office:value-type="float" office:value="0.471566493178321" calcext:value-type="float">
            <text:p>0.4715664932</text:p>
          </table:table-cell>
          <table:table-cell table:formula="of:=[.O62]/SUM([.$N62:.$P62])" office:value-type="float" office:value="0.448388434038647" calcext:value-type="float">
            <text:p>0.448388434</text:p>
          </table:table-cell>
          <table:table-cell table:formula="of:=[.P62]/SUM([.$N62:.$P62])" office:value-type="float" office:value="0.0800450727830317" calcext:value-type="float">
            <text:p>0.08004507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1-SUM([.D63:.M63])" office:value-type="float" office:value="1" calcext:value-type="float">
            <text:p>1</text:p>
          </table:table-cell>
          <table:table-cell table:formula="of:=IF(MOD(ROW(); 2)=MOD(COLUMN()+1;2); [.$Q63]*[.$Q63] + [.$Q63]*(1-[.$Q63])*[.R63]; [.$Q63]*(1-[.$Q63])*[.R63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table:formula="of:=RAND()" office:value-type="float" office:value="0.325389729463495" calcext:value-type="float">
            <text:p>0.3253897295</text:p>
          </table:table-cell>
          <table:table-cell table:formula="of:=RAND()" office:value-type="float" office:value="0.219151952420361" calcext:value-type="float">
            <text:p>0.2191519524</text:p>
          </table:table-cell>
          <table:table-cell table:number-columns-repeated="2"/>
          <table:table-cell table:formula="of:=[.N63]/SUM([.$N63:.$O63])" office:value-type="float" office:value="0.597547883456416" calcext:value-type="float">
            <text:p>0.5975478835</text:p>
          </table:table-cell>
          <table:table-cell table:formula="of:=[.O63]/SUM([.$N63:.$O63])" office:value-type="float" office:value="0.402452116543584" calcext:value-type="float">
            <text:p>0.402452116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1-SUM([.D64:.M64])" office:value-type="float" office:value="0.93941709243101" calcext:value-type="float">
            <text:p>0.9394170924</text:p>
          </table:table-cell>
          <table:table-cell table:formula="of:=IF(MOD(ROW(); 2)=MOD(COLUMN()+1;2); [.$Q64]*[.$Q64] + [.$Q64]*(1-[.$Q64])*[.R64]; [.$Q64]*(1-[.$Q64])*[.R64])" office:value-type="float" office:value="0.0157093185141311" calcext:value-type="float">
            <text:p>0.0157093185</text:p>
          </table:table-cell>
          <table:table-cell table:number-columns-repeated="3"/>
          <table:table-cell office:value-type="float" office:value="0.044873589054859" calcext:value-type="float">
            <text:p>0.0448735891</text:p>
          </table:table-cell>
          <table:table-cell table:number-columns-repeated="5"/>
          <table:table-cell table:formula="of:=RAND()" office:value-type="float" office:value="0.260578544693999" calcext:value-type="float">
            <text:p>0.2605785447</text:p>
          </table:table-cell>
          <table:table-cell table:formula="of:=RAND()" office:value-type="float" office:value="0.527328382129781" calcext:value-type="float">
            <text:p>0.5273283821</text:p>
          </table:table-cell>
          <table:table-cell/>
          <table:table-cell table:formula="of:=[.Q63]+0.05" office:value-type="float" office:value="0.05" calcext:value-type="float">
            <text:p>0.05</text:p>
          </table:table-cell>
          <table:table-cell table:formula="of:=[.N64]/SUM([.$N64:.$O64])" office:value-type="float" office:value="0.330722495034339" calcext:value-type="float">
            <text:p>0.330722495</text:p>
          </table:table-cell>
          <table:table-cell table:formula="of:=[.O64]/SUM([.$N64:.$O64])" office:value-type="float" office:value="0.669277504965661" calcext:value-type="float">
            <text:p>0.66927750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1-SUM([.D65:.M65])" office:value-type="float" office:value="0.97294631382422" calcext:value-type="float">
            <text:p>0.9729463138</text:p>
          </table:table-cell>
          <table:table-cell table:formula="of:=IF(MOD(ROW(); 2)=MOD(COLUMN()+1;2); [.$Q65]*[.$Q65] + [.$Q65]*(1-[.$Q65])*[.R65]; [.$Q65]*(1-[.$Q65])*[.R65])" office:value-type="float" office:value="0.00775783981815776" calcext:value-type="float">
            <text:p>0.0077578398</text:p>
          </table:table-cell>
          <table:table-cell table:number-columns-repeated="3"/>
          <table:table-cell office:value-type="float" office:value="0.0192958463576225" calcext:value-type="float">
            <text:p>0.0192958464</text:p>
          </table:table-cell>
          <table:table-cell table:number-columns-repeated="5"/>
          <table:table-cell table:formula="of:=RAND()" office:value-type="float" office:value="0.118366393609904" calcext:value-type="float">
            <text:p>0.1183663936</text:p>
          </table:table-cell>
          <table:table-cell table:formula="of:=RAND()" office:value-type="float" office:value="0.95097080396954" calcext:value-type="float">
            <text:p>0.950970804</text:p>
          </table:table-cell>
          <table:table-cell/>
          <table:table-cell table:formula="of:=[.Q64]" office:value-type="float" office:value="0.05" calcext:value-type="float">
            <text:p>0.05</text:p>
          </table:table-cell>
          <table:table-cell table:formula="of:=[.N65]/SUM([.$N65:.$O65])" office:value-type="float" office:value="0.110691364592795" calcext:value-type="float">
            <text:p>0.1106913646</text:p>
          </table:table-cell>
          <table:table-cell table:formula="of:=[.O65]/SUM([.$N65:.$O65])" office:value-type="float" office:value="0.889308635407205" calcext:value-type="float">
            <text:p>0.889308635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1-SUM([.D66:.M66])" office:value-type="float" office:value="0.92286422755796" calcext:value-type="float">
            <text:p>0.9228642276</text:p>
          </table:table-cell>
          <table:table-cell table:formula="of:=IF(MOD(ROW(); 2)=MOD(COLUMN()+1;2); [.$Q66]*[.$Q66] + [.$Q66]*(1-[.$Q66])*[.R66]; [.$Q66]*(1-[.$Q66])*[.R66])" office:value-type="float" office:value="0.0311125205815359" calcext:value-type="float">
            <text:p>0.0311125206</text:p>
          </table:table-cell>
          <table:table-cell table:number-columns-repeated="3"/>
          <table:table-cell office:value-type="float" office:value="0.0460232518605044" calcext:value-type="float">
            <text:p>0.0460232519</text:p>
          </table:table-cell>
          <table:table-cell table:number-columns-repeated="5"/>
          <table:table-cell table:formula="of:=RAND()" office:value-type="float" office:value="0.250210076686926" calcext:value-type="float">
            <text:p>0.2502100767</text:p>
          </table:table-cell>
          <table:table-cell table:formula="of:=RAND()" office:value-type="float" office:value="0.473579140030779" calcext:value-type="float">
            <text:p>0.47357914</text:p>
          </table:table-cell>
          <table:table-cell/>
          <table:table-cell table:formula="of:=[.Q65]+0.05" office:value-type="float" office:value="0.1" calcext:value-type="float">
            <text:p>0.1</text:p>
          </table:table-cell>
          <table:table-cell table:formula="of:=[.N66]/SUM([.$N66:.$O66])" office:value-type="float" office:value="0.345694673128177" calcext:value-type="float">
            <text:p>0.3456946731</text:p>
          </table:table-cell>
          <table:table-cell table:formula="of:=[.O66]/SUM([.$N66:.$O66])" office:value-type="float" office:value="0.654305326871823" calcext:value-type="float">
            <text:p>0.654305326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1-SUM([.D67:.M67])" office:value-type="float" office:value="0.931787097552812" calcext:value-type="float">
            <text:p>0.9317870976</text:p>
          </table:table-cell>
          <table:table-cell table:formula="of:=IF(MOD(ROW(); 2)=MOD(COLUMN()+1;2); [.$Q67]*[.$Q67] + [.$Q67]*(1-[.$Q67])*[.R67]; [.$Q67]*(1-[.$Q67])*[.R67])" office:value-type="float" office:value="0.0178837086465138" calcext:value-type="float">
            <text:p>0.0178837086</text:p>
          </table:table-cell>
          <table:table-cell table:number-columns-repeated="3"/>
          <table:table-cell office:value-type="float" office:value="0.0503291938006745" calcext:value-type="float">
            <text:p>0.0503291938</text:p>
          </table:table-cell>
          <table:table-cell table:number-columns-repeated="5"/>
          <table:table-cell table:formula="of:=RAND()" office:value-type="float" office:value="0.0446372545557097" calcext:value-type="float">
            <text:p>0.0446372546</text:p>
          </table:table-cell>
          <table:table-cell table:formula="of:=RAND()" office:value-type="float" office:value="0.464939277269878" calcext:value-type="float">
            <text:p>0.4649392773</text:p>
          </table:table-cell>
          <table:table-cell/>
          <table:table-cell table:formula="of:=[.Q66]" office:value-type="float" office:value="0.1" calcext:value-type="float">
            <text:p>0.1</text:p>
          </table:table-cell>
          <table:table-cell table:formula="of:=[.N67]/SUM([.$N67:.$O67])" office:value-type="float" office:value="0.0875967627390416" calcext:value-type="float">
            <text:p>0.0875967627</text:p>
          </table:table-cell>
          <table:table-cell table:formula="of:=[.O67]/SUM([.$N67:.$O67])" office:value-type="float" office:value="0.912403237260958" calcext:value-type="float">
            <text:p>0.912403237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1-SUM([.D68:.M68])" office:value-type="float" office:value="0.845381933880418" calcext:value-type="float">
            <text:p>0.8453819339</text:p>
          </table:table-cell>
          <table:table-cell table:formula="of:=IF(MOD(ROW(); 2)=MOD(COLUMN()+1;2); [.$Q68]*[.$Q68] + [.$Q68]*(1-[.$Q68])*[.R68]; [.$Q68]*(1-[.$Q68])*[.R68])" office:value-type="float" office:value="0.0510796856917822" calcext:value-type="float">
            <text:p>0.0510796857</text:p>
          </table:table-cell>
          <table:table-cell table:number-columns-repeated="3"/>
          <table:table-cell office:value-type="float" office:value="0.1035383804278" calcext:value-type="float">
            <text:p>0.1035383804</text:p>
          </table:table-cell>
          <table:table-cell table:number-columns-repeated="5"/>
          <table:table-cell table:formula="of:=RAND()" office:value-type="float" office:value="0.655055161681958" calcext:value-type="float">
            <text:p>0.6550551617</text:p>
          </table:table-cell>
          <table:table-cell table:formula="of:=RAND()" office:value-type="float" office:value="0.980027983081527" calcext:value-type="float">
            <text:p>0.9800279831</text:p>
          </table:table-cell>
          <table:table-cell/>
          <table:table-cell table:formula="of:=[.Q67]+0.05" office:value-type="float" office:value="0.15" calcext:value-type="float">
            <text:p>0.15</text:p>
          </table:table-cell>
          <table:table-cell table:formula="of:=[.N68]/SUM([.$N68:.$O68])" office:value-type="float" office:value="0.4006249858179" calcext:value-type="float">
            <text:p>0.4006249858</text:p>
          </table:table-cell>
          <table:table-cell table:formula="of:=[.O68]/SUM([.$N68:.$O68])" office:value-type="float" office:value="0.5993750141821" calcext:value-type="float">
            <text:p>0.599375014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1-SUM([.D69:.M69])" office:value-type="float" office:value="0.839325948088979" calcext:value-type="float">
            <text:p>0.8393259481</text:p>
          </table:table-cell>
          <table:table-cell table:formula="of:=IF(MOD(ROW(); 2)=MOD(COLUMN()+1;2); [.$Q69]*[.$Q69] + [.$Q69]*(1-[.$Q69])*[.R69]; [.$Q69]*(1-[.$Q69])*[.R69])" office:value-type="float" office:value="0.136495437324008" calcext:value-type="float">
            <text:p>0.1364954373</text:p>
          </table:table-cell>
          <table:table-cell table:number-columns-repeated="3"/>
          <table:table-cell office:value-type="float" office:value="0.0241786145870135" calcext:value-type="float">
            <text:p>0.0241786146</text:p>
          </table:table-cell>
          <table:table-cell table:number-columns-repeated="5"/>
          <table:table-cell table:formula="of:=RAND()" office:value-type="float" office:value="0.0777400863589719" calcext:value-type="float">
            <text:p>0.0777400864</text:p>
          </table:table-cell>
          <table:table-cell table:formula="of:=RAND()" office:value-type="float" office:value="0.00920954288449138" calcext:value-type="float">
            <text:p>0.0092095429</text:p>
          </table:table-cell>
          <table:table-cell/>
          <table:table-cell table:formula="of:=[.Q68]" office:value-type="float" office:value="0.15" calcext:value-type="float">
            <text:p>0.15</text:p>
          </table:table-cell>
          <table:table-cell table:formula="of:=[.N69]/SUM([.$N69:.$O69])" office:value-type="float" office:value="0.894081861364766" calcext:value-type="float">
            <text:p>0.8940818614</text:p>
          </table:table-cell>
          <table:table-cell table:formula="of:=[.O69]/SUM([.$N69:.$O69])" office:value-type="float" office:value="0.105918138635235" calcext:value-type="float">
            <text:p>0.105918138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1-SUM([.D70:.M70])" office:value-type="float" office:value="0.703199749422368" calcext:value-type="float">
            <text:p>0.7031997494</text:p>
          </table:table-cell>
          <table:table-cell table:formula="of:=IF(MOD(ROW(); 2)=MOD(COLUMN()+1;2); [.$Q70]*[.$Q70] + [.$Q70]*(1-[.$Q70])*[.R70]; [.$Q70]*(1-[.$Q70])*[.R70])" office:value-type="float" office:value="0.131301261675741" calcext:value-type="float">
            <text:p>0.1313012617</text:p>
          </table:table-cell>
          <table:table-cell table:number-columns-repeated="3"/>
          <table:table-cell office:value-type="float" office:value="0.165498988901891" calcext:value-type="float">
            <text:p>0.1654989889</text:p>
          </table:table-cell>
          <table:table-cell table:number-columns-repeated="5"/>
          <table:table-cell table:formula="of:=RAND()" office:value-type="float" office:value="0.669308031094261" calcext:value-type="float">
            <text:p>0.6693080311</text:p>
          </table:table-cell>
          <table:table-cell table:formula="of:=RAND()" office:value-type="float" office:value="0.146291785757057" calcext:value-type="float">
            <text:p>0.1462917858</text:p>
          </table:table-cell>
          <table:table-cell/>
          <table:table-cell table:formula="of:=[.Q69]+0.05" office:value-type="float" office:value="0.2" calcext:value-type="float">
            <text:p>0.2</text:p>
          </table:table-cell>
          <table:table-cell table:formula="of:=[.N70]/SUM([.$N70:.$O70])" office:value-type="float" office:value="0.820632885473384" calcext:value-type="float">
            <text:p>0.8206328855</text:p>
          </table:table-cell>
          <table:table-cell table:formula="of:=[.O70]/SUM([.$N70:.$O70])" office:value-type="float" office:value="0.179367114526616" calcext:value-type="float">
            <text:p>0.179367114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1-SUM([.D71:.M71])" office:value-type="float" office:value="0.845150033794915" calcext:value-type="float">
            <text:p>0.8451500338</text:p>
          </table:table-cell>
          <table:table-cell table:formula="of:=IF(MOD(ROW(); 2)=MOD(COLUMN()+1;2); [.$Q71]*[.$Q71] + [.$Q71]*(1-[.$Q71])*[.R71]; [.$Q71]*(1-[.$Q71])*[.R71])" office:value-type="float" office:value="0.0905397202625167" calcext:value-type="float">
            <text:p>0.0905397203</text:p>
          </table:table-cell>
          <table:table-cell table:number-columns-repeated="3"/>
          <table:table-cell office:value-type="float" office:value="0.0643102459425685" calcext:value-type="float">
            <text:p>0.0643102459</text:p>
          </table:table-cell>
          <table:table-cell table:number-columns-repeated="5"/>
          <table:table-cell table:formula="of:=RAND()" office:value-type="float" office:value="0.0663448135601357" calcext:value-type="float">
            <text:p>0.0663448136</text:p>
          </table:table-cell>
          <table:table-cell table:formula="of:=RAND()" office:value-type="float" office:value="0.143691374105401" calcext:value-type="float">
            <text:p>0.1436913741</text:p>
          </table:table-cell>
          <table:table-cell/>
          <table:table-cell table:formula="of:=[.Q70]" office:value-type="float" office:value="0.2" calcext:value-type="float">
            <text:p>0.2</text:p>
          </table:table-cell>
          <table:table-cell table:formula="of:=[.N71]/SUM([.$N71:.$O71])" office:value-type="float" office:value="0.31587325164073" calcext:value-type="float">
            <text:p>0.3158732516</text:p>
          </table:table-cell>
          <table:table-cell table:formula="of:=[.O71]/SUM([.$N71:.$O71])" office:value-type="float" office:value="0.68412674835927" calcext:value-type="float">
            <text:p>0.684126748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1-SUM([.D72:.M72])" office:value-type="float" office:value="0.633399907236777" calcext:value-type="float">
            <text:p>0.6333999072</text:p>
          </table:table-cell>
          <table:table-cell table:formula="of:=IF(MOD(ROW(); 2)=MOD(COLUMN()+1;2); [.$Q72]*[.$Q72] + [.$Q72]*(1-[.$Q72])*[.R72]; [.$Q72]*(1-[.$Q72])*[.R72])" office:value-type="float" office:value="0.158432220560389" calcext:value-type="float">
            <text:p>0.1584322206</text:p>
          </table:table-cell>
          <table:table-cell table:number-columns-repeated="3"/>
          <table:table-cell office:value-type="float" office:value="0.208167872202834" calcext:value-type="float">
            <text:p>0.2081678722</text:p>
          </table:table-cell>
          <table:table-cell table:number-columns-repeated="5"/>
          <table:table-cell table:formula="of:=RAND()" office:value-type="float" office:value="0.779092239099555" calcext:value-type="float">
            <text:p>0.7790922391</text:p>
          </table:table-cell>
          <table:table-cell table:formula="of:=RAND()" office:value-type="float" office:value="0.142941134632565" calcext:value-type="float">
            <text:p>0.1429411346</text:p>
          </table:table-cell>
          <table:table-cell/>
          <table:table-cell table:formula="of:=[.Q71]+0.05" office:value-type="float" office:value="0.25" calcext:value-type="float">
            <text:p>0.25</text:p>
          </table:table-cell>
          <table:table-cell table:formula="of:=[.N72]/SUM([.$N72:.$O72])" office:value-type="float" office:value="0.84497184298874" calcext:value-type="float">
            <text:p>0.844971843</text:p>
          </table:table-cell>
          <table:table-cell table:formula="of:=[.O72]/SUM([.$N72:.$O72])" office:value-type="float" office:value="0.15502815701126" calcext:value-type="float">
            <text:p>0.15502815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1-SUM([.D73:.M73])" office:value-type="float" office:value="0.753093683321996" calcext:value-type="float">
            <text:p>0.7530936833</text:p>
          </table:table-cell>
          <table:table-cell table:formula="of:=IF(MOD(ROW(); 2)=MOD(COLUMN()+1;2); [.$Q73]*[.$Q73] + [.$Q73]*(1-[.$Q73])*[.R73]; [.$Q73]*(1-[.$Q73])*[.R73])" office:value-type="float" office:value="0.163277281398632" calcext:value-type="float">
            <text:p>0.1632772814</text:p>
          </table:table-cell>
          <table:table-cell table:number-columns-repeated="3"/>
          <table:table-cell office:value-type="float" office:value="0.0836290352793722" calcext:value-type="float">
            <text:p>0.0836290353</text:p>
          </table:table-cell>
          <table:table-cell table:number-columns-repeated="5"/>
          <table:table-cell table:formula="of:=RAND()" office:value-type="float" office:value="0.917083272826858" calcext:value-type="float">
            <text:p>0.9170832728</text:p>
          </table:table-cell>
          <table:table-cell table:formula="of:=RAND()" office:value-type="float" office:value="0.789185355068184" calcext:value-type="float">
            <text:p>0.7891853551</text:p>
          </table:table-cell>
          <table:table-cell/>
          <table:table-cell table:formula="of:=[.Q72]" office:value-type="float" office:value="0.25" calcext:value-type="float">
            <text:p>0.25</text:p>
          </table:table-cell>
          <table:table-cell table:formula="of:=[.N73]/SUM([.$N73:.$O73])" office:value-type="float" office:value="0.537478834126036" calcext:value-type="float">
            <text:p>0.5374788341</text:p>
          </table:table-cell>
          <table:table-cell table:formula="of:=[.O73]/SUM([.$N73:.$O73])" office:value-type="float" office:value="0.462521165873964" calcext:value-type="float">
            <text:p>0.462521165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1-SUM([.D74:.M74])" office:value-type="float" office:value="0.789163167790295" calcext:value-type="float">
            <text:p>0.7891631678</text:p>
          </table:table-cell>
          <table:table-cell table:formula="of:=IF(MOD(ROW(); 2)=MOD(COLUMN()+1;2); [.$Q74]*[.$Q74] + [.$Q74]*(1-[.$Q74])*[.R74]; [.$Q74]*(1-[.$Q74])*[.R74])" office:value-type="float" office:value="0.0919786656036628" calcext:value-type="float">
            <text:p>0.0919786656</text:p>
          </table:table-cell>
          <table:table-cell table:number-columns-repeated="3"/>
          <table:table-cell office:value-type="float" office:value="0.118858166606042" calcext:value-type="float">
            <text:p>0.1188581666</text:p>
          </table:table-cell>
          <table:table-cell table:number-columns-repeated="5"/>
          <table:table-cell table:formula="of:=RAND()" office:value-type="float" office:value="0.669696689932607" calcext:value-type="float">
            <text:p>0.6696966899</text:p>
          </table:table-cell>
          <table:table-cell table:formula="of:=RAND()" office:value-type="float" office:value="0.859313368680887" calcext:value-type="float">
            <text:p>0.8593133687</text:p>
          </table:table-cell>
          <table:table-cell/>
          <table:table-cell table:formula="of:=[.Q73]+0.05" office:value-type="float" office:value="0.3" calcext:value-type="float">
            <text:p>0.3</text:p>
          </table:table-cell>
          <table:table-cell table:formula="of:=[.N74]/SUM([.$N74:.$O74])" office:value-type="float" office:value="0.437993645731728" calcext:value-type="float">
            <text:p>0.4379936457</text:p>
          </table:table-cell>
          <table:table-cell table:formula="of:=[.O74]/SUM([.$N74:.$O74])" office:value-type="float" office:value="0.562006354268272" calcext:value-type="float">
            <text:p>0.562006354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1-SUM([.D75:.M75])" office:value-type="float" office:value="0.606657395778719" calcext:value-type="float">
            <text:p>0.6066573958</text:p>
          </table:table-cell>
          <table:table-cell table:formula="of:=IF(MOD(ROW(); 2)=MOD(COLUMN()+1;2); [.$Q75]*[.$Q75] + [.$Q75]*(1-[.$Q75])*[.R75]; [.$Q75]*(1-[.$Q75])*[.R75])" office:value-type="float" office:value="0.225727445649511" calcext:value-type="float">
            <text:p>0.2257274456</text:p>
          </table:table-cell>
          <table:table-cell table:number-columns-repeated="3"/>
          <table:table-cell office:value-type="float" office:value="0.16761515857177" calcext:value-type="float">
            <text:p>0.1676151586</text:p>
          </table:table-cell>
          <table:table-cell table:number-columns-repeated="5"/>
          <table:table-cell table:formula="of:=RAND()" office:value-type="float" office:value="0.779717390309088" calcext:value-type="float">
            <text:p>0.7797173903</text:p>
          </table:table-cell>
          <table:table-cell table:formula="of:=RAND()" office:value-type="float" office:value="0.426675695343874" calcext:value-type="float">
            <text:p>0.4266756953</text:p>
          </table:table-cell>
          <table:table-cell/>
          <table:table-cell table:formula="of:=[.Q74]" office:value-type="float" office:value="0.3" calcext:value-type="float">
            <text:p>0.3</text:p>
          </table:table-cell>
          <table:table-cell table:formula="of:=[.N75]/SUM([.$N75:.$O75])" office:value-type="float" office:value="0.646321169759577" calcext:value-type="float">
            <text:p>0.6463211698</text:p>
          </table:table-cell>
          <table:table-cell table:formula="of:=[.O75]/SUM([.$N75:.$O75])" office:value-type="float" office:value="0.353678830240423" calcext:value-type="float">
            <text:p>0.353678830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1-SUM([.D76:.M76])" office:value-type="float" office:value="0.683201562761465" calcext:value-type="float">
            <text:p>0.6832015628</text:p>
          </table:table-cell>
          <table:table-cell table:formula="of:=IF(MOD(ROW(); 2)=MOD(COLUMN()+1;2); [.$Q76]*[.$Q76] + [.$Q76]*(1-[.$Q76])*[.R76]; [.$Q76]*(1-[.$Q76])*[.R76])" office:value-type="float" office:value="0.0519776535019007" calcext:value-type="float">
            <text:p>0.0519776535</text:p>
          </table:table-cell>
          <table:table-cell table:number-columns-repeated="3"/>
          <table:table-cell office:value-type="float" office:value="0.264820783736634" calcext:value-type="float">
            <text:p>0.2648207837</text:p>
          </table:table-cell>
          <table:table-cell table:number-columns-repeated="5"/>
          <table:table-cell table:formula="of:=RAND()" office:value-type="float" office:value="0.274028172367252" calcext:value-type="float">
            <text:p>0.2740281724</text:p>
          </table:table-cell>
          <table:table-cell table:formula="of:=RAND()" office:value-type="float" office:value="0.925360507448204" calcext:value-type="float">
            <text:p>0.9253605074</text:p>
          </table:table-cell>
          <table:table-cell/>
          <table:table-cell table:formula="of:=[.Q75]+0.05" office:value-type="float" office:value="0.35" calcext:value-type="float">
            <text:p>0.35</text:p>
          </table:table-cell>
          <table:table-cell table:formula="of:=[.N76]/SUM([.$N76:.$O76])" office:value-type="float" office:value="0.228473202206157" calcext:value-type="float">
            <text:p>0.2284732022</text:p>
          </table:table-cell>
          <table:table-cell table:formula="of:=[.O76]/SUM([.$N76:.$O76])" office:value-type="float" office:value="0.771526797793843" calcext:value-type="float">
            <text:p>0.771526797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1-SUM([.D77:.M77])" office:value-type="float" office:value="0.644801644875083" calcext:value-type="float">
            <text:p>0.6448016449</text:p>
          </table:table-cell>
          <table:table-cell table:formula="of:=IF(MOD(ROW(); 2)=MOD(COLUMN()+1;2); [.$Q77]*[.$Q77] + [.$Q77]*(1-[.$Q77])*[.R77]; [.$Q77]*(1-[.$Q77])*[.R77])" office:value-type="float" office:value="0.235567473533119" calcext:value-type="float">
            <text:p>0.2355674735</text:p>
          </table:table-cell>
          <table:table-cell table:number-columns-repeated="3"/>
          <table:table-cell office:value-type="float" office:value="0.119630881591798" calcext:value-type="float">
            <text:p>0.1196308816</text:p>
          </table:table-cell>
          <table:table-cell table:number-columns-repeated="5"/>
          <table:table-cell table:formula="of:=RAND()" office:value-type="float" office:value="0.899381378316321" calcext:value-type="float">
            <text:p>0.8993813783</text:p>
          </table:table-cell>
          <table:table-cell table:formula="of:=RAND()" office:value-type="float" office:value="0.910239524790086" calcext:value-type="float">
            <text:p>0.9102395248</text:p>
          </table:table-cell>
          <table:table-cell/>
          <table:table-cell table:formula="of:=[.Q76]" office:value-type="float" office:value="0.35" calcext:value-type="float">
            <text:p>0.35</text:p>
          </table:table-cell>
          <table:table-cell table:formula="of:=[.N77]/SUM([.$N77:.$O77])" office:value-type="float" office:value="0.496999883662063" calcext:value-type="float">
            <text:p>0.4969998837</text:p>
          </table:table-cell>
          <table:table-cell table:formula="of:=[.O77]/SUM([.$N77:.$O77])" office:value-type="float" office:value="0.503000116337937" calcext:value-type="float">
            <text:p>0.503000116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1-SUM([.D78:.M78])" office:value-type="float" office:value="0.499646726320984" calcext:value-type="float">
            <text:p>0.4996467263</text:p>
          </table:table-cell>
          <table:table-cell table:formula="of:=IF(MOD(ROW(); 2)=MOD(COLUMN()+1;2); [.$Q78]*[.$Q78] + [.$Q78]*(1-[.$Q78])*[.R78]; [.$Q78]*(1-[.$Q78])*[.R78])" office:value-type="float" office:value="0.131383014553561" calcext:value-type="float">
            <text:p>0.1313830146</text:p>
          </table:table-cell>
          <table:table-cell table:number-columns-repeated="3"/>
          <table:table-cell office:value-type="float" office:value="0.368970259125455" calcext:value-type="float">
            <text:p>0.3689702591</text:p>
          </table:table-cell>
          <table:table-cell table:number-columns-repeated="5"/>
          <table:table-cell table:formula="of:=RAND()" office:value-type="float" office:value="0.821233958820812" calcext:value-type="float">
            <text:p>0.8212339588</text:p>
          </table:table-cell>
          <table:table-cell table:formula="of:=RAND()" office:value-type="float" office:value="0.678930661291815" calcext:value-type="float">
            <text:p>0.6789306613</text:p>
          </table:table-cell>
          <table:table-cell/>
          <table:table-cell table:formula="of:=[.Q77]+0.05" office:value-type="float" office:value="0.4" calcext:value-type="float">
            <text:p>0.4</text:p>
          </table:table-cell>
          <table:table-cell table:formula="of:=[.N78]/SUM([.$N78:.$O78])" office:value-type="float" office:value="0.547429227306505" calcext:value-type="float">
            <text:p>0.5474292273</text:p>
          </table:table-cell>
          <table:table-cell table:formula="of:=[.O78]/SUM([.$N78:.$O78])" office:value-type="float" office:value="0.452570772693495" calcext:value-type="float">
            <text:p>0.452570772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1-SUM([.D79:.M79])" office:value-type="float" office:value="0.672529885655941" calcext:value-type="float">
            <text:p>0.6725298857</text:p>
          </table:table-cell>
          <table:table-cell table:formula="of:=IF(MOD(ROW(); 2)=MOD(COLUMN()+1;2); [.$Q79]*[.$Q79] + [.$Q79]*(1-[.$Q79])*[.R79]; [.$Q79]*(1-[.$Q79])*[.R79])" office:value-type="float" office:value="0.215791893101041" calcext:value-type="float">
            <text:p>0.2157918931</text:p>
          </table:table-cell>
          <table:table-cell table:number-columns-repeated="3"/>
          <table:table-cell office:value-type="float" office:value="0.111678221243018" calcext:value-type="float">
            <text:p>0.1116782212</text:p>
          </table:table-cell>
          <table:table-cell table:number-columns-repeated="5"/>
          <table:table-cell table:formula="of:=RAND()" office:value-type="float" office:value="0.257654324756004" calcext:value-type="float">
            <text:p>0.2576543248</text:p>
          </table:table-cell>
          <table:table-cell table:formula="of:=RAND()" office:value-type="float" office:value="0.850697346148081" calcext:value-type="float">
            <text:p>0.8506973461</text:p>
          </table:table-cell>
          <table:table-cell/>
          <table:table-cell table:formula="of:=[.Q78]" office:value-type="float" office:value="0.4" calcext:value-type="float">
            <text:p>0.4</text:p>
          </table:table-cell>
          <table:table-cell table:formula="of:=[.N79]/SUM([.$N79:.$O79])" office:value-type="float" office:value="0.232466221254338" calcext:value-type="float">
            <text:p>0.2324662213</text:p>
          </table:table-cell>
          <table:table-cell table:formula="of:=[.O79]/SUM([.$N79:.$O79])" office:value-type="float" office:value="0.767533778745662" calcext:value-type="float">
            <text:p>0.767533778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1-SUM([.D80:.M80])" office:value-type="float" office:value="0.546392399264372" calcext:value-type="float">
            <text:p>0.5463923993</text:p>
          </table:table-cell>
          <table:table-cell table:formula="of:=IF(MOD(ROW(); 2)=MOD(COLUMN()+1;2); [.$Q80]*[.$Q80] + [.$Q80]*(1-[.$Q80])*[.R80]; [.$Q80]*(1-[.$Q80])*[.R80])" office:value-type="float" office:value="0.125046496318178" calcext:value-type="float">
            <text:p>0.1250464963</text:p>
          </table:table-cell>
          <table:table-cell table:number-columns-repeated="3"/>
          <table:table-cell office:value-type="float" office:value="0.32856110441745" calcext:value-type="float">
            <text:p>0.3285611044</text:p>
          </table:table-cell>
          <table:table-cell table:number-columns-repeated="5"/>
          <table:table-cell table:formula="of:=RAND()" office:value-type="float" office:value="0.564298478537239" calcext:value-type="float">
            <text:p>0.5642984785</text:p>
          </table:table-cell>
          <table:table-cell table:formula="of:=RAND()" office:value-type="float" office:value="0.552597056725062" calcext:value-type="float">
            <text:p>0.5525970567</text:p>
          </table:table-cell>
          <table:table-cell/>
          <table:table-cell table:formula="of:=[.Q79]+0.05" office:value-type="float" office:value="0.45" calcext:value-type="float">
            <text:p>0.45</text:p>
          </table:table-cell>
          <table:table-cell table:formula="of:=[.N80]/SUM([.$N80:.$O80])" office:value-type="float" office:value="0.505238368962335" calcext:value-type="float">
            <text:p>0.505238369</text:p>
          </table:table-cell>
          <table:table-cell table:formula="of:=[.O80]/SUM([.$N80:.$O80])" office:value-type="float" office:value="0.494761631037665" calcext:value-type="float">
            <text:p>0.49476163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1-SUM([.D81:.M81])" office:value-type="float" office:value="0.468023812102729" calcext:value-type="float">
            <text:p>0.4680238121</text:p>
          </table:table-cell>
          <table:table-cell table:formula="of:=IF(MOD(ROW(); 2)=MOD(COLUMN()+1;2); [.$Q81]*[.$Q81] + [.$Q81]*(1-[.$Q81])*[.R81]; [.$Q81]*(1-[.$Q81])*[.R81])" office:value-type="float" office:value="0.368865577528804" calcext:value-type="float">
            <text:p>0.3688655775</text:p>
          </table:table-cell>
          <table:table-cell table:number-columns-repeated="3"/>
          <table:table-cell office:value-type="float" office:value="0.163110610368467" calcext:value-type="float">
            <text:p>0.1631106104</text:p>
          </table:table-cell>
          <table:table-cell table:number-columns-repeated="5"/>
          <table:table-cell table:formula="of:=RAND()" office:value-type="float" office:value="0.851289267768152" calcext:value-type="float">
            <text:p>0.8512892678</text:p>
          </table:table-cell>
          <table:table-cell table:formula="of:=RAND()" office:value-type="float" office:value="0.415163185331039" calcext:value-type="float">
            <text:p>0.4151631853</text:p>
          </table:table-cell>
          <table:table-cell/>
          <table:table-cell table:formula="of:=[.Q80]" office:value-type="float" office:value="0.45" calcext:value-type="float">
            <text:p>0.45</text:p>
          </table:table-cell>
          <table:table-cell table:formula="of:=[.N81]/SUM([.$N81:.$O81])" office:value-type="float" office:value="0.672184151631532" calcext:value-type="float">
            <text:p>0.6721841516</text:p>
          </table:table-cell>
          <table:table-cell table:formula="of:=[.O81]/SUM([.$N81:.$O81])" office:value-type="float" office:value="0.327815848368468" calcext:value-type="float">
            <text:p>0.327815848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1-SUM([.D82:.M82])" office:value-type="float" office:value="0.424027095311729" calcext:value-type="float">
            <text:p>0.4240270953</text:p>
          </table:table-cell>
          <table:table-cell table:formula="of:=IF(MOD(ROW(); 2)=MOD(COLUMN()+1;2); [.$Q82]*[.$Q82] + [.$Q82]*(1-[.$Q82])*[.R82]; [.$Q82]*(1-[.$Q82])*[.R82])" office:value-type="float" office:value="0.1323461627605" calcext:value-type="float">
            <text:p>0.1323461628</text:p>
          </table:table-cell>
          <table:table-cell table:number-columns-repeated="3"/>
          <table:table-cell office:value-type="float" office:value="0.443626741927771" calcext:value-type="float">
            <text:p>0.4436267419</text:p>
          </table:table-cell>
          <table:table-cell table:number-columns-repeated="5"/>
          <table:table-cell table:formula="of:=RAND()" office:value-type="float" office:value="0.393930587102659" calcext:value-type="float">
            <text:p>0.3939305871</text:p>
          </table:table-cell>
          <table:table-cell table:formula="of:=RAND()" office:value-type="float" office:value="0.3501986322226" calcext:value-type="float">
            <text:p>0.3501986322</text:p>
          </table:table-cell>
          <table:table-cell/>
          <table:table-cell table:formula="of:=[.Q81]+0.05" office:value-type="float" office:value="0.5" calcext:value-type="float">
            <text:p>0.5</text:p>
          </table:table-cell>
          <table:table-cell table:formula="of:=[.N82]/SUM([.$N82:.$O82])" office:value-type="float" office:value="0.529384651042001" calcext:value-type="float">
            <text:p>0.529384651</text:p>
          </table:table-cell>
          <table:table-cell table:formula="of:=[.O82]/SUM([.$N82:.$O82])" office:value-type="float" office:value="0.470615348957999" calcext:value-type="float">
            <text:p>0.47061534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1-SUM([.D83:.M83])" office:value-type="float" office:value="0.348633436998197" calcext:value-type="float">
            <text:p>0.348633437</text:p>
          </table:table-cell>
          <table:table-cell table:formula="of:=IF(MOD(ROW(); 2)=MOD(COLUMN()+1;2); [.$Q83]*[.$Q83] + [.$Q83]*(1-[.$Q83])*[.R83]; [.$Q83]*(1-[.$Q83])*[.R83])" office:value-type="float" office:value="0.427228641319277" calcext:value-type="float">
            <text:p>0.4272286413</text:p>
          </table:table-cell>
          <table:table-cell table:number-columns-repeated="3"/>
          <table:table-cell office:value-type="float" office:value="0.224137921682526" calcext:value-type="float">
            <text:p>0.2241379217</text:p>
          </table:table-cell>
          <table:table-cell table:number-columns-repeated="5"/>
          <table:table-cell table:formula="of:=RAND()" office:value-type="float" office:value="0.621073765098117" calcext:value-type="float">
            <text:p>0.6210737651</text:p>
          </table:table-cell>
          <table:table-cell table:formula="of:=RAND()" office:value-type="float" office:value="0.255017368472181" calcext:value-type="float">
            <text:p>0.2550173685</text:p>
          </table:table-cell>
          <table:table-cell/>
          <table:table-cell table:formula="of:=[.Q82]" office:value-type="float" office:value="0.5" calcext:value-type="float">
            <text:p>0.5</text:p>
          </table:table-cell>
          <table:table-cell table:formula="of:=[.N83]/SUM([.$N83:.$O83])" office:value-type="float" office:value="0.708914565277108" calcext:value-type="float">
            <text:p>0.7089145653</text:p>
          </table:table-cell>
          <table:table-cell table:formula="of:=[.O83]/SUM([.$N83:.$O83])" office:value-type="float" office:value="0.291085434722892" calcext:value-type="float">
            <text:p>0.291085434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1-SUM([.D84:.M84])" office:value-type="float" office:value="0.381575245465954" calcext:value-type="float">
            <text:p>0.3815752455</text:p>
          </table:table-cell>
          <table:table-cell table:formula="of:=IF(MOD(ROW(); 2)=MOD(COLUMN()+1;2); [.$Q84]*[.$Q84] + [.$Q84]*(1-[.$Q84])*[.R84]; [.$Q84]*(1-[.$Q84])*[.R84])" office:value-type="float" office:value="0.221610678520475" calcext:value-type="float">
            <text:p>0.2216106785</text:p>
          </table:table-cell>
          <table:table-cell table:number-columns-repeated="3"/>
          <table:table-cell office:value-type="float" office:value="0.396814076013571" calcext:value-type="float">
            <text:p>0.396814076</text:p>
          </table:table-cell>
          <table:table-cell table:number-columns-repeated="5"/>
          <table:table-cell table:formula="of:=RAND()" office:value-type="float" office:value="0.694575012312271" calcext:value-type="float">
            <text:p>0.6945750123</text:p>
          </table:table-cell>
          <table:table-cell table:formula="of:=RAND()" office:value-type="float" office:value="0.0811426412547007" calcext:value-type="float">
            <text:p>0.0811426413</text:p>
          </table:table-cell>
          <table:table-cell/>
          <table:table-cell table:formula="of:=[.Q83]+0.05" office:value-type="float" office:value="0.55" calcext:value-type="float">
            <text:p>0.55</text:p>
          </table:table-cell>
          <table:table-cell table:formula="of:=[.N84]/SUM([.$N84:.$O84])" office:value-type="float" office:value="0.895396680890806" calcext:value-type="float">
            <text:p>0.8953966809</text:p>
          </table:table-cell>
          <table:table-cell table:formula="of:=[.O84]/SUM([.$N84:.$O84])" office:value-type="float" office:value="0.104603319109193" calcext:value-type="float">
            <text:p>0.104603319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1-SUM([.D85:.M85])" office:value-type="float" office:value="0.396100587350575" calcext:value-type="float">
            <text:p>0.3961005874</text:p>
          </table:table-cell>
          <table:table-cell table:formula="of:=IF(MOD(ROW(); 2)=MOD(COLUMN()+1;2); [.$Q85]*[.$Q85] + [.$Q85]*(1-[.$Q85])*[.R85]; [.$Q85]*(1-[.$Q85])*[.R85])" office:value-type="float" office:value="0.368365193975618" calcext:value-type="float">
            <text:p>0.368365194</text:p>
          </table:table-cell>
          <table:table-cell table:number-columns-repeated="3"/>
          <table:table-cell office:value-type="float" office:value="0.235534218673807" calcext:value-type="float">
            <text:p>0.2355342187</text:p>
          </table:table-cell>
          <table:table-cell table:number-columns-repeated="5"/>
          <table:table-cell table:formula="of:=RAND()" office:value-type="float" office:value="0.262849649996497" calcext:value-type="float">
            <text:p>0.26284965</text:p>
          </table:table-cell>
          <table:table-cell table:formula="of:=RAND()" office:value-type="float" office:value="0.724853937397711" calcext:value-type="float">
            <text:p>0.7248539374</text:p>
          </table:table-cell>
          <table:table-cell/>
          <table:table-cell table:formula="of:=[.Q84]" office:value-type="float" office:value="0.55" calcext:value-type="float">
            <text:p>0.55</text:p>
          </table:table-cell>
          <table:table-cell table:formula="of:=[.N85]/SUM([.$N85:.$O85])" office:value-type="float" office:value="0.266121995861082" calcext:value-type="float">
            <text:p>0.2661219959</text:p>
          </table:table-cell>
          <table:table-cell table:formula="of:=[.O85]/SUM([.$N85:.$O85])" office:value-type="float" office:value="0.733878004138918" calcext:value-type="float">
            <text:p>0.733878004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1-SUM([.D86:.M86])" office:value-type="float" office:value="0.521294757887039" calcext:value-type="float">
            <text:p>0.5212947579</text:p>
          </table:table-cell>
          <table:table-cell table:formula="of:=IF(MOD(ROW(); 2)=MOD(COLUMN()+1;2); [.$Q86]*[.$Q86] + [.$Q86]*(1-[.$Q86])*[.R86]; [.$Q86]*(1-[.$Q86])*[.R86])" office:value-type="float" office:value="0.118278936033063" calcext:value-type="float">
            <text:p>0.118278936</text:p>
          </table:table-cell>
          <table:table-cell table:number-columns-repeated="3"/>
          <table:table-cell office:value-type="float" office:value="0.360426306079898" calcext:value-type="float">
            <text:p>0.3604263061</text:p>
          </table:table-cell>
          <table:table-cell table:number-columns-repeated="5"/>
          <table:table-cell table:formula="of:=RAND()" office:value-type="float" office:value="0.112584392190911" calcext:value-type="float">
            <text:p>0.1125843922</text:p>
          </table:table-cell>
          <table:table-cell table:formula="of:=RAND()" office:value-type="float" office:value="0.115860798745416" calcext:value-type="float">
            <text:p>0.1158607987</text:p>
          </table:table-cell>
          <table:table-cell/>
          <table:table-cell table:formula="of:=[.Q85]+0.05" office:value-type="float" office:value="0.6" calcext:value-type="float">
            <text:p>0.6</text:p>
          </table:table-cell>
          <table:table-cell table:formula="of:=[.N86]/SUM([.$N86:.$O86])" office:value-type="float" office:value="0.492828900137761" calcext:value-type="float">
            <text:p>0.4928289001</text:p>
          </table:table-cell>
          <table:table-cell table:formula="of:=[.O86]/SUM([.$N86:.$O86])" office:value-type="float" office:value="0.507171099862239" calcext:value-type="float">
            <text:p>0.507171099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1-SUM([.D87:.M87])" office:value-type="float" office:value="0.264857109038081" calcext:value-type="float">
            <text:p>0.264857109</text:p>
          </table:table-cell>
          <table:table-cell table:formula="of:=IF(MOD(ROW(); 2)=MOD(COLUMN()+1;2); [.$Q87]*[.$Q87] + [.$Q87]*(1-[.$Q87])*[.R87]; [.$Q87]*(1-[.$Q87])*[.R87])" office:value-type="float" office:value="0.565006829229878" calcext:value-type="float">
            <text:p>0.5650068292</text:p>
          </table:table-cell>
          <table:table-cell table:number-columns-repeated="3"/>
          <table:table-cell office:value-type="float" office:value="0.170136061732041" calcext:value-type="float">
            <text:p>0.1701360617</text:p>
          </table:table-cell>
          <table:table-cell table:number-columns-repeated="5"/>
          <table:table-cell table:formula="of:=RAND()" office:value-type="float" office:value="0.720318536856212" calcext:value-type="float">
            <text:p>0.7203185369</text:p>
          </table:table-cell>
          <table:table-cell table:formula="of:=RAND()" office:value-type="float" office:value="0.122953121433966" calcext:value-type="float">
            <text:p>0.1229531214</text:p>
          </table:table-cell>
          <table:table-cell/>
          <table:table-cell table:formula="of:=[.Q86]" office:value-type="float" office:value="0.6" calcext:value-type="float">
            <text:p>0.6</text:p>
          </table:table-cell>
          <table:table-cell table:formula="of:=[.N87]/SUM([.$N87:.$O87])" office:value-type="float" office:value="0.85419512179116" calcext:value-type="float">
            <text:p>0.8541951218</text:p>
          </table:table-cell>
          <table:table-cell table:formula="of:=[.O87]/SUM([.$N87:.$O87])" office:value-type="float" office:value="0.14580487820884" calcext:value-type="float">
            <text:p>0.145804878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1-SUM([.D88:.M88])" office:value-type="float" office:value="0.407562387339204" calcext:value-type="float">
            <text:p>0.4075623873</text:p>
          </table:table-cell>
          <table:table-cell table:formula="of:=IF(MOD(ROW(); 2)=MOD(COLUMN()+1;2); [.$Q88]*[.$Q88] + [.$Q88]*(1-[.$Q88])*[.R88]; [.$Q88]*(1-[.$Q88])*[.R88])" office:value-type="float" office:value="0.0595302148034713" calcext:value-type="float">
            <text:p>0.0595302148</text:p>
          </table:table-cell>
          <table:table-cell table:number-columns-repeated="3"/>
          <table:table-cell office:value-type="float" office:value="0.532907397857325" calcext:value-type="float">
            <text:p>0.5329073979</text:p>
          </table:table-cell>
          <table:table-cell table:number-columns-repeated="5"/>
          <table:table-cell table:formula="of:=RAND()" office:value-type="float" office:value="0.223491170327179" calcext:value-type="float">
            <text:p>0.2234911703</text:p>
          </table:table-cell>
          <table:table-cell table:formula="of:=RAND()" office:value-type="float" office:value="0.630600175005384" calcext:value-type="float">
            <text:p>0.630600175</text:p>
          </table:table-cell>
          <table:table-cell/>
          <table:table-cell table:formula="of:=[.Q87]+0.05" office:value-type="float" office:value="0.65" calcext:value-type="float">
            <text:p>0.65</text:p>
          </table:table-cell>
          <table:table-cell table:formula="of:=[.N88]/SUM([.$N88:.$O88])" office:value-type="float" office:value="0.261671273861412" calcext:value-type="float">
            <text:p>0.2616712739</text:p>
          </table:table-cell>
          <table:table-cell table:formula="of:=[.O88]/SUM([.$N88:.$O88])" office:value-type="float" office:value="0.738328726138588" calcext:value-type="float">
            <text:p>0.738328726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1-SUM([.D89:.M89])" office:value-type="float" office:value="0.425789730399139" calcext:value-type="float">
            <text:p>0.4257897304</text:p>
          </table:table-cell>
          <table:table-cell table:formula="of:=IF(MOD(ROW(); 2)=MOD(COLUMN()+1;2); [.$Q89]*[.$Q89] + [.$Q89]*(1-[.$Q89])*[.R89]; [.$Q89]*(1-[.$Q89])*[.R89])" office:value-type="float" office:value="0.448920657671587" calcext:value-type="float">
            <text:p>0.4489206577</text:p>
          </table:table-cell>
          <table:table-cell table:number-columns-repeated="3"/>
          <table:table-cell office:value-type="float" office:value="0.125289611929274" calcext:value-type="float">
            <text:p>0.1252896119</text:p>
          </table:table-cell>
          <table:table-cell table:number-columns-repeated="5"/>
          <table:table-cell table:formula="of:=RAND()" office:value-type="float" office:value="0.127129440079443" calcext:value-type="float">
            <text:p>0.1271294401</text:p>
          </table:table-cell>
          <table:table-cell table:formula="of:=RAND()" office:value-type="float" office:value="0.967542311758734" calcext:value-type="float">
            <text:p>0.9675423118</text:p>
          </table:table-cell>
          <table:table-cell/>
          <table:table-cell table:formula="of:=[.Q88]" office:value-type="float" office:value="0.65" calcext:value-type="float">
            <text:p>0.65</text:p>
          </table:table-cell>
          <table:table-cell table:formula="of:=[.N89]/SUM([.$N89:.$O89])" office:value-type="float" office:value="0.116134758995988" calcext:value-type="float">
            <text:p>0.116134759</text:p>
          </table:table-cell>
          <table:table-cell table:formula="of:=[.O89]/SUM([.$N89:.$O89])" office:value-type="float" office:value="0.883865241004012" calcext:value-type="float">
            <text:p>0.88386524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1-SUM([.D90:.M90])" office:value-type="float" office:value="0.331742559584638" calcext:value-type="float">
            <text:p>0.3317425596</text:p>
          </table:table-cell>
          <table:table-cell table:formula="of:=IF(MOD(ROW(); 2)=MOD(COLUMN()+1;2); [.$Q90]*[.$Q90] + [.$Q90]*(1-[.$Q90])*[.R90]; [.$Q90]*(1-[.$Q90])*[.R90])" office:value-type="float" office:value="0.0917440760593339" calcext:value-type="float">
            <text:p>0.0917440761</text:p>
          </table:table-cell>
          <table:table-cell table:number-columns-repeated="3"/>
          <table:table-cell office:value-type="float" office:value="0.576513364356028" calcext:value-type="float">
            <text:p>0.5765133644</text:p>
          </table:table-cell>
          <table:table-cell table:number-columns-repeated="5"/>
          <table:table-cell table:formula="of:=RAND()" office:value-type="float" office:value="0.632008184795268" calcext:value-type="float">
            <text:p>0.6320081848</text:p>
          </table:table-cell>
          <table:table-cell table:formula="of:=RAND()" office:value-type="float" office:value="0.814643463003449" calcext:value-type="float">
            <text:p>0.814643463</text:p>
          </table:table-cell>
          <table:table-cell/>
          <table:table-cell table:formula="of:=[.Q89]+0.05" office:value-type="float" office:value="0.7" calcext:value-type="float">
            <text:p>0.7</text:p>
          </table:table-cell>
          <table:table-cell table:formula="of:=[.N90]/SUM([.$N90:.$O90])" office:value-type="float" office:value="0.436876552663495" calcext:value-type="float">
            <text:p>0.4368765527</text:p>
          </table:table-cell>
          <table:table-cell table:formula="of:=[.O90]/SUM([.$N90:.$O90])" office:value-type="float" office:value="0.563123447336505" calcext:value-type="float">
            <text:p>0.563123447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1-SUM([.D91:.M91])" office:value-type="float" office:value="0.239547590387192" calcext:value-type="float">
            <text:p>0.2395475904</text:p>
          </table:table-cell>
          <table:table-cell table:formula="of:=IF(MOD(ROW(); 2)=MOD(COLUMN()+1;2); [.$Q91]*[.$Q91] + [.$Q91]*(1-[.$Q91])*[.R91]; [.$Q91]*(1-[.$Q91])*[.R91])" office:value-type="float" office:value="0.610044485348865" calcext:value-type="float">
            <text:p>0.6100444853</text:p>
          </table:table-cell>
          <table:table-cell table:number-columns-repeated="3"/>
          <table:table-cell office:value-type="float" office:value="0.150407924263943" calcext:value-type="float">
            <text:p>0.1504079243</text:p>
          </table:table-cell>
          <table:table-cell table:number-columns-repeated="5"/>
          <table:table-cell table:formula="of:=RAND()" office:value-type="float" office:value="0.677042691851966" calcext:value-type="float">
            <text:p>0.6770426919</text:p>
          </table:table-cell>
          <table:table-cell table:formula="of:=RAND()" office:value-type="float" office:value="0.507342953816988" calcext:value-type="float">
            <text:p>0.5073429538</text:p>
          </table:table-cell>
          <table:table-cell/>
          <table:table-cell table:formula="of:=[.Q90]" office:value-type="float" office:value="0.7" calcext:value-type="float">
            <text:p>0.7</text:p>
          </table:table-cell>
          <table:table-cell table:formula="of:=[.N91]/SUM([.$N91:.$O91])" office:value-type="float" office:value="0.571640406423167" calcext:value-type="float">
            <text:p>0.5716404064</text:p>
          </table:table-cell>
          <table:table-cell table:formula="of:=[.O91]/SUM([.$N91:.$O91])" office:value-type="float" office:value="0.428359593576833" calcext:value-type="float">
            <text:p>0.428359593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1-SUM([.D92:.M92])" office:value-type="float" office:value="0.123194497801182" calcext:value-type="float">
            <text:p>0.1231944978</text:p>
          </table:table-cell>
          <table:table-cell table:formula="of:=IF(MOD(ROW(); 2)=MOD(COLUMN()+1;2); [.$Q92]*[.$Q92] + [.$Q92]*(1-[.$Q92])*[.R92]; [.$Q92]*(1-[.$Q92])*[.R92])" office:value-type="float" office:value="0.170287041709858" calcext:value-type="float">
            <text:p>0.1702870417</text:p>
          </table:table-cell>
          <table:table-cell table:number-columns-repeated="3"/>
          <table:table-cell office:value-type="float" office:value="0.70651846048896" calcext:value-type="float">
            <text:p>0.7065184605</text:p>
          </table:table-cell>
          <table:table-cell table:number-columns-repeated="5"/>
          <table:table-cell table:formula="of:=RAND()" office:value-type="float" office:value="0.817289243103005" calcext:value-type="float">
            <text:p>0.8172892431</text:p>
          </table:table-cell>
          <table:table-cell table:formula="of:=RAND()" office:value-type="float" office:value="0.0826132482616231" calcext:value-type="float">
            <text:p>0.0826132483</text:p>
          </table:table-cell>
          <table:table-cell/>
          <table:table-cell table:formula="of:=[.Q91]+0.05" office:value-type="float" office:value="0.75" calcext:value-type="float">
            <text:p>0.75</text:p>
          </table:table-cell>
          <table:table-cell table:formula="of:=[.N92]/SUM([.$N92:.$O92])" office:value-type="float" office:value="0.908197555785909" calcext:value-type="float">
            <text:p>0.9081975558</text:p>
          </table:table-cell>
          <table:table-cell table:formula="of:=[.O92]/SUM([.$N92:.$O92])" office:value-type="float" office:value="0.0918024442140913" calcext:value-type="float">
            <text:p>0.091802444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1-SUM([.D93:.M93])" office:value-type="float" office:value="0.168229430139757" calcext:value-type="float">
            <text:p>0.1682294301</text:p>
          </table:table-cell>
          <table:table-cell table:formula="of:=IF(MOD(ROW(); 2)=MOD(COLUMN()+1;2); [.$Q93]*[.$Q93] + [.$Q93]*(1-[.$Q93])*[.R93]; [.$Q93]*(1-[.$Q93])*[.R93])" office:value-type="float" office:value="0.663615989183673" calcext:value-type="float">
            <text:p>0.6636159892</text:p>
          </table:table-cell>
          <table:table-cell table:number-columns-repeated="3"/>
          <table:table-cell office:value-type="float" office:value="0.16815458067657" calcext:value-type="float">
            <text:p>0.1681545807</text:p>
          </table:table-cell>
          <table:table-cell table:number-columns-repeated="5"/>
          <table:table-cell table:formula="of:=RAND()" office:value-type="float" office:value="0.339586773072369" calcext:value-type="float">
            <text:p>0.3395867731</text:p>
          </table:table-cell>
          <table:table-cell table:formula="of:=RAND()" office:value-type="float" office:value="0.290111066657118" calcext:value-type="float">
            <text:p>0.2901110667</text:p>
          </table:table-cell>
          <table:table-cell/>
          <table:table-cell table:formula="of:=[.Q92]" office:value-type="float" office:value="0.75" calcext:value-type="float">
            <text:p>0.75</text:p>
          </table:table-cell>
          <table:table-cell table:formula="of:=[.N93]/SUM([.$N93:.$O93])" office:value-type="float" office:value="0.539285275646257" calcext:value-type="float">
            <text:p>0.5392852756</text:p>
          </table:table-cell>
          <table:table-cell table:formula="of:=[.O93]/SUM([.$N93:.$O93])" office:value-type="float" office:value="0.460714724353743" calcext:value-type="float">
            <text:p>0.460714724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1-SUM([.D94:.M94])" office:value-type="float" office:value="0.166268758828322" calcext:value-type="float">
            <text:p>0.1662687588</text:p>
          </table:table-cell>
          <table:table-cell table:formula="of:=IF(MOD(ROW(); 2)=MOD(COLUMN()+1;2); [.$Q94]*[.$Q94] + [.$Q94]*(1-[.$Q94])*[.R94]; [.$Q94]*(1-[.$Q94])*[.R94])" office:value-type="float" office:value="0.0958415491602637" calcext:value-type="float">
            <text:p>0.0958415492</text:p>
          </table:table-cell>
          <table:table-cell table:number-columns-repeated="3"/>
          <table:table-cell office:value-type="float" office:value="0.737889692011414" calcext:value-type="float">
            <text:p>0.737889692</text:p>
          </table:table-cell>
          <table:table-cell table:number-columns-repeated="5"/>
          <table:table-cell table:formula="of:=RAND()" office:value-type="float" office:value="0.415535800741054" calcext:value-type="float">
            <text:p>0.4155358007</text:p>
          </table:table-cell>
          <table:table-cell table:formula="of:=RAND()" office:value-type="float" office:value="0.278168847202323" calcext:value-type="float">
            <text:p>0.2781688472</text:p>
          </table:table-cell>
          <table:table-cell/>
          <table:table-cell table:formula="of:=[.Q93]+0.05" office:value-type="float" office:value="0.8" calcext:value-type="float">
            <text:p>0.8</text:p>
          </table:table-cell>
          <table:table-cell table:formula="of:=[.N94]/SUM([.$N94:.$O94])" office:value-type="float" office:value="0.599009682251648" calcext:value-type="float">
            <text:p>0.5990096823</text:p>
          </table:table-cell>
          <table:table-cell table:formula="of:=[.O94]/SUM([.$N94:.$O94])" office:value-type="float" office:value="0.400990317748352" calcext:value-type="float">
            <text:p>0.400990317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1-SUM([.D95:.M95])" office:value-type="float" office:value="0.253821451720674" calcext:value-type="float">
            <text:p>0.2538214517</text:p>
          </table:table-cell>
          <table:table-cell table:formula="of:=IF(MOD(ROW(); 2)=MOD(COLUMN()+1;2); [.$Q95]*[.$Q95] + [.$Q95]*(1-[.$Q95])*[.R95]; [.$Q95]*(1-[.$Q95])*[.R95])" office:value-type="float" office:value="0.733788235276693" calcext:value-type="float">
            <text:p>0.7337882353</text:p>
          </table:table-cell>
          <table:table-cell table:number-columns-repeated="3"/>
          <table:table-cell office:value-type="float" office:value="0.0123903130026334" calcext:value-type="float">
            <text:p>0.012390313</text:p>
          </table:table-cell>
          <table:table-cell table:number-columns-repeated="5"/>
          <table:table-cell table:formula="of:=RAND()" office:value-type="float" office:value="0.522289296030067" calcext:value-type="float">
            <text:p>0.522289296</text:p>
          </table:table-cell>
          <table:table-cell table:formula="of:=RAND()" office:value-type="float" office:value="0.368721043574624" calcext:value-type="float">
            <text:p>0.3687210436</text:p>
          </table:table-cell>
          <table:table-cell/>
          <table:table-cell table:formula="of:=[.Q94]" office:value-type="float" office:value="0.8" calcext:value-type="float">
            <text:p>0.8</text:p>
          </table:table-cell>
          <table:table-cell table:formula="of:=[.N95]/SUM([.$N95:.$O95])" office:value-type="float" office:value="0.58617647047933" calcext:value-type="float">
            <text:p>0.5861764705</text:p>
          </table:table-cell>
          <table:table-cell table:formula="of:=[.O95]/SUM([.$N95:.$O95])" office:value-type="float" office:value="0.41382352952067" calcext:value-type="float">
            <text:p>0.413823529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1-SUM([.D96:.M96])" office:value-type="float" office:value="0.160585873666635" calcext:value-type="float">
            <text:p>0.1605858737</text:p>
          </table:table-cell>
          <table:table-cell table:formula="of:=IF(MOD(ROW(); 2)=MOD(COLUMN()+1;2); [.$Q96]*[.$Q96] + [.$Q96]*(1-[.$Q96])*[.R96]; [.$Q96]*(1-[.$Q96])*[.R96])" office:value-type="float" office:value="0.059364337371787" calcext:value-type="float">
            <text:p>0.0593643374</text:p>
          </table:table-cell>
          <table:table-cell table:number-columns-repeated="3"/>
          <table:table-cell office:value-type="float" office:value="0.780049788961578" calcext:value-type="float">
            <text:p>0.780049789</text:p>
          </table:table-cell>
          <table:table-cell table:number-columns-repeated="5"/>
          <table:table-cell table:formula="of:=RAND()" office:value-type="float" office:value="0.343317876919173" calcext:value-type="float">
            <text:p>0.3433178769</text:p>
          </table:table-cell>
          <table:table-cell table:formula="of:=RAND()" office:value-type="float" office:value="0.394044506712817" calcext:value-type="float">
            <text:p>0.3940445067</text:p>
          </table:table-cell>
          <table:table-cell/>
          <table:table-cell table:formula="of:=[.Q95]+0.05" office:value-type="float" office:value="0.85" calcext:value-type="float">
            <text:p>0.85</text:p>
          </table:table-cell>
          <table:table-cell table:formula="of:=[.N96]/SUM([.$N96:.$O96])" office:value-type="float" office:value="0.465602646053232" calcext:value-type="float">
            <text:p>0.4656026461</text:p>
          </table:table-cell>
          <table:table-cell table:formula="of:=[.O96]/SUM([.$N96:.$O96])" office:value-type="float" office:value="0.534397353946768" calcext:value-type="float">
            <text:p>0.534397353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1-SUM([.D97:.M97])" office:value-type="float" office:value="0.101505858695123" calcext:value-type="float">
            <text:p>0.1015058587</text:p>
          </table:table-cell>
          <table:table-cell table:formula="of:=IF(MOD(ROW(); 2)=MOD(COLUMN()+1;2); [.$Q97]*[.$Q97] + [.$Q97]*(1-[.$Q97])*[.R97]; [.$Q97]*(1-[.$Q97])*[.R97])" office:value-type="float" office:value="0.776438476310237" calcext:value-type="float">
            <text:p>0.7764384763</text:p>
          </table:table-cell>
          <table:table-cell table:number-columns-repeated="3"/>
          <table:table-cell office:value-type="float" office:value="0.12205566499464" calcext:value-type="float">
            <text:p>0.122055665</text:p>
          </table:table-cell>
          <table:table-cell table:number-columns-repeated="5"/>
          <table:table-cell table:formula="of:=RAND()" office:value-type="float" office:value="0.667409494402818" calcext:value-type="float">
            <text:p>0.6674094944</text:p>
          </table:table-cell>
          <table:table-cell table:formula="of:=RAND()" office:value-type="float" office:value="0.910215910640545" calcext:value-type="float">
            <text:p>0.9102159106</text:p>
          </table:table-cell>
          <table:table-cell/>
          <table:table-cell table:formula="of:=[.Q96]" office:value-type="float" office:value="0.85" calcext:value-type="float">
            <text:p>0.85</text:p>
          </table:table-cell>
          <table:table-cell table:formula="of:=[.N97]/SUM([.$N97:.$O97])" office:value-type="float" office:value="0.423046873021466" calcext:value-type="float">
            <text:p>0.423046873</text:p>
          </table:table-cell>
          <table:table-cell table:formula="of:=[.O97]/SUM([.$N97:.$O97])" office:value-type="float" office:value="0.576953126978534" calcext:value-type="float">
            <text:p>0.57695312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1-SUM([.D98:.M98])" office:value-type="float" office:value="0.127103493870896" calcext:value-type="float">
            <text:p>0.1271034939</text:p>
          </table:table-cell>
          <table:table-cell table:formula="of:=IF(MOD(ROW(); 2)=MOD(COLUMN()+1;2); [.$Q98]*[.$Q98] + [.$Q98]*(1-[.$Q98])*[.R98]; [.$Q98]*(1-[.$Q98])*[.R98])" office:value-type="float" office:value="0.0553512584758044" calcext:value-type="float">
            <text:p>0.0553512585</text:p>
          </table:table-cell>
          <table:table-cell table:number-columns-repeated="3"/>
          <table:table-cell office:value-type="float" office:value="0.8175452476533" calcext:value-type="float">
            <text:p>0.8175452477</text:p>
          </table:table-cell>
          <table:table-cell table:number-columns-repeated="5"/>
          <table:table-cell table:formula="of:=RAND()" office:value-type="float" office:value="0.372413647011854" calcext:value-type="float">
            <text:p>0.372413647</text:p>
          </table:table-cell>
          <table:table-cell table:formula="of:=RAND()" office:value-type="float" office:value="0.233123230631463" calcext:value-type="float">
            <text:p>0.2331232306</text:p>
          </table:table-cell>
          <table:table-cell/>
          <table:table-cell table:formula="of:=[.Q97]+0.05" office:value-type="float" office:value="0.9" calcext:value-type="float">
            <text:p>0.9</text:p>
          </table:table-cell>
          <table:table-cell table:formula="of:=[.N98]/SUM([.$N98:.$O98])" office:value-type="float" office:value="0.615013983064494" calcext:value-type="float">
            <text:p>0.6150139831</text:p>
          </table:table-cell>
          <table:table-cell table:formula="of:=[.O98]/SUM([.$N98:.$O98])" office:value-type="float" office:value="0.384986016935506" calcext:value-type="float">
            <text:p>0.384986016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1-SUM([.D99:.M99])" office:value-type="float" office:value="0.11232122359252" calcext:value-type="float">
            <text:p>0.1123212236</text:p>
          </table:table-cell>
          <table:table-cell table:formula="of:=IF(MOD(ROW(); 2)=MOD(COLUMN()+1;2); [.$Q99]*[.$Q99] + [.$Q99]*(1-[.$Q99])*[.R99]; [.$Q99]*(1-[.$Q99])*[.R99])" office:value-type="float" office:value="0.855785838822598" calcext:value-type="float">
            <text:p>0.8557858388</text:p>
          </table:table-cell>
          <table:table-cell table:number-columns-repeated="3"/>
          <table:table-cell office:value-type="float" office:value="0.0318929375848823" calcext:value-type="float">
            <text:p>0.0318929376</text:p>
          </table:table-cell>
          <table:table-cell table:number-columns-repeated="5"/>
          <table:table-cell table:formula="of:=RAND()" office:value-type="float" office:value="0.675837328773923" calcext:value-type="float">
            <text:p>0.6758373288</text:p>
          </table:table-cell>
          <table:table-cell table:formula="of:=RAND()" office:value-type="float" office:value="0.6526380503783" calcext:value-type="float">
            <text:p>0.6526380504</text:p>
          </table:table-cell>
          <table:table-cell/>
          <table:table-cell table:formula="of:=[.Q98]" office:value-type="float" office:value="0.9" calcext:value-type="float">
            <text:p>0.9</text:p>
          </table:table-cell>
          <table:table-cell table:formula="of:=[.N99]/SUM([.$N99:.$O99])" office:value-type="float" office:value="0.508731542473308" calcext:value-type="float">
            <text:p>0.5087315425</text:p>
          </table:table-cell>
          <table:table-cell table:formula="of:=[.O99]/SUM([.$N99:.$O99])" office:value-type="float" office:value="0.491268457526692" calcext:value-type="float">
            <text:p>0.491268457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1-SUM([.D100:.M100])" office:value-type="float" office:value="0.048119994585157" calcext:value-type="float">
            <text:p>0.0481199946</text:p>
          </table:table-cell>
          <table:table-cell table:formula="of:=IF(MOD(ROW(); 2)=MOD(COLUMN()+1;2); [.$Q100]*[.$Q100] + [.$Q100]*(1-[.$Q100])*[.R100]; [.$Q100]*(1-[.$Q100])*[.R100])" office:value-type="float" office:value="0.0305513114626649" calcext:value-type="float">
            <text:p>0.0305513115</text:p>
          </table:table-cell>
          <table:table-cell table:number-columns-repeated="3"/>
          <table:table-cell office:value-type="float" office:value="0.921328693952178" calcext:value-type="float">
            <text:p>0.921328694</text:p>
          </table:table-cell>
          <table:table-cell table:number-columns-repeated="5"/>
          <table:table-cell table:formula="of:=RAND()" office:value-type="float" office:value="0.978754058596678" calcext:value-type="float">
            <text:p>0.9787540586</text:p>
          </table:table-cell>
          <table:table-cell table:formula="of:=RAND()" office:value-type="float" office:value="0.542974978801794" calcext:value-type="float">
            <text:p>0.5429749788</text:p>
          </table:table-cell>
          <table:table-cell/>
          <table:table-cell table:formula="of:=[.Q99]+0.05" office:value-type="float" office:value="0.95" calcext:value-type="float">
            <text:p>0.95</text:p>
          </table:table-cell>
          <table:table-cell table:formula="of:=[.N100]/SUM([.$N100:.$O100])" office:value-type="float" office:value="0.643185504477159" calcext:value-type="float">
            <text:p>0.6431855045</text:p>
          </table:table-cell>
          <table:table-cell table:formula="of:=[.O100]/SUM([.$N100:.$O100])" office:value-type="float" office:value="0.356814495522841" calcext:value-type="float">
            <text:p>0.356814495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1-SUM([.D101:.M101])" office:value-type="float" office:value="0.0767109737326637" calcext:value-type="float">
            <text:p>0.0767109737</text:p>
          </table:table-cell>
          <table:table-cell table:formula="of:=IF(MOD(ROW(); 2)=MOD(COLUMN()+1;2); [.$Q101]*[.$Q101] + [.$Q101]*(1-[.$Q101])*[.R101]; [.$Q101]*(1-[.$Q101])*[.R101])" office:value-type="float" office:value="0.906374782943925" calcext:value-type="float">
            <text:p>0.9063747829</text:p>
          </table:table-cell>
          <table:table-cell table:number-columns-repeated="3"/>
          <table:table-cell office:value-type="float" office:value="0.0169142433234117" calcext:value-type="float">
            <text:p>0.0169142433</text:p>
          </table:table-cell>
          <table:table-cell table:number-columns-repeated="5"/>
          <table:table-cell table:formula="of:=RAND()" office:value-type="float" office:value="0.0158853462198749" calcext:value-type="float">
            <text:p>0.0158853462</text:p>
          </table:table-cell>
          <table:table-cell table:formula="of:=RAND()" office:value-type="float" office:value="0.178849160554819" calcext:value-type="float">
            <text:p>0.1788491606</text:p>
          </table:table-cell>
          <table:table-cell/>
          <table:table-cell table:formula="of:=[.Q100]" office:value-type="float" office:value="0.95" calcext:value-type="float">
            <text:p>0.95</text:p>
          </table:table-cell>
          <table:table-cell table:formula="of:=[.N101]/SUM([.$N101:.$O101])" office:value-type="float" office:value="0.0815743777668235" calcext:value-type="float">
            <text:p>0.0815743778</text:p>
          </table:table-cell>
          <table:table-cell table:formula="of:=[.O101]/SUM([.$N101:.$O101])" office:value-type="float" office:value="0.918425622233177" calcext:value-type="float">
            <text:p>0.918425622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1-SUM([.D102:.M102])" office:value-type="float" office:value="0" calcext:value-type="float">
            <text:p>0</text:p>
          </table:table-cell>
          <table:table-cell table:formula="of:=IF(MOD(ROW(); 2)=MOD(COLUMN()+1;2); [.$Q102]*[.$Q102] + [.$Q102]*(1-[.$Q102])*[.R102]; [.$Q102]*(1-[.$Q102])*[.R102]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RAND()" office:value-type="float" office:value="0.69983526726719" calcext:value-type="float">
            <text:p>0.6998352673</text:p>
          </table:table-cell>
          <table:table-cell table:formula="of:=RAND()" office:value-type="float" office:value="0.116864397772588" calcext:value-type="float">
            <text:p>0.1168643978</text:p>
          </table:table-cell>
          <table:table-cell/>
          <table:table-cell table:formula="of:=[.Q101]+0.05" office:value-type="float" office:value="1" calcext:value-type="float">
            <text:p>1</text:p>
          </table:table-cell>
          <table:table-cell table:formula="of:=[.N102]/SUM([.$N102:.$O102])" office:value-type="float" office:value="0.856906519280994" calcext:value-type="float">
            <text:p>0.8569065193</text:p>
          </table:table-cell>
          <table:table-cell table:formula="of:=[.O102]/SUM([.$N102:.$O102])" office:value-type="float" office:value="0.143093480719006" calcext:value-type="float">
            <text:p>0.143093480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1-SUM([.D103:.M103])" office:value-type="float" office:value="0" calcext:value-type="float">
            <text:p>0</text:p>
          </table:table-cell>
          <table:table-cell table:formula="of:=IF(MOD(ROW(); 2)=MOD(COLUMN()+1;2); [.$Q103]*[.$Q103] + [.$Q103]*(1-[.$Q103])*[.R103]; [.$Q103]*(1-[.$Q103])*[.R103]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table:formula="of:=RAND()" office:value-type="float" office:value="0.703047364135273" calcext:value-type="float">
            <text:p>0.7030473641</text:p>
          </table:table-cell>
          <table:table-cell table:formula="of:=RAND()" office:value-type="float" office:value="0.494313189177774" calcext:value-type="float">
            <text:p>0.4943131892</text:p>
          </table:table-cell>
          <table:table-cell/>
          <table:table-cell table:formula="of:=[.Q102]" office:value-type="float" office:value="1" calcext:value-type="float">
            <text:p>1</text:p>
          </table:table-cell>
          <table:table-cell table:formula="of:=[.N103]/SUM([.$N103:.$O103])" office:value-type="float" office:value="0.587164294155148" calcext:value-type="float">
            <text:p>0.5871642942</text:p>
          </table:table-cell>
          <table:table-cell table:formula="of:=[.O103]/SUM([.$N103:.$O103])" office:value-type="float" office:value="0.412835705844852" calcext:value-type="float">
            <text:p>0.412835705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RAND()" office:value-type="float" office:value="0.395472886855714" calcext:value-type="float">
            <text:p>0.3954728869</text:p>
          </table:table-cell>
          <table:table-cell table:formula="of:=RAND()" office:value-type="float" office:value="0.257884780061431" calcext:value-type="float">
            <text:p>0.2578847801</text:p>
          </table:table-cell>
          <table:table-cell table:number-columns-repeated="2"/>
          <table:table-cell table:formula="of:=[.N104]/SUM([.$N104:.$O104])" office:value-type="float" office:value="0.605293098834739" calcext:value-type="float">
            <text:p>0.6052930988</text:p>
          </table:table-cell>
          <table:table-cell table:formula="of:=[.O104]/SUM([.$N104:.$O104])" office:value-type="float" office:value="0.394706901165261" calcext:value-type="float">
            <text:p>0.394706901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0.0330948071145411" calcext:value-type="float">
            <text:p>0.0330948071</text:p>
          </table:table-cell>
          <table:table-cell office:value-type="float" office:value="0.940578441889215" calcext:value-type="float">
            <text:p>0.9405784419</text:p>
          </table:table-cell>
          <table:table-cell office:value-type="float" office:value="0.0263267509962436" calcext:value-type="float">
            <text:p>0.026326751</text:p>
          </table:table-cell>
          <table:table-cell table:number-columns-repeated="7"/>
          <table:table-cell table:formula="of:=RAND()" office:value-type="float" office:value="0.315812885877676" calcext:value-type="float">
            <text:p>0.3158128859</text:p>
          </table:table-cell>
          <table:table-cell table:formula="of:=RAND()" office:value-type="float" office:value="0.756891010911204" calcext:value-type="float">
            <text:p>0.7568910109</text:p>
          </table:table-cell>
          <table:table-cell/>
          <table:table-cell table:formula="of:=[.Q104]+0.05" office:value-type="float" office:value="0.05" calcext:value-type="float">
            <text:p>0.05</text:p>
          </table:table-cell>
          <table:table-cell table:formula="of:=[.N105]/SUM([.$N105:.$O105])" office:value-type="float" office:value="0.294408258255663" calcext:value-type="float">
            <text:p>0.2944082583</text:p>
          </table:table-cell>
          <table:table-cell table:formula="of:=[.O105]/SUM([.$N105:.$O105])" office:value-type="float" office:value="0.705591741744337" calcext:value-type="float">
            <text:p>0.705591741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0.0359720949586926" calcext:value-type="float">
            <text:p>0.035972095</text:p>
          </table:table-cell>
          <table:table-cell office:value-type="float" office:value="0.949426015318707" calcext:value-type="float">
            <text:p>0.9494260153</text:p>
          </table:table-cell>
          <table:table-cell office:value-type="float" office:value="0.0146018897226001" calcext:value-type="float">
            <text:p>0.0146018897</text:p>
          </table:table-cell>
          <table:table-cell table:number-columns-repeated="7"/>
          <table:table-cell table:formula="of:=RAND()" office:value-type="float" office:value="0.577389571000822" calcext:value-type="float">
            <text:p>0.577389571</text:p>
          </table:table-cell>
          <table:table-cell table:formula="of:=RAND()" office:value-type="float" office:value="0.283168633352034" calcext:value-type="float">
            <text:p>0.2831686334</text:p>
          </table:table-cell>
          <table:table-cell/>
          <table:table-cell table:formula="of:=[.Q105]" office:value-type="float" office:value="0.05" calcext:value-type="float">
            <text:p>0.05</text:p>
          </table:table-cell>
          <table:table-cell table:formula="of:=[.N106]/SUM([.$N106:.$O106])" office:value-type="float" office:value="0.670947726812996" calcext:value-type="float">
            <text:p>0.6709477268</text:p>
          </table:table-cell>
          <table:table-cell table:formula="of:=[.O106]/SUM([.$N106:.$O106])" office:value-type="float" office:value="0.329052273187004" calcext:value-type="float">
            <text:p>0.329052273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0.0273049077703038" calcext:value-type="float">
            <text:p>0.0273049078</text:p>
          </table:table-cell>
          <table:table-cell office:value-type="float" office:value="0.899354375086405" calcext:value-type="float">
            <text:p>0.8993543751</text:p>
          </table:table-cell>
          <table:table-cell office:value-type="float" office:value="0.0733407171432911" calcext:value-type="float">
            <text:p>0.0733407171</text:p>
          </table:table-cell>
          <table:table-cell table:number-columns-repeated="7"/>
          <table:table-cell table:formula="of:=RAND()" office:value-type="float" office:value="0.103871292085387" calcext:value-type="float">
            <text:p>0.1038712921</text:p>
          </table:table-cell>
          <table:table-cell table:formula="of:=RAND()" office:value-type="float" office:value="0.767986115650274" calcext:value-type="float">
            <text:p>0.7679861157</text:p>
          </table:table-cell>
          <table:table-cell/>
          <table:table-cell table:formula="of:=[.Q106]+0.05" office:value-type="float" office:value="0.1" calcext:value-type="float">
            <text:p>0.1</text:p>
          </table:table-cell>
          <table:table-cell table:formula="of:=[.N107]/SUM([.$N107:.$O107])" office:value-type="float" office:value="0.119137936047542" calcext:value-type="float">
            <text:p>0.119137936</text:p>
          </table:table-cell>
          <table:table-cell table:formula="of:=[.O107]/SUM([.$N107:.$O107])" office:value-type="float" office:value="0.880862063952458" calcext:value-type="float">
            <text:p>0.88086206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0.0861394235106343" calcext:value-type="float">
            <text:p>0.0861394235</text:p>
          </table:table-cell>
          <table:table-cell office:value-type="float" office:value="0.8841757749909" calcext:value-type="float">
            <text:p>0.884175775</text:p>
          </table:table-cell>
          <table:table-cell office:value-type="float" office:value="0.0296848014984659" calcext:value-type="float">
            <text:p>0.0296848015</text:p>
          </table:table-cell>
          <table:table-cell table:number-columns-repeated="7"/>
          <table:table-cell table:formula="of:=RAND()" office:value-type="float" office:value="0.61454110161867" calcext:value-type="float">
            <text:p>0.6145411016</text:p>
          </table:table-cell>
          <table:table-cell table:formula="of:=RAND()" office:value-type="float" office:value="0.00240105099510401" calcext:value-type="float">
            <text:p>0.002401051</text:p>
          </table:table-cell>
          <table:table-cell/>
          <table:table-cell table:formula="of:=[.Q107]" office:value-type="float" office:value="0.1" calcext:value-type="float">
            <text:p>0.1</text:p>
          </table:table-cell>
          <table:table-cell table:formula="of:=[.N108]/SUM([.$N108:.$O108])" office:value-type="float" office:value="0.996108142416705" calcext:value-type="float">
            <text:p>0.9961081424</text:p>
          </table:table-cell>
          <table:table-cell table:formula="of:=[.O108]/SUM([.$N108:.$O108])" office:value-type="float" office:value="0.00389185758329461" calcext:value-type="float">
            <text:p>0.003891857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0.0760730518457984" calcext:value-type="float">
            <text:p>0.0760730518</text:p>
          </table:table-cell>
          <table:table-cell office:value-type="float" office:value="0.872983129323091" calcext:value-type="float">
            <text:p>0.8729831293</text:p>
          </table:table-cell>
          <table:table-cell office:value-type="float" office:value="0.0509438188311103" calcext:value-type="float">
            <text:p>0.0509438188</text:p>
          </table:table-cell>
          <table:table-cell table:number-columns-repeated="7"/>
          <table:table-cell table:formula="of:=RAND()" office:value-type="float" office:value="0.351188404136337" calcext:value-type="float">
            <text:p>0.3511884041</text:p>
          </table:table-cell>
          <table:table-cell table:formula="of:=RAND()" office:value-type="float" office:value="0.682636037818156" calcext:value-type="float">
            <text:p>0.6826360378</text:p>
          </table:table-cell>
          <table:table-cell/>
          <table:table-cell table:formula="of:=[.Q108]+0.05" office:value-type="float" office:value="0.15" calcext:value-type="float">
            <text:p>0.15</text:p>
          </table:table-cell>
          <table:table-cell table:formula="of:=[.N109]/SUM([.$N109:.$O109])" office:value-type="float" office:value="0.339698298748286" calcext:value-type="float">
            <text:p>0.3396982987</text:p>
          </table:table-cell>
          <table:table-cell table:formula="of:=[.O109]/SUM([.$N109:.$O109])" office:value-type="float" office:value="0.660301701251714" calcext:value-type="float">
            <text:p>0.660301701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0.0395493920148912" calcext:value-type="float">
            <text:p>0.039549392</text:p>
          </table:table-cell>
          <table:table-cell office:value-type="float" office:value="0.890035872568729" calcext:value-type="float">
            <text:p>0.8900358726</text:p>
          </table:table-cell>
          <table:table-cell office:value-type="float" office:value="0.0704147354163797" calcext:value-type="float">
            <text:p>0.0704147354</text:p>
          </table:table-cell>
          <table:table-cell table:number-columns-repeated="7"/>
          <table:table-cell table:formula="of:=RAND()" office:value-type="float" office:value="0.285767405875958" calcext:value-type="float">
            <text:p>0.2857674059</text:p>
          </table:table-cell>
          <table:table-cell table:formula="of:=RAND()" office:value-type="float" office:value="0.5462550065713" calcext:value-type="float">
            <text:p>0.5462550066</text:p>
          </table:table-cell>
          <table:table-cell/>
          <table:table-cell table:formula="of:=[.Q109]" office:value-type="float" office:value="0.15" calcext:value-type="float">
            <text:p>0.15</text:p>
          </table:table-cell>
          <table:table-cell table:formula="of:=[.N110]/SUM([.$N110:.$O110])" office:value-type="float" office:value="0.343461187584383" calcext:value-type="float">
            <text:p>0.3434611876</text:p>
          </table:table-cell>
          <table:table-cell table:formula="of:=[.O110]/SUM([.$N110:.$O110])" office:value-type="float" office:value="0.656538812415617" calcext:value-type="float">
            <text:p>0.656538812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0.0498900956173437" calcext:value-type="float">
            <text:p>0.0498900956</text:p>
          </table:table-cell>
          <table:table-cell office:value-type="float" office:value="0.817872972747778" calcext:value-type="float">
            <text:p>0.8178729727</text:p>
          </table:table-cell>
          <table:table-cell office:value-type="float" office:value="0.132236931634878" calcext:value-type="float">
            <text:p>0.1322369316</text:p>
          </table:table-cell>
          <table:table-cell table:number-columns-repeated="7"/>
          <table:table-cell table:formula="of:=RAND()" office:value-type="float" office:value="0.0201682198094204" calcext:value-type="float">
            <text:p>0.0201682198</text:p>
          </table:table-cell>
          <table:table-cell table:formula="of:=RAND()" office:value-type="float" office:value="0.869105074438266" calcext:value-type="float">
            <text:p>0.8691050744</text:p>
          </table:table-cell>
          <table:table-cell/>
          <table:table-cell table:formula="of:=[.Q110]+0.05" office:value-type="float" office:value="0.2" calcext:value-type="float">
            <text:p>0.2</text:p>
          </table:table-cell>
          <table:table-cell table:formula="of:=[.N111]/SUM([.$N111:.$O111])" office:value-type="float" office:value="0.0226794394252921" calcext:value-type="float">
            <text:p>0.0226794394</text:p>
          </table:table-cell>
          <table:table-cell table:formula="of:=[.O111]/SUM([.$N111:.$O111])" office:value-type="float" office:value="0.977320560574708" calcext:value-type="float">
            <text:p>0.977320560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0.129420114781323" calcext:value-type="float">
            <text:p>0.1294201148</text:p>
          </table:table-cell>
          <table:table-cell office:value-type="float" office:value="0.803634507599657" calcext:value-type="float">
            <text:p>0.8036345076</text:p>
          </table:table-cell>
          <table:table-cell office:value-type="float" office:value="0.0669453776190205" calcext:value-type="float">
            <text:p>0.0669453776</text:p>
          </table:table-cell>
          <table:table-cell table:number-columns-repeated="7"/>
          <table:table-cell table:formula="of:=RAND()" office:value-type="float" office:value="0.0107136979931965" calcext:value-type="float">
            <text:p>0.010713698</text:p>
          </table:table-cell>
          <table:table-cell table:formula="of:=RAND()" office:value-type="float" office:value="0.651766212307848" calcext:value-type="float">
            <text:p>0.6517662123</text:p>
          </table:table-cell>
          <table:table-cell/>
          <table:table-cell table:formula="of:=[.Q111]" office:value-type="float" office:value="0.2" calcext:value-type="float">
            <text:p>0.2</text:p>
          </table:table-cell>
          <table:table-cell table:formula="of:=[.N112]/SUM([.$N112:.$O112])" office:value-type="float" office:value="0.0161721100166313" calcext:value-type="float">
            <text:p>0.01617211</text:p>
          </table:table-cell>
          <table:table-cell table:formula="of:=[.O112]/SUM([.$N112:.$O112])" office:value-type="float" office:value="0.983827889983369" calcext:value-type="float">
            <text:p>0.9838278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0.0840927852045928" calcext:value-type="float">
            <text:p>0.0840927852</text:p>
          </table:table-cell>
          <table:table-cell office:value-type="float" office:value="0.690767523370022" calcext:value-type="float">
            <text:p>0.6907675234</text:p>
          </table:table-cell>
          <table:table-cell office:value-type="float" office:value="0.225139691425385" calcext:value-type="float">
            <text:p>0.2251396914</text:p>
          </table:table-cell>
          <table:table-cell table:number-columns-repeated="7"/>
          <table:table-cell table:formula="of:=RAND()" office:value-type="float" office:value="0.908311976469122" calcext:value-type="float">
            <text:p>0.9083119765</text:p>
          </table:table-cell>
          <table:table-cell table:formula="of:=RAND()" office:value-type="float" office:value="0.446757610538043" calcext:value-type="float">
            <text:p>0.4467576105</text:p>
          </table:table-cell>
          <table:table-cell/>
          <table:table-cell table:formula="of:=[.Q112]+0.05" office:value-type="float" office:value="0.25" calcext:value-type="float">
            <text:p>0.25</text:p>
          </table:table-cell>
          <table:table-cell table:formula="of:=[.N113]/SUM([.$N113:.$O113])" office:value-type="float" office:value="0.670306517966534" calcext:value-type="float">
            <text:p>0.670306518</text:p>
          </table:table-cell>
          <table:table-cell table:formula="of:=[.O113]/SUM([.$N113:.$O113])" office:value-type="float" office:value="0.329693482033466" calcext:value-type="float">
            <text:p>0.32969348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0.173673996075985" calcext:value-type="float">
            <text:p>0.1736739961</text:p>
          </table:table-cell>
          <table:table-cell office:value-type="float" office:value="0.6473332789133" calcext:value-type="float">
            <text:p>0.6473332789</text:p>
          </table:table-cell>
          <table:table-cell office:value-type="float" office:value="0.178992725010715" calcext:value-type="float">
            <text:p>0.178992725</text:p>
          </table:table-cell>
          <table:table-cell table:number-columns-repeated="7"/>
          <table:table-cell table:formula="of:=RAND()" office:value-type="float" office:value="0.0462110844673589" calcext:value-type="float">
            <text:p>0.0462110845</text:p>
          </table:table-cell>
          <table:table-cell table:formula="of:=RAND()" office:value-type="float" office:value="0.00708221213426441" calcext:value-type="float">
            <text:p>0.0070822121</text:p>
          </table:table-cell>
          <table:table-cell/>
          <table:table-cell table:formula="of:=[.Q113]" office:value-type="float" office:value="0.25" calcext:value-type="float">
            <text:p>0.25</text:p>
          </table:table-cell>
          <table:table-cell table:formula="of:=[.N114]/SUM([.$N114:.$O114])" office:value-type="float" office:value="0.867108762529644" calcext:value-type="float">
            <text:p>0.8671087625</text:p>
          </table:table-cell>
          <table:table-cell table:formula="of:=[.O114]/SUM([.$N114:.$O114])" office:value-type="float" office:value="0.132891237470355" calcext:value-type="float">
            <text:p>0.132891237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0.20510580079031" calcext:value-type="float">
            <text:p>0.2051058008</text:p>
          </table:table-cell>
          <table:table-cell office:value-type="float" office:value="0.519055642707044" calcext:value-type="float">
            <text:p>0.5190556427</text:p>
          </table:table-cell>
          <table:table-cell office:value-type="float" office:value="0.275838556502646" calcext:value-type="float">
            <text:p>0.2758385565</text:p>
          </table:table-cell>
          <table:table-cell table:number-columns-repeated="7"/>
          <table:table-cell table:formula="of:=RAND()" office:value-type="float" office:value="0.525809633429162" calcext:value-type="float">
            <text:p>0.5258096334</text:p>
          </table:table-cell>
          <table:table-cell table:formula="of:=RAND()" office:value-type="float" office:value="0.498871726565994" calcext:value-type="float">
            <text:p>0.4988717266</text:p>
          </table:table-cell>
          <table:table-cell/>
          <table:table-cell table:formula="of:=[.Q114]+0.05" office:value-type="float" office:value="0.3" calcext:value-type="float">
            <text:p>0.3</text:p>
          </table:table-cell>
          <table:table-cell table:formula="of:=[.N115]/SUM([.$N115:.$O115])" office:value-type="float" office:value="0.5131445285895" calcext:value-type="float">
            <text:p>0.5131445286</text:p>
          </table:table-cell>
          <table:table-cell table:formula="of:=[.O115]/SUM([.$N115:.$O115])" office:value-type="float" office:value="0.4868554714105" calcext:value-type="float">
            <text:p>0.486855471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0.1614026841617" calcext:value-type="float">
            <text:p>0.1614026842</text:p>
          </table:table-cell>
          <table:table-cell office:value-type="float" office:value="0.678059899292148" calcext:value-type="float">
            <text:p>0.6780598993</text:p>
          </table:table-cell>
          <table:table-cell office:value-type="float" office:value="0.160537416546152" calcext:value-type="float">
            <text:p>0.1605374165</text:p>
          </table:table-cell>
          <table:table-cell table:number-columns-repeated="7"/>
          <table:table-cell table:formula="of:=RAND()" office:value-type="float" office:value="0.727550449199043" calcext:value-type="float">
            <text:p>0.7275504492</text:p>
          </table:table-cell>
          <table:table-cell table:formula="of:=RAND()" office:value-type="float" office:value="0.0851328020216897" calcext:value-type="float">
            <text:p>0.085132802</text:p>
          </table:table-cell>
          <table:table-cell/>
          <table:table-cell table:formula="of:=[.Q115]" office:value-type="float" office:value="0.3" calcext:value-type="float">
            <text:p>0.3</text:p>
          </table:table-cell>
          <table:table-cell table:formula="of:=[.N116]/SUM([.$N116:.$O116])" office:value-type="float" office:value="0.895244793228098" calcext:value-type="float">
            <text:p>0.8952447932</text:p>
          </table:table-cell>
          <table:table-cell table:formula="of:=[.O116]/SUM([.$N116:.$O116])" office:value-type="float" office:value="0.104755206771902" calcext:value-type="float">
            <text:p>0.104755206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0.158520110840718" calcext:value-type="float">
            <text:p>0.1585201108</text:p>
          </table:table-cell>
          <table:table-cell office:value-type="float" office:value="0.596049260063392" calcext:value-type="float">
            <text:p>0.5960492601</text:p>
          </table:table-cell>
          <table:table-cell office:value-type="float" office:value="0.24543062909589" calcext:value-type="float">
            <text:p>0.2454306291</text:p>
          </table:table-cell>
          <table:table-cell table:number-columns-repeated="7"/>
          <table:table-cell table:formula="of:=RAND()" office:value-type="float" office:value="0.184823325253092" calcext:value-type="float">
            <text:p>0.1848233253</text:p>
          </table:table-cell>
          <table:table-cell table:formula="of:=RAND()" office:value-type="float" office:value="0.434308502008207" calcext:value-type="float">
            <text:p>0.434308502</text:p>
          </table:table-cell>
          <table:table-cell/>
          <table:table-cell table:formula="of:=[.Q116]+0.05" office:value-type="float" office:value="0.35" calcext:value-type="float">
            <text:p>0.35</text:p>
          </table:table-cell>
          <table:table-cell table:formula="of:=[.N117]/SUM([.$N117:.$O117])" office:value-type="float" office:value="0.298520148884365" calcext:value-type="float">
            <text:p>0.2985201489</text:p>
          </table:table-cell>
          <table:table-cell table:formula="of:=[.O117]/SUM([.$N117:.$O117])" office:value-type="float" office:value="0.701479851115635" calcext:value-type="float">
            <text:p>0.701479851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0.26287583932334" calcext:value-type="float">
            <text:p>0.2628758393</text:p>
          </table:table-cell>
          <table:table-cell office:value-type="float" office:value="0.517662501006368" calcext:value-type="float">
            <text:p>0.517662501</text:p>
          </table:table-cell>
          <table:table-cell office:value-type="float" office:value="0.219461659670292" calcext:value-type="float">
            <text:p>0.2194616597</text:p>
          </table:table-cell>
          <table:table-cell table:number-columns-repeated="7"/>
          <table:table-cell table:formula="of:=RAND()" office:value-type="float" office:value="0.537913068546914" calcext:value-type="float">
            <text:p>0.5379130685</text:p>
          </table:table-cell>
          <table:table-cell table:formula="of:=RAND()" office:value-type="float" office:value="0.653944858466275" calcext:value-type="float">
            <text:p>0.6539448585</text:p>
          </table:table-cell>
          <table:table-cell/>
          <table:table-cell table:formula="of:=[.Q117]" office:value-type="float" office:value="0.35" calcext:value-type="float">
            <text:p>0.35</text:p>
          </table:table-cell>
          <table:table-cell table:formula="of:=[.N118]/SUM([.$N118:.$O118])" office:value-type="float" office:value="0.451323145448158" calcext:value-type="float">
            <text:p>0.4513231454</text:p>
          </table:table-cell>
          <table:table-cell table:formula="of:=[.O118]/SUM([.$N118:.$O118])" office:value-type="float" office:value="0.548676854551842" calcext:value-type="float">
            <text:p>0.548676854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0.227346515807657" calcext:value-type="float">
            <text:p>0.2273465158</text:p>
          </table:table-cell>
          <table:table-cell office:value-type="float" office:value="0.475134799684687" calcext:value-type="float">
            <text:p>0.4751347997</text:p>
          </table:table-cell>
          <table:table-cell office:value-type="float" office:value="0.297518684507656" calcext:value-type="float">
            <text:p>0.2975186845</text:p>
          </table:table-cell>
          <table:table-cell table:number-columns-repeated="7"/>
          <table:table-cell table:formula="of:=RAND()" office:value-type="float" office:value="0.541841926868074" calcext:value-type="float">
            <text:p>0.5418419269</text:p>
          </table:table-cell>
          <table:table-cell table:formula="of:=RAND()" office:value-type="float" office:value="0.606053370167501" calcext:value-type="float">
            <text:p>0.6060533702</text:p>
          </table:table-cell>
          <table:table-cell/>
          <table:table-cell table:formula="of:=[.Q118]+0.05" office:value-type="float" office:value="0.4" calcext:value-type="float">
            <text:p>0.4</text:p>
          </table:table-cell>
          <table:table-cell table:formula="of:=[.N119]/SUM([.$N119:.$O119])" office:value-type="float" office:value="0.472030792588291" calcext:value-type="float">
            <text:p>0.4720307926</text:p>
          </table:table-cell>
          <table:table-cell table:formula="of:=[.O119]/SUM([.$N119:.$O119])" office:value-type="float" office:value="0.527969207411709" calcext:value-type="float">
            <text:p>0.527969207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0.264794223446175" calcext:value-type="float">
            <text:p>0.2647942234</text:p>
          </table:table-cell>
          <table:table-cell office:value-type="float" office:value="0.588228480353793" calcext:value-type="float">
            <text:p>0.5882284804</text:p>
          </table:table-cell>
          <table:table-cell office:value-type="float" office:value="0.146977296200032" calcext:value-type="float">
            <text:p>0.1469772962</text:p>
          </table:table-cell>
          <table:table-cell table:number-columns-repeated="7"/>
          <table:table-cell table:formula="of:=RAND()" office:value-type="float" office:value="0.456630763947032" calcext:value-type="float">
            <text:p>0.4566307639</text:p>
          </table:table-cell>
          <table:table-cell table:formula="of:=RAND()" office:value-type="float" office:value="0.242027508211322" calcext:value-type="float">
            <text:p>0.2420275082</text:p>
          </table:table-cell>
          <table:table-cell/>
          <table:table-cell table:formula="of:=[.Q119]" office:value-type="float" office:value="0.4" calcext:value-type="float">
            <text:p>0.4</text:p>
          </table:table-cell>
          <table:table-cell table:formula="of:=[.N120]/SUM([.$N120:.$O120])" office:value-type="float" office:value="0.653582419537337" calcext:value-type="float">
            <text:p>0.6535824195</text:p>
          </table:table-cell>
          <table:table-cell table:formula="of:=[.O120]/SUM([.$N120:.$O120])" office:value-type="float" office:value="0.346417580462663" calcext:value-type="float">
            <text:p>0.346417580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0.173974712802458" calcext:value-type="float">
            <text:p>0.1739747128</text:p>
          </table:table-cell>
          <table:table-cell office:value-type="float" office:value="0.489866261229443" calcext:value-type="float">
            <text:p>0.4898662612</text:p>
          </table:table-cell>
          <table:table-cell office:value-type="float" office:value="0.336159025968099" calcext:value-type="float">
            <text:p>0.336159026</text:p>
          </table:table-cell>
          <table:table-cell table:number-columns-repeated="7"/>
          <table:table-cell table:formula="of:=RAND()" office:value-type="float" office:value="0.496373418602161" calcext:value-type="float">
            <text:p>0.4963734186</text:p>
          </table:table-cell>
          <table:table-cell table:formula="of:=RAND()" office:value-type="float" office:value="0.493509252904914" calcext:value-type="float">
            <text:p>0.4935092529</text:p>
          </table:table-cell>
          <table:table-cell/>
          <table:table-cell table:formula="of:=[.Q120]+0.05" office:value-type="float" office:value="0.45" calcext:value-type="float">
            <text:p>0.45</text:p>
          </table:table-cell>
          <table:table-cell table:formula="of:=[.N121]/SUM([.$N121:.$O121])" office:value-type="float" office:value="0.501446719787955" calcext:value-type="float">
            <text:p>0.5014467198</text:p>
          </table:table-cell>
          <table:table-cell table:formula="of:=[.O121]/SUM([.$N121:.$O121])" office:value-type="float" office:value="0.498553280212045" calcext:value-type="float">
            <text:p>0.498553280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0.34938842723999" calcext:value-type="float">
            <text:p>0.3493884272</text:p>
          </table:table-cell>
          <table:table-cell office:value-type="float" office:value="0.557931068629908" calcext:value-type="float">
            <text:p>0.5579310686</text:p>
          </table:table-cell>
          <table:table-cell office:value-type="float" office:value="0.0926805041301016" calcext:value-type="float">
            <text:p>0.0926805041</text:p>
          </table:table-cell>
          <table:table-cell table:number-columns-repeated="7"/>
          <table:table-cell table:formula="of:=RAND()" office:value-type="float" office:value="0.427158084814437" calcext:value-type="float">
            <text:p>0.4271580848</text:p>
          </table:table-cell>
          <table:table-cell table:formula="of:=RAND()" office:value-type="float" office:value="0.463945224066265" calcext:value-type="float">
            <text:p>0.4639452241</text:p>
          </table:table-cell>
          <table:table-cell/>
          <table:table-cell table:formula="of:=[.Q121]" office:value-type="float" office:value="0.45" calcext:value-type="float">
            <text:p>0.45</text:p>
          </table:table-cell>
          <table:table-cell table:formula="of:=[.N122]/SUM([.$N122:.$O122])" office:value-type="float" office:value="0.479358656350387" calcext:value-type="float">
            <text:p>0.4793586564</text:p>
          </table:table-cell>
          <table:table-cell table:formula="of:=[.O122]/SUM([.$N122:.$O122])" office:value-type="float" office:value="0.520641343649613" calcext:value-type="float">
            <text:p>0.520641343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0.180483025696521" calcext:value-type="float">
            <text:p>0.1804830257</text:p>
          </table:table-cell>
          <table:table-cell office:value-type="float" office:value="0.500922569106456" calcext:value-type="float">
            <text:p>0.5009225691</text:p>
          </table:table-cell>
          <table:table-cell office:value-type="float" office:value="0.318594405197023" calcext:value-type="float">
            <text:p>0.3185944052</text:p>
          </table:table-cell>
          <table:table-cell table:number-columns-repeated="7"/>
          <table:table-cell table:formula="of:=RAND()" office:value-type="float" office:value="0.794728560489602" calcext:value-type="float">
            <text:p>0.7947285605</text:p>
          </table:table-cell>
          <table:table-cell table:formula="of:=RAND()" office:value-type="float" office:value="0.12249717337545" calcext:value-type="float">
            <text:p>0.1224971734</text:p>
          </table:table-cell>
          <table:table-cell/>
          <table:table-cell table:formula="of:=[.Q122]+0.05" office:value-type="float" office:value="0.5" calcext:value-type="float">
            <text:p>0.5</text:p>
          </table:table-cell>
          <table:table-cell table:formula="of:=[.N123]/SUM([.$N123:.$O123])" office:value-type="float" office:value="0.866448172077265" calcext:value-type="float">
            <text:p>0.8664481721</text:p>
          </table:table-cell>
          <table:table-cell table:formula="of:=[.O123]/SUM([.$N123:.$O123])" office:value-type="float" office:value="0.133551827922735" calcext:value-type="float">
            <text:p>0.133551827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0.353238096983173" calcext:value-type="float">
            <text:p>0.353238097</text:p>
          </table:table-cell>
          <table:table-cell office:value-type="float" office:value="0.416737716870009" calcext:value-type="float">
            <text:p>0.4167377169</text:p>
          </table:table-cell>
          <table:table-cell office:value-type="float" office:value="0.230024186146818" calcext:value-type="float">
            <text:p>0.2300241861</text:p>
          </table:table-cell>
          <table:table-cell table:number-columns-repeated="7"/>
          <table:table-cell table:formula="of:=RAND()" office:value-type="float" office:value="0.490123583120294" calcext:value-type="float">
            <text:p>0.4901235831</text:p>
          </table:table-cell>
          <table:table-cell table:formula="of:=RAND()" office:value-type="float" office:value="0.967799927457236" calcext:value-type="float">
            <text:p>0.9677999275</text:p>
          </table:table-cell>
          <table:table-cell/>
          <table:table-cell table:formula="of:=[.Q123]" office:value-type="float" office:value="0.5" calcext:value-type="float">
            <text:p>0.5</text:p>
          </table:table-cell>
          <table:table-cell table:formula="of:=[.N124]/SUM([.$N124:.$O124])" office:value-type="float" office:value="0.336179216237579" calcext:value-type="float">
            <text:p>0.3361792162</text:p>
          </table:table-cell>
          <table:table-cell table:formula="of:=[.O124]/SUM([.$N124:.$O124])" office:value-type="float" office:value="0.663820783762421" calcext:value-type="float">
            <text:p>0.663820783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0.0793621685084725" calcext:value-type="float">
            <text:p>0.0793621685</text:p>
          </table:table-cell>
          <table:table-cell office:value-type="float" office:value="0.56080248009088" calcext:value-type="float">
            <text:p>0.5608024801</text:p>
          </table:table-cell>
          <table:table-cell office:value-type="float" office:value="0.359835351400648" calcext:value-type="float">
            <text:p>0.3598353514</text:p>
          </table:table-cell>
          <table:table-cell table:number-columns-repeated="7"/>
          <table:table-cell table:formula="of:=RAND()" office:value-type="float" office:value="0.606952220783569" calcext:value-type="float">
            <text:p>0.6069522208</text:p>
          </table:table-cell>
          <table:table-cell table:formula="of:=RAND()" office:value-type="float" office:value="0.940636766026728" calcext:value-type="float">
            <text:p>0.940636766</text:p>
          </table:table-cell>
          <table:table-cell/>
          <table:table-cell table:formula="of:=[.Q124]+0.05" office:value-type="float" office:value="0.55" calcext:value-type="float">
            <text:p>0.55</text:p>
          </table:table-cell>
          <table:table-cell table:formula="of:=[.N125]/SUM([.$N125:.$O125])" office:value-type="float" office:value="0.392192129794452" calcext:value-type="float">
            <text:p>0.3921921298</text:p>
          </table:table-cell>
          <table:table-cell table:formula="of:=[.O125]/SUM([.$N125:.$O125])" office:value-type="float" office:value="0.607807870205548" calcext:value-type="float">
            <text:p>0.607807870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0.370820229880617" calcext:value-type="float">
            <text:p>0.3708202299</text:p>
          </table:table-cell>
          <table:table-cell office:value-type="float" office:value="0.49319388160283" calcext:value-type="float">
            <text:p>0.4931938816</text:p>
          </table:table-cell>
          <table:table-cell office:value-type="float" office:value="0.135985888516554" calcext:value-type="float">
            <text:p>0.1359858885</text:p>
          </table:table-cell>
          <table:table-cell table:number-columns-repeated="7"/>
          <table:table-cell table:formula="of:=RAND()" office:value-type="float" office:value="0.00823752756696194" calcext:value-type="float">
            <text:p>0.0082375276</text:p>
          </table:table-cell>
          <table:table-cell table:formula="of:=RAND()" office:value-type="float" office:value="0.0267774687381461" calcext:value-type="float">
            <text:p>0.0267774687</text:p>
          </table:table-cell>
          <table:table-cell/>
          <table:table-cell table:formula="of:=[.Q125]" office:value-type="float" office:value="0.55" calcext:value-type="float">
            <text:p>0.55</text:p>
          </table:table-cell>
          <table:table-cell table:formula="of:=[.N126]/SUM([.$N126:.$O126])" office:value-type="float" office:value="0.235257130835688" calcext:value-type="float">
            <text:p>0.2352571308</text:p>
          </table:table-cell>
          <table:table-cell table:formula="of:=[.O126]/SUM([.$N126:.$O126])" office:value-type="float" office:value="0.764742869164312" calcext:value-type="float">
            <text:p>0.764742869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0.195449513276268" calcext:value-type="float">
            <text:p>0.1954495133</text:p>
          </table:table-cell>
          <table:table-cell office:value-type="float" office:value="0.302455298594873" calcext:value-type="float">
            <text:p>0.3024552986</text:p>
          </table:table-cell>
          <table:table-cell office:value-type="float" office:value="0.50209518812886" calcext:value-type="float">
            <text:p>0.5020951881</text:p>
          </table:table-cell>
          <table:table-cell table:number-columns-repeated="7"/>
          <table:table-cell table:formula="of:=RAND()" office:value-type="float" office:value="0.333389465115033" calcext:value-type="float">
            <text:p>0.3333894651</text:p>
          </table:table-cell>
          <table:table-cell table:formula="of:=RAND()" office:value-type="float" office:value="0.66851416148711" calcext:value-type="float">
            <text:p>0.6685141615</text:p>
          </table:table-cell>
          <table:table-cell/>
          <table:table-cell table:formula="of:=[.Q126]+0.05" office:value-type="float" office:value="0.6" calcext:value-type="float">
            <text:p>0.6</text:p>
          </table:table-cell>
          <table:table-cell table:formula="of:=[.N127]/SUM([.$N127:.$O127])" office:value-type="float" office:value="0.332756021899721" calcext:value-type="float">
            <text:p>0.3327560219</text:p>
          </table:table-cell>
          <table:table-cell table:formula="of:=[.O127]/SUM([.$N127:.$O127])" office:value-type="float" office:value="0.667243978100278" calcext:value-type="float">
            <text:p>0.667243978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0.454774846848652" calcext:value-type="float">
            <text:p>0.4547748468</text:p>
          </table:table-cell>
          <table:table-cell office:value-type="float" office:value="0.332362138284051" calcext:value-type="float">
            <text:p>0.3323621383</text:p>
          </table:table-cell>
          <table:table-cell office:value-type="float" office:value="0.212863014867297" calcext:value-type="float">
            <text:p>0.2128630149</text:p>
          </table:table-cell>
          <table:table-cell table:number-columns-repeated="7"/>
          <table:table-cell table:formula="of:=RAND()" office:value-type="float" office:value="0.563092924538069" calcext:value-type="float">
            <text:p>0.5630929245</text:p>
          </table:table-cell>
          <table:table-cell table:formula="of:=RAND()" office:value-type="float" office:value="0.739149716566317" calcext:value-type="float">
            <text:p>0.7391497166</text:p>
          </table:table-cell>
          <table:table-cell/>
          <table:table-cell table:formula="of:=[.Q127]" office:value-type="float" office:value="0.6" calcext:value-type="float">
            <text:p>0.6</text:p>
          </table:table-cell>
          <table:table-cell table:formula="of:=[.N128]/SUM([.$N128:.$O128])" office:value-type="float" office:value="0.432402462309581" calcext:value-type="float">
            <text:p>0.4324024623</text:p>
          </table:table-cell>
          <table:table-cell table:formula="of:=[.O128]/SUM([.$N128:.$O128])" office:value-type="float" office:value="0.567597537690419" calcext:value-type="float">
            <text:p>0.567597537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0.124961235813795" calcext:value-type="float">
            <text:p>0.1249612358</text:p>
          </table:table-cell>
          <table:table-cell office:value-type="float" office:value="0.362123868315349" calcext:value-type="float">
            <text:p>0.3621238683</text:p>
          </table:table-cell>
          <table:table-cell office:value-type="float" office:value="0.512914895870856" calcext:value-type="float">
            <text:p>0.5129148959</text:p>
          </table:table-cell>
          <table:table-cell table:number-columns-repeated="7"/>
          <table:table-cell table:formula="of:=RAND()" office:value-type="float" office:value="0.457790511078201" calcext:value-type="float">
            <text:p>0.4577905111</text:p>
          </table:table-cell>
          <table:table-cell table:formula="of:=RAND()" office:value-type="float" office:value="0.79650176980067" calcext:value-type="float">
            <text:p>0.7965017698</text:p>
          </table:table-cell>
          <table:table-cell/>
          <table:table-cell table:formula="of:=[.Q128]+0.05" office:value-type="float" office:value="0.65" calcext:value-type="float">
            <text:p>0.65</text:p>
          </table:table-cell>
          <table:table-cell table:formula="of:=[.N129]/SUM([.$N129:.$O129])" office:value-type="float" office:value="0.364979134494419" calcext:value-type="float">
            <text:p>0.3649791345</text:p>
          </table:table-cell>
          <table:table-cell table:formula="of:=[.O129]/SUM([.$N129:.$O129])" office:value-type="float" office:value="0.635020865505581" calcext:value-type="float">
            <text:p>0.635020865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599492424389442" calcext:value-type="float">
            <text:p>0.5994924244</text:p>
          </table:table-cell>
          <table:table-cell office:value-type="float" office:value="0.255460902208058" calcext:value-type="float">
            <text:p>0.2554609022</text:p>
          </table:table-cell>
          <table:table-cell office:value-type="float" office:value="0.1450466734025" calcext:value-type="float">
            <text:p>0.1450466734</text:p>
          </table:table-cell>
          <table:table-cell table:number-columns-repeated="7"/>
          <table:table-cell table:formula="of:=RAND()" office:value-type="float" office:value="0.535200475133024" calcext:value-type="float">
            <text:p>0.5352004751</text:p>
          </table:table-cell>
          <table:table-cell table:formula="of:=RAND()" office:value-type="float" office:value="0.389626124524511" calcext:value-type="float">
            <text:p>0.3896261245</text:p>
          </table:table-cell>
          <table:table-cell/>
          <table:table-cell table:formula="of:=[.Q129]" office:value-type="float" office:value="0.65" calcext:value-type="float">
            <text:p>0.65</text:p>
          </table:table-cell>
          <table:table-cell table:formula="of:=[.N130]/SUM([.$N130:.$O130])" office:value-type="float" office:value="0.578703591928703" calcext:value-type="float">
            <text:p>0.5787035919</text:p>
          </table:table-cell>
          <table:table-cell table:formula="of:=[.O130]/SUM([.$N130:.$O130])" office:value-type="float" office:value="0.421296408071297" calcext:value-type="float">
            <text:p>0.421296408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0.201661342543094" calcext:value-type="float">
            <text:p>0.2016613425</text:p>
          </table:table-cell>
          <table:table-cell office:value-type="float" office:value="0.21218843117637" calcext:value-type="float">
            <text:p>0.2121884312</text:p>
          </table:table-cell>
          <table:table-cell office:value-type="float" office:value="0.586150226280535" calcext:value-type="float">
            <text:p>0.5861502263</text:p>
          </table:table-cell>
          <table:table-cell table:number-columns-repeated="7"/>
          <table:table-cell table:formula="of:=RAND()" office:value-type="float" office:value="0.675677448394708" calcext:value-type="float">
            <text:p>0.6756774484</text:p>
          </table:table-cell>
          <table:table-cell table:formula="of:=RAND()" office:value-type="float" office:value="0.0700305780628696" calcext:value-type="float">
            <text:p>0.0700305781</text:p>
          </table:table-cell>
          <table:table-cell/>
          <table:table-cell table:formula="of:=[.Q130]+0.05" office:value-type="float" office:value="0.7" calcext:value-type="float">
            <text:p>0.7</text:p>
          </table:table-cell>
          <table:table-cell table:formula="of:=[.N131]/SUM([.$N131:.$O131])" office:value-type="float" office:value="0.906088474874618" calcext:value-type="float">
            <text:p>0.9060884749</text:p>
          </table:table-cell>
          <table:table-cell table:formula="of:=[.O131]/SUM([.$N131:.$O131])" office:value-type="float" office:value="0.0939115251253817" calcext:value-type="float">
            <text:p>0.093911525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0.648640899800589" calcext:value-type="float">
            <text:p>0.6486408998</text:p>
          </table:table-cell>
          <table:table-cell office:value-type="float" office:value="0.317279128386247" calcext:value-type="float">
            <text:p>0.3172791284</text:p>
          </table:table-cell>
          <table:table-cell office:value-type="float" office:value="0.0340799718131635" calcext:value-type="float">
            <text:p>0.0340799718</text:p>
          </table:table-cell>
          <table:table-cell table:number-columns-repeated="7"/>
          <table:table-cell table:formula="of:=RAND()" office:value-type="float" office:value="0.0483215214917436" calcext:value-type="float">
            <text:p>0.0483215215</text:p>
          </table:table-cell>
          <table:table-cell table:formula="of:=RAND()" office:value-type="float" office:value="0.230495648807846" calcext:value-type="float">
            <text:p>0.2304956488</text:p>
          </table:table-cell>
          <table:table-cell/>
          <table:table-cell table:formula="of:=[.Q131]" office:value-type="float" office:value="0.7" calcext:value-type="float">
            <text:p>0.7</text:p>
          </table:table-cell>
          <table:table-cell table:formula="of:=[.N132]/SUM([.$N132:.$O132])" office:value-type="float" office:value="0.173308987534096" calcext:value-type="float">
            <text:p>0.1733089875</text:p>
          </table:table-cell>
          <table:table-cell table:formula="of:=[.O132]/SUM([.$N132:.$O132])" office:value-type="float" office:value="0.826691012465904" calcext:value-type="float">
            <text:p>0.826691012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0.031478331629893" calcext:value-type="float">
            <text:p>0.0314783316</text:p>
          </table:table-cell>
          <table:table-cell office:value-type="float" office:value="0.265059660784789" calcext:value-type="float">
            <text:p>0.2650596608</text:p>
          </table:table-cell>
          <table:table-cell office:value-type="float" office:value="0.703462007585318" calcext:value-type="float">
            <text:p>0.7034620076</text:p>
          </table:table-cell>
          <table:table-cell table:number-columns-repeated="7"/>
          <table:table-cell table:formula="of:=RAND()" office:value-type="float" office:value="0.31935101619456" calcext:value-type="float">
            <text:p>0.3193510162</text:p>
          </table:table-cell>
          <table:table-cell table:formula="of:=RAND()" office:value-type="float" office:value="0.790532656828873" calcext:value-type="float">
            <text:p>0.7905326568</text:p>
          </table:table-cell>
          <table:table-cell/>
          <table:table-cell table:formula="of:=[.Q132]+0.05" office:value-type="float" office:value="0.75" calcext:value-type="float">
            <text:p>0.75</text:p>
          </table:table-cell>
          <table:table-cell table:formula="of:=[.N133]/SUM([.$N133:.$O133])" office:value-type="float" office:value="0.287733772427354" calcext:value-type="float">
            <text:p>0.2877337724</text:p>
          </table:table-cell>
          <table:table-cell table:formula="of:=[.O133]/SUM([.$N133:.$O133])" office:value-type="float" office:value="0.712266227572646" calcext:value-type="float">
            <text:p>0.712266227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0.59026283939258" calcext:value-type="float">
            <text:p>0.5902628394</text:p>
          </table:table-cell>
          <table:table-cell office:value-type="float" office:value="0.332495422523558" calcext:value-type="float">
            <text:p>0.3324954225</text:p>
          </table:table-cell>
          <table:table-cell office:value-type="float" office:value="0.0772417380838616" calcext:value-type="float">
            <text:p>0.0772417381</text:p>
          </table:table-cell>
          <table:table-cell table:number-columns-repeated="7"/>
          <table:table-cell table:formula="of:=RAND()" office:value-type="float" office:value="0.545616179821081" calcext:value-type="float">
            <text:p>0.5456161798</text:p>
          </table:table-cell>
          <table:table-cell table:formula="of:=RAND()" office:value-type="float" office:value="0.662582404096611" calcext:value-type="float">
            <text:p>0.6625824041</text:p>
          </table:table-cell>
          <table:table-cell/>
          <table:table-cell table:formula="of:=[.Q133]" office:value-type="float" office:value="0.75" calcext:value-type="float">
            <text:p>0.75</text:p>
          </table:table-cell>
          <table:table-cell table:formula="of:=[.N134]/SUM([.$N134:.$O134])" office:value-type="float" office:value="0.451594785065773" calcext:value-type="float">
            <text:p>0.4515947851</text:p>
          </table:table-cell>
          <table:table-cell table:formula="of:=[.O134]/SUM([.$N134:.$O134])" office:value-type="float" office:value="0.548405214934227" calcext:value-type="float">
            <text:p>0.548405214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0.157992961917453" calcext:value-type="float">
            <text:p>0.1579929619</text:p>
          </table:table-cell>
          <table:table-cell office:value-type="float" office:value="0.0664283422886125" calcext:value-type="float">
            <text:p>0.0664283423</text:p>
          </table:table-cell>
          <table:table-cell office:value-type="float" office:value="0.775578695793934" calcext:value-type="float">
            <text:p>0.7755786958</text:p>
          </table:table-cell>
          <table:table-cell table:number-columns-repeated="7"/>
          <table:table-cell table:formula="of:=RAND()" office:value-type="float" office:value="0.288204491953366" calcext:value-type="float">
            <text:p>0.288204492</text:p>
          </table:table-cell>
          <table:table-cell table:formula="of:=RAND()" office:value-type="float" office:value="0.503556479117833" calcext:value-type="float">
            <text:p>0.5035564791</text:p>
          </table:table-cell>
          <table:table-cell/>
          <table:table-cell table:formula="of:=[.Q134]+0.05" office:value-type="float" office:value="0.8" calcext:value-type="float">
            <text:p>0.8</text:p>
          </table:table-cell>
          <table:table-cell table:formula="of:=[.N135]/SUM([.$N135:.$O135])" office:value-type="float" office:value="0.364004418610638" calcext:value-type="float">
            <text:p>0.3640044186</text:p>
          </table:table-cell>
          <table:table-cell table:formula="of:=[.O135]/SUM([.$N135:.$O135])" office:value-type="float" office:value="0.635995581389362" calcext:value-type="float">
            <text:p>0.635995581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0.673266715861443" calcext:value-type="float">
            <text:p>0.6732667159</text:p>
          </table:table-cell>
          <table:table-cell office:value-type="float" office:value="0.242159343906626" calcext:value-type="float">
            <text:p>0.2421593439</text:p>
          </table:table-cell>
          <table:table-cell office:value-type="float" office:value="0.0845739402319307" calcext:value-type="float">
            <text:p>0.0845739402</text:p>
          </table:table-cell>
          <table:table-cell table:number-columns-repeated="7"/>
          <table:table-cell table:formula="of:=RAND()" office:value-type="float" office:value="0.718867314164527" calcext:value-type="float">
            <text:p>0.7188673142</text:p>
          </table:table-cell>
          <table:table-cell table:formula="of:=RAND()" office:value-type="float" office:value="0.635931520373561" calcext:value-type="float">
            <text:p>0.6359315204</text:p>
          </table:table-cell>
          <table:table-cell/>
          <table:table-cell table:formula="of:=[.Q135]" office:value-type="float" office:value="0.8" calcext:value-type="float">
            <text:p>0.8</text:p>
          </table:table-cell>
          <table:table-cell table:formula="of:=[.N136]/SUM([.$N136:.$O136])" office:value-type="float" office:value="0.53060815808099" calcext:value-type="float">
            <text:p>0.5306081581</text:p>
          </table:table-cell>
          <table:table-cell table:formula="of:=[.O136]/SUM([.$N136:.$O136])" office:value-type="float" office:value="0.46939184191901" calcext:value-type="float">
            <text:p>0.469391841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0.0736918520437331" calcext:value-type="float">
            <text:p>0.073691852</text:p>
          </table:table-cell>
          <table:table-cell office:value-type="float" office:value="0.13977205305155" calcext:value-type="float">
            <text:p>0.1397720531</text:p>
          </table:table-cell>
          <table:table-cell office:value-type="float" office:value="0.786536094904717" calcext:value-type="float">
            <text:p>0.7865360949</text:p>
          </table:table-cell>
          <table:table-cell table:number-columns-repeated="7"/>
          <table:table-cell table:formula="of:=RAND()" office:value-type="float" office:value="0.965677741798572" calcext:value-type="float">
            <text:p>0.9656777418</text:p>
          </table:table-cell>
          <table:table-cell table:formula="of:=RAND()" office:value-type="float" office:value="0.138296666671522" calcext:value-type="float">
            <text:p>0.1382966667</text:p>
          </table:table-cell>
          <table:table-cell/>
          <table:table-cell table:formula="of:=[.Q136]+0.05" office:value-type="float" office:value="0.85" calcext:value-type="float">
            <text:p>0.85</text:p>
          </table:table-cell>
          <table:table-cell table:formula="of:=[.N137]/SUM([.$N137:.$O137])" office:value-type="float" office:value="0.874728376300701" calcext:value-type="float">
            <text:p>0.8747283763</text:p>
          </table:table-cell>
          <table:table-cell table:formula="of:=[.O137]/SUM([.$N137:.$O137])" office:value-type="float" office:value="0.125271623699299" calcext:value-type="float">
            <text:p>0.125271623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0.829695477383434" calcext:value-type="float">
            <text:p>0.8296954774</text:p>
          </table:table-cell>
          <table:table-cell office:value-type="float" office:value="0.0643291330541911" calcext:value-type="float">
            <text:p>0.0643291331</text:p>
          </table:table-cell>
          <table:table-cell office:value-type="float" office:value="0.105975389562375" calcext:value-type="float">
            <text:p>0.1059753896</text:p>
          </table:table-cell>
          <table:table-cell table:number-columns-repeated="7"/>
          <table:table-cell table:formula="of:=RAND()" office:value-type="float" office:value="0.308089094352908" calcext:value-type="float">
            <text:p>0.3080890944</text:p>
          </table:table-cell>
          <table:table-cell table:formula="of:=RAND()" office:value-type="float" office:value="0.587969191954471" calcext:value-type="float">
            <text:p>0.587969192</text:p>
          </table:table-cell>
          <table:table-cell/>
          <table:table-cell table:formula="of:=[.Q137]" office:value-type="float" office:value="0.85" calcext:value-type="float">
            <text:p>0.85</text:p>
          </table:table-cell>
          <table:table-cell table:formula="of:=[.N138]/SUM([.$N138:.$O138])" office:value-type="float" office:value="0.343827069132446" calcext:value-type="float">
            <text:p>0.3438270691</text:p>
          </table:table-cell>
          <table:table-cell table:formula="of:=[.O138]/SUM([.$N138:.$O138])" office:value-type="float" office:value="0.656172930867554" calcext:value-type="float">
            <text:p>0.656172930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0.0546545450263699" calcext:value-type="float">
            <text:p>0.054654545</text:p>
          </table:table-cell>
          <table:table-cell office:value-type="float" office:value="0.0948703840978534" calcext:value-type="float">
            <text:p>0.0948703841</text:p>
          </table:table-cell>
          <table:table-cell office:value-type="float" office:value="0.850475070875777" calcext:value-type="float">
            <text:p>0.8504750709</text:p>
          </table:table-cell>
          <table:table-cell table:number-columns-repeated="7"/>
          <table:table-cell table:formula="of:=RAND()" office:value-type="float" office:value="0.242678164388053" calcext:value-type="float">
            <text:p>0.2426781644</text:p>
          </table:table-cell>
          <table:table-cell table:formula="of:=RAND()" office:value-type="float" office:value="0.281821396318264" calcext:value-type="float">
            <text:p>0.2818213963</text:p>
          </table:table-cell>
          <table:table-cell/>
          <table:table-cell table:formula="of:=[.Q138]+0.05" office:value-type="float" office:value="0.9" calcext:value-type="float">
            <text:p>0.9</text:p>
          </table:table-cell>
          <table:table-cell table:formula="of:=[.N139]/SUM([.$N139:.$O139])" office:value-type="float" office:value="0.462685162331214" calcext:value-type="float">
            <text:p>0.4626851623</text:p>
          </table:table-cell>
          <table:table-cell table:formula="of:=[.O139]/SUM([.$N139:.$O139])" office:value-type="float" office:value="0.537314837668786" calcext:value-type="float">
            <text:p>0.537314837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0.839499202457836" calcext:value-type="float">
            <text:p>0.8394992025</text:p>
          </table:table-cell>
          <table:table-cell office:value-type="float" office:value="0.102601840979724" calcext:value-type="float">
            <text:p>0.102601841</text:p>
          </table:table-cell>
          <table:table-cell office:value-type="float" office:value="0.0578989565624401" calcext:value-type="float">
            <text:p>0.0578989566</text:p>
          </table:table-cell>
          <table:table-cell table:number-columns-repeated="7"/>
          <table:table-cell table:formula="of:=RAND()" office:value-type="float" office:value="0.408202374004759" calcext:value-type="float">
            <text:p>0.408202374</text:p>
          </table:table-cell>
          <table:table-cell table:formula="of:=RAND()" office:value-type="float" office:value="0.880357626010664" calcext:value-type="float">
            <text:p>0.880357626</text:p>
          </table:table-cell>
          <table:table-cell/>
          <table:table-cell table:formula="of:=[.Q139]" office:value-type="float" office:value="0.9" calcext:value-type="float">
            <text:p>0.9</text:p>
          </table:table-cell>
          <table:table-cell table:formula="of:=[.N140]/SUM([.$N140:.$O140])" office:value-type="float" office:value="0.316789574408544" calcext:value-type="float">
            <text:p>0.3167895744</text:p>
          </table:table-cell>
          <table:table-cell table:formula="of:=[.O140]/SUM([.$N140:.$O140])" office:value-type="float" office:value="0.683210425591456" calcext:value-type="float">
            <text:p>0.683210425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0.00429245124964862" calcext:value-type="float">
            <text:p>0.0042924512</text:p>
          </table:table-cell>
          <table:table-cell office:value-type="float" office:value="0.0909404657339653" calcext:value-type="float">
            <text:p>0.0909404657</text:p>
          </table:table-cell>
          <table:table-cell office:value-type="float" office:value="0.904767083016386" calcext:value-type="float">
            <text:p>0.904767083</text:p>
          </table:table-cell>
          <table:table-cell table:number-columns-repeated="7"/>
          <table:table-cell table:formula="of:=RAND()" office:value-type="float" office:value="0.311992721282877" calcext:value-type="float">
            <text:p>0.3119927213</text:p>
          </table:table-cell>
          <table:table-cell table:formula="of:=RAND()" office:value-type="float" office:value="0.891740558552556" calcext:value-type="float">
            <text:p>0.8917405586</text:p>
          </table:table-cell>
          <table:table-cell/>
          <table:table-cell table:formula="of:=[.Q140]+0.05" office:value-type="float" office:value="0.95" calcext:value-type="float">
            <text:p>0.95</text:p>
          </table:table-cell>
          <table:table-cell table:formula="of:=[.N141]/SUM([.$N141:.$O141])" office:value-type="float" office:value="0.259187584583132" calcext:value-type="float">
            <text:p>0.2591875846</text:p>
          </table:table-cell>
          <table:table-cell table:formula="of:=[.O141]/SUM([.$N141:.$O141])" office:value-type="float" office:value="0.740812415416868" calcext:value-type="float">
            <text:p>0.740812415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0.924375608375054" calcext:value-type="float">
            <text:p>0.9243756084</text:p>
          </table:table-cell>
          <table:table-cell office:value-type="float" office:value="0.0599586997266892" calcext:value-type="float">
            <text:p>0.0599586997</text:p>
          </table:table-cell>
          <table:table-cell office:value-type="float" office:value="0.0156656918982568" calcext:value-type="float">
            <text:p>0.0156656919</text:p>
          </table:table-cell>
          <table:table-cell table:number-columns-repeated="7"/>
          <table:table-cell table:formula="of:=RAND()" office:value-type="float" office:value="0.695214110775851" calcext:value-type="float">
            <text:p>0.6952141108</text:p>
          </table:table-cell>
          <table:table-cell table:formula="of:=RAND()" office:value-type="float" office:value="0.408095631399192" calcext:value-type="float">
            <text:p>0.4080956314</text:p>
          </table:table-cell>
          <table:table-cell/>
          <table:table-cell table:formula="of:=[.Q141]" office:value-type="float" office:value="0.95" calcext:value-type="float">
            <text:p>0.95</text:p>
          </table:table-cell>
          <table:table-cell table:formula="of:=[.N142]/SUM([.$N142:.$O142])" office:value-type="float" office:value="0.630116896643475" calcext:value-type="float">
            <text:p>0.6301168966</text:p>
          </table:table-cell>
          <table:table-cell table:formula="of:=[.O142]/SUM([.$N142:.$O142])" office:value-type="float" office:value="0.369883103356525" calcext:value-type="float">
            <text:p>0.369883103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.44089209850063E-016" calcext:value-type="float">
            <text:p>-4.44089209850063E-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RAND()" office:value-type="float" office:value="0.583963126759045" calcext:value-type="float">
            <text:p>0.5839631268</text:p>
          </table:table-cell>
          <table:table-cell table:formula="of:=RAND()" office:value-type="float" office:value="0.5461578957038" calcext:value-type="float">
            <text:p>0.5461578957</text:p>
          </table:table-cell>
          <table:table-cell/>
          <table:table-cell table:formula="of:=[.Q142]+0.05" office:value-type="float" office:value="1" calcext:value-type="float">
            <text:p>1</text:p>
          </table:table-cell>
          <table:table-cell table:formula="of:=[.N143]/SUM([.$N143:.$O143])" office:value-type="float" office:value="0.516726186976354" calcext:value-type="float">
            <text:p>0.516726187</text:p>
          </table:table-cell>
          <table:table-cell table:formula="of:=[.O143]/SUM([.$N143:.$O143])" office:value-type="float" office:value="0.483273813023646" calcext:value-type="float">
            <text:p>0.48327381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4.44089209850063E-016" calcext:value-type="float">
            <text:p>-4.44089209850063E-1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RAND()" office:value-type="float" office:value="0.200769726536237" calcext:value-type="float">
            <text:p>0.2007697265</text:p>
          </table:table-cell>
          <table:table-cell table:formula="of:=RAND()" office:value-type="float" office:value="0.207516066613607" calcext:value-type="float">
            <text:p>0.2075160666</text:p>
          </table:table-cell>
          <table:table-cell/>
          <table:table-cell table:formula="of:=[.Q143]" office:value-type="float" office:value="1" calcext:value-type="float">
            <text:p>1</text:p>
          </table:table-cell>
          <table:table-cell table:formula="of:=[.N144]/SUM([.$N144:.$O144])" office:value-type="float" office:value="0.491738213537479" calcext:value-type="float">
            <text:p>0.4917382135</text:p>
          </table:table-cell>
          <table:table-cell table:formula="of:=[.O144]/SUM([.$N144:.$O144])" office:value-type="float" office:value="0.508261786462521" calcext:value-type="float">
            <text:p>0.508261786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RAND()" office:value-type="float" office:value="0.593655055505224" calcext:value-type="float">
            <text:p>0.5936550555</text:p>
          </table:table-cell>
          <table:table-cell table:formula="of:=RAND()" office:value-type="float" office:value="0.327948046731763" calcext:value-type="float">
            <text:p>0.3279480467</text:p>
          </table:table-cell>
          <table:table-cell table:number-columns-repeated="2"/>
          <table:table-cell table:formula="of:=[.N145]/SUM([.$N145:.$O145])" office:value-type="float" office:value="0.644154792951823" calcext:value-type="float">
            <text:p>0.644154793</text:p>
          </table:table-cell>
          <table:table-cell table:formula="of:=[.O145]/SUM([.$N145:.$O145])" office:value-type="float" office:value="0.355845207048177" calcext:value-type="float">
            <text:p>0.35584520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  <table:table-cell office:value-type="float" office:value="0.0252801340752939" calcext:value-type="float">
            <text:p>0.0252801341</text:p>
          </table:table-cell>
          <table:table-cell office:value-type="float" office:value="0.948705458334354" calcext:value-type="float">
            <text:p>0.9487054583</text:p>
          </table:table-cell>
          <table:table-cell office:value-type="float" office:value="0.0260144075903517" calcext:value-type="float">
            <text:p>0.0260144076</text:p>
          </table:table-cell>
          <table:table-cell table:number-columns-repeated="5"/>
          <table:table-cell table:formula="of:=RAND()" office:value-type="float" office:value="0.953893295372836" calcext:value-type="float">
            <text:p>0.9538932954</text:p>
          </table:table-cell>
          <table:table-cell table:formula="of:=RAND()" office:value-type="float" office:value="0.428909106296487" calcext:value-type="float">
            <text:p>0.4289091063</text:p>
          </table:table-cell>
          <table:table-cell/>
          <table:table-cell table:formula="of:=[.Q145]+0.05" office:value-type="float" office:value="0.05" calcext:value-type="float">
            <text:p>0.05</text:p>
          </table:table-cell>
          <table:table-cell table:formula="of:=[.N146]/SUM([.$N146:.$O146])" office:value-type="float" office:value="0.689826177783097" calcext:value-type="float">
            <text:p>0.6898261778</text:p>
          </table:table-cell>
          <table:table-cell table:formula="of:=[.O146]/SUM([.$N146:.$O146])" office:value-type="float" office:value="0.310173822216903" calcext:value-type="float">
            <text:p>0.310173822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0.0391936883732308" calcext:value-type="float">
            <text:p>0.0391936884</text:p>
          </table:table-cell>
          <table:table-cell office:value-type="float" office:value="0.929340089131332" calcext:value-type="float">
            <text:p>0.9293400891</text:p>
          </table:table-cell>
          <table:table-cell office:value-type="float" office:value="0.0314662224954372" calcext:value-type="float">
            <text:p>0.0314662225</text:p>
          </table:table-cell>
          <table:table-cell table:number-columns-repeated="5"/>
          <table:table-cell table:formula="of:=RAND()" office:value-type="float" office:value="0.63429135561455" calcext:value-type="float">
            <text:p>0.6342913556</text:p>
          </table:table-cell>
          <table:table-cell table:formula="of:=RAND()" office:value-type="float" office:value="0.196329676429741" calcext:value-type="float">
            <text:p>0.1963296764</text:p>
          </table:table-cell>
          <table:table-cell/>
          <table:table-cell table:formula="of:=[.Q146]" office:value-type="float" office:value="0.05" calcext:value-type="float">
            <text:p>0.05</text:p>
          </table:table-cell>
          <table:table-cell table:formula="of:=[.N147]/SUM([.$N147:.$O147])" office:value-type="float" office:value="0.763635076821325" calcext:value-type="float">
            <text:p>0.7636350768</text:p>
          </table:table-cell>
          <table:table-cell table:formula="of:=[.O147]/SUM([.$N147:.$O147])" office:value-type="float" office:value="0.236364923178675" calcext:value-type="float">
            <text:p>0.236364923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  <table:table-cell office:value-type="float" office:value="0.0620505998000958" calcext:value-type="float">
            <text:p>0.0620505998</text:p>
          </table:table-cell>
          <table:table-cell office:value-type="float" office:value="0.901854670622525" calcext:value-type="float">
            <text:p>0.9018546706</text:p>
          </table:table-cell>
          <table:table-cell office:value-type="float" office:value="0.0360947295773789" calcext:value-type="float">
            <text:p>0.0360947296</text:p>
          </table:table-cell>
          <table:table-cell table:number-columns-repeated="5"/>
          <table:table-cell table:formula="of:=RAND()" office:value-type="float" office:value="0.925386991002597" calcext:value-type="float">
            <text:p>0.925386991</text:p>
          </table:table-cell>
          <table:table-cell table:formula="of:=RAND()" office:value-type="float" office:value="0.0509583362145349" calcext:value-type="float">
            <text:p>0.0509583362</text:p>
          </table:table-cell>
          <table:table-cell/>
          <table:table-cell table:formula="of:=[.Q147]+0.05" office:value-type="float" office:value="0.1" calcext:value-type="float">
            <text:p>0.1</text:p>
          </table:table-cell>
          <table:table-cell table:formula="of:=[.N148]/SUM([.$N148:.$O148])" office:value-type="float" office:value="0.947807056792312" calcext:value-type="float">
            <text:p>0.9478070568</text:p>
          </table:table-cell>
          <table:table-cell table:formula="of:=[.O148]/SUM([.$N148:.$O148])" office:value-type="float" office:value="0.0521929432076876" calcext:value-type="float">
            <text:p>0.052192943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0.0475270640577735" calcext:value-type="float">
            <text:p>0.0475270641</text:p>
          </table:table-cell>
          <table:table-cell office:value-type="float" office:value="0.914133472547782" calcext:value-type="float">
            <text:p>0.9141334725</text:p>
          </table:table-cell>
          <table:table-cell office:value-type="float" office:value="0.038339463394444" calcext:value-type="float">
            <text:p>0.0383394634</text:p>
          </table:table-cell>
          <table:table-cell table:number-columns-repeated="5"/>
          <table:table-cell table:formula="of:=RAND()" office:value-type="float" office:value="0.256292471545748" calcext:value-type="float">
            <text:p>0.2562924715</text:p>
          </table:table-cell>
          <table:table-cell table:formula="of:=RAND()" office:value-type="float" office:value="0.447325154324062" calcext:value-type="float">
            <text:p>0.4473251543</text:p>
          </table:table-cell>
          <table:table-cell/>
          <table:table-cell table:formula="of:=[.Q148]" office:value-type="float" office:value="0.1" calcext:value-type="float">
            <text:p>0.1</text:p>
          </table:table-cell>
          <table:table-cell table:formula="of:=[.N149]/SUM([.$N149:.$O149])" office:value-type="float" office:value="0.364249646573194" calcext:value-type="float">
            <text:p>0.3642496466</text:p>
          </table:table-cell>
          <table:table-cell table:formula="of:=[.O149]/SUM([.$N149:.$O149])" office:value-type="float" office:value="0.635750353426806" calcext:value-type="float">
            <text:p>0.635750353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  <table:table-cell office:value-type="float" office:value="0.101725818466442" calcext:value-type="float">
            <text:p>0.1017258185</text:p>
          </table:table-cell>
          <table:table-cell office:value-type="float" office:value="0.806192018850611" calcext:value-type="float">
            <text:p>0.8061920189</text:p>
          </table:table-cell>
          <table:table-cell office:value-type="float" office:value="0.0920821626829464" calcext:value-type="float">
            <text:p>0.0920821627</text:p>
          </table:table-cell>
          <table:table-cell table:number-columns-repeated="5"/>
          <table:table-cell table:formula="of:=RAND()" office:value-type="float" office:value="0.326262130751275" calcext:value-type="float">
            <text:p>0.3262621308</text:p>
          </table:table-cell>
          <table:table-cell table:formula="of:=RAND()" office:value-type="float" office:value="0.0877116835908964" calcext:value-type="float">
            <text:p>0.0877116836</text:p>
          </table:table-cell>
          <table:table-cell/>
          <table:table-cell table:formula="of:=[.Q149]+0.05" office:value-type="float" office:value="0.15" calcext:value-type="float">
            <text:p>0.15</text:p>
          </table:table-cell>
          <table:table-cell table:formula="of:=[.N150]/SUM([.$N150:.$O150])" office:value-type="float" office:value="0.788122628649168" calcext:value-type="float">
            <text:p>0.7881226286</text:p>
          </table:table-cell>
          <table:table-cell table:formula="of:=[.O150]/SUM([.$N150:.$O150])" office:value-type="float" office:value="0.211877371350832" calcext:value-type="float">
            <text:p>0.211877371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0.102233313493626" calcext:value-type="float">
            <text:p>0.1022333135</text:p>
          </table:table-cell>
          <table:table-cell office:value-type="float" office:value="0.831008223090099" calcext:value-type="float">
            <text:p>0.8310082231</text:p>
          </table:table-cell>
          <table:table-cell office:value-type="float" office:value="0.0667584634162748" calcext:value-type="float">
            <text:p>0.0667584634</text:p>
          </table:table-cell>
          <table:table-cell table:number-columns-repeated="5"/>
          <table:table-cell table:formula="of:=RAND()" office:value-type="float" office:value="0.66895530524198" calcext:value-type="float">
            <text:p>0.6689553052</text:p>
          </table:table-cell>
          <table:table-cell table:formula="of:=RAND()" office:value-type="float" office:value="0.15290068264585" calcext:value-type="float">
            <text:p>0.1529006826</text:p>
          </table:table-cell>
          <table:table-cell/>
          <table:table-cell table:formula="of:=[.Q150]" office:value-type="float" office:value="0.15" calcext:value-type="float">
            <text:p>0.15</text:p>
          </table:table-cell>
          <table:table-cell table:formula="of:=[.N151]/SUM([.$N151:.$O151])" office:value-type="float" office:value="0.813956842927184" calcext:value-type="float">
            <text:p>0.8139568429</text:p>
          </table:table-cell>
          <table:table-cell table:formula="of:=[.O151]/SUM([.$N151:.$O151])" office:value-type="float" office:value="0.186043157072816" calcext:value-type="float">
            <text:p>0.186043157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office:value-type="float" office:value="0.154059087835411" calcext:value-type="float">
            <text:p>0.1540590878</text:p>
          </table:table-cell>
          <table:table-cell office:value-type="float" office:value="0.72859158389988" calcext:value-type="float">
            <text:p>0.7285915839</text:p>
          </table:table-cell>
          <table:table-cell office:value-type="float" office:value="0.117349328264709" calcext:value-type="float">
            <text:p>0.1173493283</text:p>
          </table:table-cell>
          <table:table-cell table:number-columns-repeated="5"/>
          <table:table-cell table:formula="of:=RAND()" office:value-type="float" office:value="0.274010003893636" calcext:value-type="float">
            <text:p>0.2740100039</text:p>
          </table:table-cell>
          <table:table-cell table:formula="of:=RAND()" office:value-type="float" office:value="0.075728325988166" calcext:value-type="float">
            <text:p>0.075728326</text:p>
          </table:table-cell>
          <table:table-cell/>
          <table:table-cell table:formula="of:=[.Q151]+0.05" office:value-type="float" office:value="0.2" calcext:value-type="float">
            <text:p>0.2</text:p>
          </table:table-cell>
          <table:table-cell table:formula="of:=[.N152]/SUM([.$N152:.$O152])" office:value-type="float" office:value="0.78347147133184" calcext:value-type="float">
            <text:p>0.7834714713</text:p>
          </table:table-cell>
          <table:table-cell table:formula="of:=[.O152]/SUM([.$N152:.$O152])" office:value-type="float" office:value="0.216528528668159" calcext:value-type="float">
            <text:p>0.216528528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  <table:table-cell office:value-type="float" office:value="0.111851795471112" calcext:value-type="float">
            <text:p>0.1118517955</text:p>
          </table:table-cell>
          <table:table-cell office:value-type="float" office:value="0.799426117729931" calcext:value-type="float">
            <text:p>0.7994261177</text:p>
          </table:table-cell>
          <table:table-cell office:value-type="float" office:value="0.0887220867989565" calcext:value-type="float">
            <text:p>0.0887220868</text:p>
          </table:table-cell>
          <table:table-cell table:number-columns-repeated="5"/>
          <table:table-cell table:formula="of:=RAND()" office:value-type="float" office:value="0.595886130235158" calcext:value-type="float">
            <text:p>0.5958861302</text:p>
          </table:table-cell>
          <table:table-cell table:formula="of:=RAND()" office:value-type="float" office:value="0.764889907208271" calcext:value-type="float">
            <text:p>0.7648899072</text:p>
          </table:table-cell>
          <table:table-cell/>
          <table:table-cell table:formula="of:=[.Q152]" office:value-type="float" office:value="0.2" calcext:value-type="float">
            <text:p>0.2</text:p>
          </table:table-cell>
          <table:table-cell table:formula="of:=[.N153]/SUM([.$N153:.$O153])" office:value-type="float" office:value="0.437901692739008" calcext:value-type="float">
            <text:p>0.4379016927</text:p>
          </table:table-cell>
          <table:table-cell table:formula="of:=[.O153]/SUM([.$N153:.$O153])" office:value-type="float" office:value="0.562098307260992" calcext:value-type="float">
            <text:p>0.562098307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office:value-type="float" office:value="0.0764059608697184" calcext:value-type="float">
            <text:p>0.0764059609</text:p>
          </table:table-cell>
          <table:table-cell office:value-type="float" office:value="0.813426036515348" calcext:value-type="float">
            <text:p>0.8134260365</text:p>
          </table:table-cell>
          <table:table-cell office:value-type="float" office:value="0.110168002614933" calcext:value-type="float">
            <text:p>0.1101680026</text:p>
          </table:table-cell>
          <table:table-cell table:number-columns-repeated="5"/>
          <table:table-cell table:formula="of:=RAND()" office:value-type="float" office:value="0.583671706612222" calcext:value-type="float">
            <text:p>0.5836717066</text:p>
          </table:table-cell>
          <table:table-cell table:formula="of:=RAND()" office:value-type="float" office:value="0.114368295413442" calcext:value-type="float">
            <text:p>0.1143682954</text:p>
          </table:table-cell>
          <table:table-cell/>
          <table:table-cell table:formula="of:=[.Q153]+0.05" office:value-type="float" office:value="0.25" calcext:value-type="float">
            <text:p>0.25</text:p>
          </table:table-cell>
          <table:table-cell table:formula="of:=[.N154]/SUM([.$N154:.$O154])" office:value-type="float" office:value="0.836157963610176" calcext:value-type="float">
            <text:p>0.8361579636</text:p>
          </table:table-cell>
          <table:table-cell table:formula="of:=[.O154]/SUM([.$N154:.$O154])" office:value-type="float" office:value="0.163842036389824" calcext:value-type="float">
            <text:p>0.163842036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office:value-type="float" office:value="0.197042379949791" calcext:value-type="float">
            <text:p>0.1970423799</text:p>
          </table:table-cell>
          <table:table-cell office:value-type="float" office:value="0.745647591452606" calcext:value-type="float">
            <text:p>0.7456475915</text:p>
          </table:table-cell>
          <table:table-cell office:value-type="float" office:value="0.0573100285976024" calcext:value-type="float">
            <text:p>0.0573100286</text:p>
          </table:table-cell>
          <table:table-cell table:number-columns-repeated="5"/>
          <table:table-cell table:formula="of:=RAND()" office:value-type="float" office:value="0.144622244522907" calcext:value-type="float">
            <text:p>0.1446222445</text:p>
          </table:table-cell>
          <table:table-cell table:formula="of:=RAND()" office:value-type="float" office:value="0.654104580054991" calcext:value-type="float">
            <text:p>0.6541045801</text:p>
          </table:table-cell>
          <table:table-cell/>
          <table:table-cell table:formula="of:=[.Q154]" office:value-type="float" office:value="0.25" calcext:value-type="float">
            <text:p>0.25</text:p>
          </table:table-cell>
          <table:table-cell table:formula="of:=[.N155]/SUM([.$N155:.$O155])" office:value-type="float" office:value="0.181065966576664" calcext:value-type="float">
            <text:p>0.1810659666</text:p>
          </table:table-cell>
          <table:table-cell table:formula="of:=[.O155]/SUM([.$N155:.$O155])" office:value-type="float" office:value="0.818934033423336" calcext:value-type="float">
            <text:p>0.818934033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  <table:table-cell office:value-type="float" office:value="0.0858831451996129" calcext:value-type="float">
            <text:p>0.0858831452</text:p>
          </table:table-cell>
          <table:table-cell office:value-type="float" office:value="0.61658849889759" calcext:value-type="float">
            <text:p>0.6165884989</text:p>
          </table:table-cell>
          <table:table-cell office:value-type="float" office:value="0.297528355902797" calcext:value-type="float">
            <text:p>0.2975283559</text:p>
          </table:table-cell>
          <table:table-cell table:number-columns-repeated="5"/>
          <table:table-cell table:formula="of:=RAND()" office:value-type="float" office:value="0.219272036687471" calcext:value-type="float">
            <text:p>0.2192720367</text:p>
          </table:table-cell>
          <table:table-cell table:formula="of:=RAND()" office:value-type="float" office:value="0.880156606552191" calcext:value-type="float">
            <text:p>0.8801566066</text:p>
          </table:table-cell>
          <table:table-cell/>
          <table:table-cell table:formula="of:=[.Q155]+0.05" office:value-type="float" office:value="0.3" calcext:value-type="float">
            <text:p>0.3</text:p>
          </table:table-cell>
          <table:table-cell table:formula="of:=[.N156]/SUM([.$N156:.$O156])" office:value-type="float" office:value="0.19944180828448" calcext:value-type="float">
            <text:p>0.1994418083</text:p>
          </table:table-cell>
          <table:table-cell table:formula="of:=[.O156]/SUM([.$N156:.$O156])" office:value-type="float" office:value="0.80055819171552" calcext:value-type="float">
            <text:p>0.800558191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  <table:table-cell office:value-type="float" office:value="0.254084693668614" calcext:value-type="float">
            <text:p>0.2540846937</text:p>
          </table:table-cell>
          <table:table-cell office:value-type="float" office:value="0.573865717720706" calcext:value-type="float">
            <text:p>0.5738657177</text:p>
          </table:table-cell>
          <table:table-cell office:value-type="float" office:value="0.17204958861068" calcext:value-type="float">
            <text:p>0.1720495886</text:p>
          </table:table-cell>
          <table:table-cell table:number-columns-repeated="5"/>
          <table:table-cell table:formula="of:=RAND()" office:value-type="float" office:value="0.629097044817172" calcext:value-type="float">
            <text:p>0.6290970448</text:p>
          </table:table-cell>
          <table:table-cell table:formula="of:=RAND()" office:value-type="float" office:value="0.0523403914412484" calcext:value-type="float">
            <text:p>0.0523403914</text:p>
          </table:table-cell>
          <table:table-cell/>
          <table:table-cell table:formula="of:=[.Q156]" office:value-type="float" office:value="0.3" calcext:value-type="float">
            <text:p>0.3</text:p>
          </table:table-cell>
          <table:table-cell table:formula="of:=[.N157]/SUM([.$N157:.$O157])" office:value-type="float" office:value="0.923191200459084" calcext:value-type="float">
            <text:p>0.9231912005</text:p>
          </table:table-cell>
          <table:table-cell table:formula="of:=[.O157]/SUM([.$N157:.$O157])" office:value-type="float" office:value="0.0768087995409154" calcext:value-type="float">
            <text:p>0.076808799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  <table:table-cell office:value-type="float" office:value="0.116583320063558" calcext:value-type="float">
            <text:p>0.1165833201</text:p>
          </table:table-cell>
          <table:table-cell office:value-type="float" office:value="0.613342239706862" calcext:value-type="float">
            <text:p>0.6133422397</text:p>
          </table:table-cell>
          <table:table-cell office:value-type="float" office:value="0.270074440229579" calcext:value-type="float">
            <text:p>0.2700744402</text:p>
          </table:table-cell>
          <table:table-cell table:number-columns-repeated="5"/>
          <table:table-cell table:formula="of:=RAND()" office:value-type="float" office:value="0.950335523230024" calcext:value-type="float">
            <text:p>0.9503355232</text:p>
          </table:table-cell>
          <table:table-cell table:formula="of:=RAND()" office:value-type="float" office:value="0.0290579997235909" calcext:value-type="float">
            <text:p>0.0290579997</text:p>
          </table:table-cell>
          <table:table-cell/>
          <table:table-cell table:formula="of:=[.Q157]+0.05" office:value-type="float" office:value="0.35" calcext:value-type="float">
            <text:p>0.35</text:p>
          </table:table-cell>
          <table:table-cell table:formula="of:=[.N158]/SUM([.$N158:.$O158])" office:value-type="float" office:value="0.970330618854861" calcext:value-type="float">
            <text:p>0.9703306189</text:p>
          </table:table-cell>
          <table:table-cell table:formula="of:=[.O158]/SUM([.$N158:.$O158])" office:value-type="float" office:value="0.0296693811451387" calcext:value-type="float">
            <text:p>0.029669381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  <table:table-cell office:value-type="float" office:value="0.336679514849587" calcext:value-type="float">
            <text:p>0.3366795148</text:p>
          </table:table-cell>
          <table:table-cell office:value-type="float" office:value="0.508796996805257" calcext:value-type="float">
            <text:p>0.5087969968</text:p>
          </table:table-cell>
          <table:table-cell office:value-type="float" office:value="0.154523488345156" calcext:value-type="float">
            <text:p>0.1545234883</text:p>
          </table:table-cell>
          <table:table-cell table:number-columns-repeated="5"/>
          <table:table-cell table:formula="of:=RAND()" office:value-type="float" office:value="0.374535391223617" calcext:value-type="float">
            <text:p>0.3745353912</text:p>
          </table:table-cell>
          <table:table-cell table:formula="of:=RAND()" office:value-type="float" office:value="0.56733002292458" calcext:value-type="float">
            <text:p>0.5673300229</text:p>
          </table:table-cell>
          <table:table-cell/>
          <table:table-cell table:formula="of:=[.Q158]" office:value-type="float" office:value="0.35" calcext:value-type="float">
            <text:p>0.35</text:p>
          </table:table-cell>
          <table:table-cell table:formula="of:=[.N159]/SUM([.$N159:.$O159])" office:value-type="float" office:value="0.397652770340165" calcext:value-type="float">
            <text:p>0.3976527703</text:p>
          </table:table-cell>
          <table:table-cell table:formula="of:=[.O159]/SUM([.$N159:.$O159])" office:value-type="float" office:value="0.602347229659835" calcext:value-type="float">
            <text:p>0.602347229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  <table:table-cell office:value-type="float" office:value="0.231605580001062" calcext:value-type="float">
            <text:p>0.23160558</text:p>
          </table:table-cell>
          <table:table-cell office:value-type="float" office:value="0.435098082943916" calcext:value-type="float">
            <text:p>0.4350980829</text:p>
          </table:table-cell>
          <table:table-cell office:value-type="float" office:value="0.333296337055022" calcext:value-type="float">
            <text:p>0.3332963371</text:p>
          </table:table-cell>
          <table:table-cell table:number-columns-repeated="5"/>
          <table:table-cell table:formula="of:=RAND()" office:value-type="float" office:value="0.816681880387478" calcext:value-type="float">
            <text:p>0.8166818804</text:p>
          </table:table-cell>
          <table:table-cell table:formula="of:=RAND()" office:value-type="float" office:value="0.0982852136949077" calcext:value-type="float">
            <text:p>0.0982852137</text:p>
          </table:table-cell>
          <table:table-cell/>
          <table:table-cell table:formula="of:=[.Q159]+0.05" office:value-type="float" office:value="0.4" calcext:value-type="float">
            <text:p>0.4</text:p>
          </table:table-cell>
          <table:table-cell table:formula="of:=[.N160]/SUM([.$N160:.$O160])" office:value-type="float" office:value="0.892580602810118" calcext:value-type="float">
            <text:p>0.8925806028</text:p>
          </table:table-cell>
          <table:table-cell table:formula="of:=[.O160]/SUM([.$N160:.$O160])" office:value-type="float" office:value="0.107419397189882" calcext:value-type="float">
            <text:p>0.107419397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office:value-type="float" office:value="0.335816857071056" calcext:value-type="float">
            <text:p>0.3358168571</text:p>
          </table:table-cell>
          <table:table-cell office:value-type="float" office:value="0.567977912124746" calcext:value-type="float">
            <text:p>0.5679779121</text:p>
          </table:table-cell>
          <table:table-cell office:value-type="float" office:value="0.0962052308041977" calcext:value-type="float">
            <text:p>0.0962052308</text:p>
          </table:table-cell>
          <table:table-cell table:number-columns-repeated="5"/>
          <table:table-cell table:formula="of:=RAND()" office:value-type="float" office:value="0.638654353446327" calcext:value-type="float">
            <text:p>0.6386543534</text:p>
          </table:table-cell>
          <table:table-cell table:formula="of:=RAND()" office:value-type="float" office:value="0.995437933714129" calcext:value-type="float">
            <text:p>0.9954379337</text:p>
          </table:table-cell>
          <table:table-cell/>
          <table:table-cell table:formula="of:=[.Q160]" office:value-type="float" office:value="0.4" calcext:value-type="float">
            <text:p>0.4</text:p>
          </table:table-cell>
          <table:table-cell table:formula="of:=[.N161]/SUM([.$N161:.$O161])" office:value-type="float" office:value="0.390831263610031" calcext:value-type="float">
            <text:p>0.3908312636</text:p>
          </table:table-cell>
          <table:table-cell table:formula="of:=[.O161]/SUM([.$N161:.$O161])" office:value-type="float" office:value="0.609168736389969" calcext:value-type="float">
            <text:p>0.609168736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office:value-type="float" office:value="0.0492426550775493" calcext:value-type="float">
            <text:p>0.0492426551</text:p>
          </table:table-cell>
          <table:table-cell office:value-type="float" office:value="0.502390413342546" calcext:value-type="float">
            <text:p>0.5023904133</text:p>
          </table:table-cell>
          <table:table-cell office:value-type="float" office:value="0.448366931579904" calcext:value-type="float">
            <text:p>0.4483669316</text:p>
          </table:table-cell>
          <table:table-cell table:number-columns-repeated="5"/>
          <table:table-cell table:formula="of:=RAND()" office:value-type="float" office:value="0.144888063543476" calcext:value-type="float">
            <text:p>0.1448880635</text:p>
          </table:table-cell>
          <table:table-cell table:formula="of:=RAND()" office:value-type="float" office:value="0.103990574949421" calcext:value-type="float">
            <text:p>0.1039905749</text:p>
          </table:table-cell>
          <table:table-cell/>
          <table:table-cell table:formula="of:=[.Q161]+0.05" office:value-type="float" office:value="0.45" calcext:value-type="float">
            <text:p>0.45</text:p>
          </table:table-cell>
          <table:table-cell table:formula="of:=[.N162]/SUM([.$N162:.$O162])" office:value-type="float" office:value="0.582163517210061" calcext:value-type="float">
            <text:p>0.5821635172</text:p>
          </table:table-cell>
          <table:table-cell table:formula="of:=[.O162]/SUM([.$N162:.$O162])" office:value-type="float" office:value="0.417836482789939" calcext:value-type="float">
            <text:p>0.417836482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office:value-type="float" office:value="0.206962430837105" calcext:value-type="float">
            <text:p>0.2069624308</text:p>
          </table:table-cell>
          <table:table-cell office:value-type="float" office:value="0.687610623414133" calcext:value-type="float">
            <text:p>0.6876106234</text:p>
          </table:table-cell>
          <table:table-cell office:value-type="float" office:value="0.105426945748762" calcext:value-type="float">
            <text:p>0.1054269457</text:p>
          </table:table-cell>
          <table:table-cell table:number-columns-repeated="5"/>
          <table:table-cell table:formula="of:=RAND()" office:value-type="float" office:value="0.627401727833785" calcext:value-type="float">
            <text:p>0.6274017278</text:p>
          </table:table-cell>
          <table:table-cell table:formula="of:=RAND()" office:value-type="float" office:value="0.0263979857554659" calcext:value-type="float">
            <text:p>0.0263979858</text:p>
          </table:table-cell>
          <table:table-cell/>
          <table:table-cell table:formula="of:=[.Q162]" office:value-type="float" office:value="0.45" calcext:value-type="float">
            <text:p>0.45</text:p>
          </table:table-cell>
          <table:table-cell table:formula="of:=[.N163]/SUM([.$N163:.$O163])" office:value-type="float" office:value="0.959623742245855" calcext:value-type="float">
            <text:p>0.9596237422</text:p>
          </table:table-cell>
          <table:table-cell table:formula="of:=[.O163]/SUM([.$N163:.$O163])" office:value-type="float" office:value="0.0403762577541452" calcext:value-type="float">
            <text:p>0.040376257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office:value-type="float" office:value="0.117650924571294" calcext:value-type="float">
            <text:p>0.1176509246</text:p>
          </table:table-cell>
          <table:table-cell office:value-type="float" office:value="0.440823407768175" calcext:value-type="float">
            <text:p>0.4408234078</text:p>
          </table:table-cell>
          <table:table-cell office:value-type="float" office:value="0.441525667660531" calcext:value-type="float">
            <text:p>0.4415256677</text:p>
          </table:table-cell>
          <table:table-cell table:number-columns-repeated="5"/>
          <table:table-cell table:formula="of:=RAND()" office:value-type="float" office:value="0.0851487066829577" calcext:value-type="float">
            <text:p>0.0851487067</text:p>
          </table:table-cell>
          <table:table-cell table:formula="of:=RAND()" office:value-type="float" office:value="0.457902719848789" calcext:value-type="float">
            <text:p>0.4579027198</text:p>
          </table:table-cell>
          <table:table-cell/>
          <table:table-cell table:formula="of:=[.Q163]+0.05" office:value-type="float" office:value="0.5" calcext:value-type="float">
            <text:p>0.5</text:p>
          </table:table-cell>
          <table:table-cell table:formula="of:=[.N164]/SUM([.$N164:.$O164])" office:value-type="float" office:value="0.156796764584099" calcext:value-type="float">
            <text:p>0.1567967646</text:p>
          </table:table-cell>
          <table:table-cell table:formula="of:=[.O164]/SUM([.$N164:.$O164])" office:value-type="float" office:value="0.843203235415901" calcext:value-type="float">
            <text:p>0.843203235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office:value-type="float" office:value="0.340718204020316" calcext:value-type="float">
            <text:p>0.340718204</text:p>
          </table:table-cell>
          <table:table-cell office:value-type="float" office:value="0.596239325492425" calcext:value-type="float">
            <text:p>0.5962393255</text:p>
          </table:table-cell>
          <table:table-cell office:value-type="float" office:value="0.063042470487259" calcext:value-type="float">
            <text:p>0.0630424705</text:p>
          </table:table-cell>
          <table:table-cell table:number-columns-repeated="5"/>
          <table:table-cell table:formula="of:=RAND()" office:value-type="float" office:value="0.117643542937003" calcext:value-type="float">
            <text:p>0.1176435429</text:p>
          </table:table-cell>
          <table:table-cell table:formula="of:=RAND()" office:value-type="float" office:value="0.00755542574916035" calcext:value-type="float">
            <text:p>0.0075554257</text:p>
          </table:table-cell>
          <table:table-cell/>
          <table:table-cell table:formula="of:=[.Q164]" office:value-type="float" office:value="0.5" calcext:value-type="float">
            <text:p>0.5</text:p>
          </table:table-cell>
          <table:table-cell table:formula="of:=[.N165]/SUM([.$N165:.$O165])" office:value-type="float" office:value="0.939652651867288" calcext:value-type="float">
            <text:p>0.9396526519</text:p>
          </table:table-cell>
          <table:table-cell table:formula="of:=[.O165]/SUM([.$N165:.$O165])" office:value-type="float" office:value="0.0603473481327115" calcext:value-type="float">
            <text:p>0.060347348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  <table:table-cell office:value-type="float" office:value="0.114391014775745" calcext:value-type="float">
            <text:p>0.1143910148</text:p>
          </table:table-cell>
          <table:table-cell office:value-type="float" office:value="0.381123172578434" calcext:value-type="float">
            <text:p>0.3811231726</text:p>
          </table:table-cell>
          <table:table-cell office:value-type="float" office:value="0.504485812645821" calcext:value-type="float">
            <text:p>0.5044858126</text:p>
          </table:table-cell>
          <table:table-cell table:number-columns-repeated="5"/>
          <table:table-cell table:formula="of:=RAND()" office:value-type="float" office:value="0.836268427665345" calcext:value-type="float">
            <text:p>0.8362684277</text:p>
          </table:table-cell>
          <table:table-cell table:formula="of:=RAND()" office:value-type="float" office:value="0.734419297310524" calcext:value-type="float">
            <text:p>0.7344192973</text:p>
          </table:table-cell>
          <table:table-cell/>
          <table:table-cell table:formula="of:=[.Q165]+0.05" office:value-type="float" office:value="0.55" calcext:value-type="float">
            <text:p>0.55</text:p>
          </table:table-cell>
          <table:table-cell table:formula="of:=[.N166]/SUM([.$N166:.$O166])" office:value-type="float" office:value="0.532421826673531" calcext:value-type="float">
            <text:p>0.5324218267</text:p>
          </table:table-cell>
          <table:table-cell table:formula="of:=[.O166]/SUM([.$N166:.$O166])" office:value-type="float" office:value="0.467578173326469" calcext:value-type="float">
            <text:p>0.467578173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office:value-type="float" office:value="0.39902472316878" calcext:value-type="float">
            <text:p>0.3990247232</text:p>
          </table:table-cell>
          <table:table-cell office:value-type="float" office:value="0.51901272921834" calcext:value-type="float">
            <text:p>0.5190127292</text:p>
          </table:table-cell>
          <table:table-cell office:value-type="float" office:value="0.0819625476128801" calcext:value-type="float">
            <text:p>0.0819625476</text:p>
          </table:table-cell>
          <table:table-cell table:number-columns-repeated="5"/>
          <table:table-cell table:formula="of:=RAND()" office:value-type="float" office:value="0.427660219953395" calcext:value-type="float">
            <text:p>0.42766022</text:p>
          </table:table-cell>
          <table:table-cell table:formula="of:=RAND()" office:value-type="float" office:value="0.907601376180537" calcext:value-type="float">
            <text:p>0.9076013762</text:p>
          </table:table-cell>
          <table:table-cell/>
          <table:table-cell table:formula="of:=[.Q166]" office:value-type="float" office:value="0.55" calcext:value-type="float">
            <text:p>0.55</text:p>
          </table:table-cell>
          <table:table-cell table:formula="of:=[.N167]/SUM([.$N167:.$O167])" office:value-type="float" office:value="0.320281974102773" calcext:value-type="float">
            <text:p>0.3202819741</text:p>
          </table:table-cell>
          <table:table-cell table:formula="of:=[.O167]/SUM([.$N167:.$O167])" office:value-type="float" office:value="0.679718025897227" calcext:value-type="float">
            <text:p>0.679718025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0.220469848906659" calcext:value-type="float">
            <text:p>0.2204698489</text:p>
          </table:table-cell>
          <table:table-cell office:value-type="float" office:value="0.410179331224212" calcext:value-type="float">
            <text:p>0.4101793312</text:p>
          </table:table-cell>
          <table:table-cell office:value-type="float" office:value="0.369350819869129" calcext:value-type="float">
            <text:p>0.3693508199</text:p>
          </table:table-cell>
          <table:table-cell table:number-columns-repeated="5"/>
          <table:table-cell table:formula="of:=RAND()" office:value-type="float" office:value="0.995437671546824" calcext:value-type="float">
            <text:p>0.9954376715</text:p>
          </table:table-cell>
          <table:table-cell table:formula="of:=RAND()" office:value-type="float" office:value="0.368343675625511" calcext:value-type="float">
            <text:p>0.3683436756</text:p>
          </table:table-cell>
          <table:table-cell/>
          <table:table-cell table:formula="of:=[.Q167]+0.05" office:value-type="float" office:value="0.6" calcext:value-type="float">
            <text:p>0.6</text:p>
          </table:table-cell>
          <table:table-cell table:formula="of:=[.N168]/SUM([.$N168:.$O168])" office:value-type="float" office:value="0.729910020848111" calcext:value-type="float">
            <text:p>0.7299100208</text:p>
          </table:table-cell>
          <table:table-cell table:formula="of:=[.O168]/SUM([.$N168:.$O168])" office:value-type="float" office:value="0.270089979151889" calcext:value-type="float">
            <text:p>0.270089979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  <table:table-cell office:value-type="float" office:value="0.482117012926108" calcext:value-type="float">
            <text:p>0.4821170129</text:p>
          </table:table-cell>
          <table:table-cell office:value-type="float" office:value="0.509234870453589" calcext:value-type="float">
            <text:p>0.5092348705</text:p>
          </table:table-cell>
          <table:table-cell office:value-type="float" office:value="0.00864811662030311" calcext:value-type="float">
            <text:p>0.0086481166</text:p>
          </table:table-cell>
          <table:table-cell table:number-columns-repeated="5"/>
          <table:table-cell table:formula="of:=RAND()" office:value-type="float" office:value="0.726176951196976" calcext:value-type="float">
            <text:p>0.7261769512</text:p>
          </table:table-cell>
          <table:table-cell table:formula="of:=RAND()" office:value-type="float" office:value="0.33890134782996" calcext:value-type="float">
            <text:p>0.3389013478</text:p>
          </table:table-cell>
          <table:table-cell/>
          <table:table-cell table:formula="of:=[.Q168]" office:value-type="float" office:value="0.6" calcext:value-type="float">
            <text:p>0.6</text:p>
          </table:table-cell>
          <table:table-cell table:formula="of:=[.N169]/SUM([.$N169:.$O169])" office:value-type="float" office:value="0.68180616566915" calcext:value-type="float">
            <text:p>0.6818061657</text:p>
          </table:table-cell>
          <table:table-cell table:formula="of:=[.O169]/SUM([.$N169:.$O169])" office:value-type="float" office:value="0.31819383433085" calcext:value-type="float">
            <text:p>0.318193834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0.197205411128189" calcext:value-type="float">
            <text:p>0.1972054111</text:p>
          </table:table-cell>
          <table:table-cell office:value-type="float" office:value="0.379953438683614" calcext:value-type="float">
            <text:p>0.3799534387</text:p>
          </table:table-cell>
          <table:table-cell office:value-type="float" office:value="0.422841150188197" calcext:value-type="float">
            <text:p>0.4228411502</text:p>
          </table:table-cell>
          <table:table-cell table:number-columns-repeated="5"/>
          <table:table-cell table:formula="of:=RAND()" office:value-type="float" office:value="0.0712571503827348" calcext:value-type="float">
            <text:p>0.0712571504</text:p>
          </table:table-cell>
          <table:table-cell table:formula="of:=RAND()" office:value-type="float" office:value="0.204504742636345" calcext:value-type="float">
            <text:p>0.2045047426</text:p>
          </table:table-cell>
          <table:table-cell/>
          <table:table-cell table:formula="of:=[.Q169]+0.05" office:value-type="float" office:value="0.65" calcext:value-type="float">
            <text:p>0.65</text:p>
          </table:table-cell>
          <table:table-cell table:formula="of:=[.N170]/SUM([.$N170:.$O170])" office:value-type="float" office:value="0.258401005311508" calcext:value-type="float">
            <text:p>0.2584010053</text:p>
          </table:table-cell>
          <table:table-cell table:formula="of:=[.O170]/SUM([.$N170:.$O170])" office:value-type="float" office:value="0.741598994688492" calcext:value-type="float">
            <text:p>0.741598994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  <table:table-cell office:value-type="float" office:value="0.5331890655739" calcext:value-type="float">
            <text:p>0.5331890656</text:p>
          </table:table-cell>
          <table:table-cell office:value-type="float" office:value="0.378697274666809" calcext:value-type="float">
            <text:p>0.3786972747</text:p>
          </table:table-cell>
          <table:table-cell office:value-type="float" office:value="0.088113659759291" calcext:value-type="float">
            <text:p>0.0881136598</text:p>
          </table:table-cell>
          <table:table-cell table:number-columns-repeated="5"/>
          <table:table-cell table:formula="of:=RAND()" office:value-type="float" office:value="0.373995584785007" calcext:value-type="float">
            <text:p>0.3739955848</text:p>
          </table:table-cell>
          <table:table-cell table:formula="of:=RAND()" office:value-type="float" office:value="0.534985636477359" calcext:value-type="float">
            <text:p>0.5349856365</text:p>
          </table:table-cell>
          <table:table-cell/>
          <table:table-cell table:formula="of:=[.Q170]" office:value-type="float" office:value="0.65" calcext:value-type="float">
            <text:p>0.65</text:p>
          </table:table-cell>
          <table:table-cell table:formula="of:=[.N171]/SUM([.$N171:.$O171])" office:value-type="float" office:value="0.41144478679726" calcext:value-type="float">
            <text:p>0.4114447868</text:p>
          </table:table-cell>
          <table:table-cell table:formula="of:=[.O171]/SUM([.$N171:.$O171])" office:value-type="float" office:value="0.58855521320274" calcext:value-type="float">
            <text:p>0.588555213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  <table:table-cell office:value-type="float" office:value="0.0529310592868473" calcext:value-type="float">
            <text:p>0.0529310593</text:p>
          </table:table-cell>
          <table:table-cell office:value-type="float" office:value="0.449366474949268" calcext:value-type="float">
            <text:p>0.4493664749</text:p>
          </table:table-cell>
          <table:table-cell office:value-type="float" office:value="0.497702465763885" calcext:value-type="float">
            <text:p>0.4977024658</text:p>
          </table:table-cell>
          <table:table-cell table:number-columns-repeated="5"/>
          <table:table-cell table:formula="of:=RAND()" office:value-type="float" office:value="0.12703891901765" calcext:value-type="float">
            <text:p>0.127038919</text:p>
          </table:table-cell>
          <table:table-cell table:formula="of:=RAND()" office:value-type="float" office:value="0.380691547761671" calcext:value-type="float">
            <text:p>0.3806915478</text:p>
          </table:table-cell>
          <table:table-cell/>
          <table:table-cell table:formula="of:=[.Q171]+0.05" office:value-type="float" office:value="0.7" calcext:value-type="float">
            <text:p>0.7</text:p>
          </table:table-cell>
          <table:table-cell table:formula="of:=[.N172]/SUM([.$N172:.$O172])" office:value-type="float" office:value="0.250209367626674" calcext:value-type="float">
            <text:p>0.2502093676</text:p>
          </table:table-cell>
          <table:table-cell table:formula="of:=[.O172]/SUM([.$N172:.$O172])" office:value-type="float" office:value="0.749790632373326" calcext:value-type="float">
            <text:p>0.749790632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  <table:table-cell office:value-type="float" office:value="0.648306911319107" calcext:value-type="float">
            <text:p>0.6483069113</text:p>
          </table:table-cell>
          <table:table-cell office:value-type="float" office:value="0.275113368540698" calcext:value-type="float">
            <text:p>0.2751133685</text:p>
          </table:table-cell>
          <table:table-cell office:value-type="float" office:value="0.0765797201401953" calcext:value-type="float">
            <text:p>0.0765797201</text:p>
          </table:table-cell>
          <table:table-cell table:number-columns-repeated="5"/>
          <table:table-cell table:formula="of:=RAND()" office:value-type="float" office:value="0.284335038042627" calcext:value-type="float">
            <text:p>0.284335038</text:p>
          </table:table-cell>
          <table:table-cell table:formula="of:=RAND()" office:value-type="float" office:value="0.431111349607818" calcext:value-type="float">
            <text:p>0.4311113496</text:p>
          </table:table-cell>
          <table:table-cell/>
          <table:table-cell table:formula="of:=[.Q172]" office:value-type="float" office:value="0.7" calcext:value-type="float">
            <text:p>0.7</text:p>
          </table:table-cell>
          <table:table-cell table:formula="of:=[.N173]/SUM([.$N173:.$O173])" office:value-type="float" office:value="0.397423263225069" calcext:value-type="float">
            <text:p>0.3974232632</text:p>
          </table:table-cell>
          <table:table-cell table:formula="of:=[.O173]/SUM([.$N173:.$O173])" office:value-type="float" office:value="0.602576736774931" calcext:value-type="float">
            <text:p>0.6025767368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  <table:table-cell office:value-type="float" office:value="0.132395556869652" calcext:value-type="float">
            <text:p>0.1323955569</text:p>
          </table:table-cell>
          <table:table-cell office:value-type="float" office:value="0.301478612742346" calcext:value-type="float">
            <text:p>0.3014786127</text:p>
          </table:table-cell>
          <table:table-cell office:value-type="float" office:value="0.566125830388002" calcext:value-type="float">
            <text:p>0.5661258304</text:p>
          </table:table-cell>
          <table:table-cell table:number-columns-repeated="5"/>
          <table:table-cell table:formula="of:=RAND()" office:value-type="float" office:value="0.902471308945678" calcext:value-type="float">
            <text:p>0.9024713089</text:p>
          </table:table-cell>
          <table:table-cell table:formula="of:=RAND()" office:value-type="float" office:value="0.464603741304018" calcext:value-type="float">
            <text:p>0.4646037413</text:p>
          </table:table-cell>
          <table:table-cell/>
          <table:table-cell table:formula="of:=[.Q173]+0.05" office:value-type="float" office:value="0.75" calcext:value-type="float">
            <text:p>0.75</text:p>
          </table:table-cell>
          <table:table-cell table:formula="of:=[.N174]/SUM([.$N174:.$O174])" office:value-type="float" office:value="0.660147596710833" calcext:value-type="float">
            <text:p>0.6601475967</text:p>
          </table:table-cell>
          <table:table-cell table:formula="of:=[.O174]/SUM([.$N174:.$O174])" office:value-type="float" office:value="0.339852403289167" calcext:value-type="float">
            <text:p>0.339852403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  <table:table-cell office:value-type="float" office:value="0.677013031565049" calcext:value-type="float">
            <text:p>0.6770130316</text:p>
          </table:table-cell>
          <table:table-cell office:value-type="float" office:value="0.296073296749387" calcext:value-type="float">
            <text:p>0.2960732967</text:p>
          </table:table-cell>
          <table:table-cell office:value-type="float" office:value="0.0269136716855641" calcext:value-type="float">
            <text:p>0.0269136717</text:p>
          </table:table-cell>
          <table:table-cell table:number-columns-repeated="5"/>
          <table:table-cell table:formula="of:=RAND()" office:value-type="float" office:value="0.423386694747023" calcext:value-type="float">
            <text:p>0.4233866947</text:p>
          </table:table-cell>
          <table:table-cell table:formula="of:=RAND()" office:value-type="float" office:value="0.36665392422583" calcext:value-type="float">
            <text:p>0.3666539242</text:p>
          </table:table-cell>
          <table:table-cell/>
          <table:table-cell table:formula="of:=[.Q174]" office:value-type="float" office:value="0.75" calcext:value-type="float">
            <text:p>0.75</text:p>
          </table:table-cell>
          <table:table-cell table:formula="of:=[.N175]/SUM([.$N175:.$O175])" office:value-type="float" office:value="0.535904970680465" calcext:value-type="float">
            <text:p>0.5359049707</text:p>
          </table:table-cell>
          <table:table-cell table:formula="of:=[.O175]/SUM([.$N175:.$O175])" office:value-type="float" office:value="0.464095029319535" calcext:value-type="float">
            <text:p>0.464095029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  <table:table-cell office:value-type="float" office:value="0.0455240444454725" calcext:value-type="float">
            <text:p>0.0455240444</text:p>
          </table:table-cell>
          <table:table-cell office:value-type="float" office:value="0.165947532757183" calcext:value-type="float">
            <text:p>0.1659475328</text:p>
          </table:table-cell>
          <table:table-cell office:value-type="float" office:value="0.788528422797344" calcext:value-type="float">
            <text:p>0.7885284228</text:p>
          </table:table-cell>
          <table:table-cell table:number-columns-repeated="5"/>
          <table:table-cell table:formula="of:=RAND()" office:value-type="float" office:value="0.295560652040876" calcext:value-type="float">
            <text:p>0.295560652</text:p>
          </table:table-cell>
          <table:table-cell table:formula="of:=RAND()" office:value-type="float" office:value="0.000871642143465579" calcext:value-type="float">
            <text:p>0.0008716421</text:p>
          </table:table-cell>
          <table:table-cell/>
          <table:table-cell table:formula="of:=[.Q175]+0.05" office:value-type="float" office:value="0.8" calcext:value-type="float">
            <text:p>0.8</text:p>
          </table:table-cell>
          <table:table-cell table:formula="of:=[.N176]/SUM([.$N176:.$O176])" office:value-type="float" office:value="0.997059557407994" calcext:value-type="float">
            <text:p>0.9970595574</text:p>
          </table:table-cell>
          <table:table-cell table:formula="of:=[.O176]/SUM([.$N176:.$O176])" office:value-type="float" office:value="0.00294044259200562" calcext:value-type="float">
            <text:p>0.002940442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  <table:table-cell office:value-type="float" office:value="0.719273131831834" calcext:value-type="float">
            <text:p>0.7192731318</text:p>
          </table:table-cell>
          <table:table-cell office:value-type="float" office:value="0.176366469227817" calcext:value-type="float">
            <text:p>0.1763664692</text:p>
          </table:table-cell>
          <table:table-cell office:value-type="float" office:value="0.104360398940349" calcext:value-type="float">
            <text:p>0.1043603989</text:p>
          </table:table-cell>
          <table:table-cell table:number-columns-repeated="5"/>
          <table:table-cell table:formula="of:=RAND()" office:value-type="float" office:value="0.00589919777121395" calcext:value-type="float">
            <text:p>0.0058991978</text:p>
          </table:table-cell>
          <table:table-cell table:formula="of:=RAND()" office:value-type="float" office:value="0.183726766030304" calcext:value-type="float">
            <text:p>0.183726766</text:p>
          </table:table-cell>
          <table:table-cell/>
          <table:table-cell table:formula="of:=[.Q176]" office:value-type="float" office:value="0.8" calcext:value-type="float">
            <text:p>0.8</text:p>
          </table:table-cell>
          <table:table-cell table:formula="of:=[.N177]/SUM([.$N177:.$O177])" office:value-type="float" office:value="0.0311096521433565" calcext:value-type="float">
            <text:p>0.0311096521</text:p>
          </table:table-cell>
          <table:table-cell table:formula="of:=[.O177]/SUM([.$N177:.$O177])" office:value-type="float" office:value="0.968890347856643" calcext:value-type="float">
            <text:p>0.968890347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  <table:table-cell office:value-type="float" office:value="0.0676182377501724" calcext:value-type="float">
            <text:p>0.0676182378</text:p>
          </table:table-cell>
          <table:table-cell office:value-type="float" office:value="0.12412523544121" calcext:value-type="float">
            <text:p>0.1241252354</text:p>
          </table:table-cell>
          <table:table-cell office:value-type="float" office:value="0.808256526808617" calcext:value-type="float">
            <text:p>0.8082565268</text:p>
          </table:table-cell>
          <table:table-cell table:number-columns-repeated="5"/>
          <table:table-cell table:formula="of:=RAND()" office:value-type="float" office:value="0.119621787103824" calcext:value-type="float">
            <text:p>0.1196217871</text:p>
          </table:table-cell>
          <table:table-cell table:formula="of:=RAND()" office:value-type="float" office:value="0.101546300691552" calcext:value-type="float">
            <text:p>0.1015463007</text:p>
          </table:table-cell>
          <table:table-cell/>
          <table:table-cell table:formula="of:=[.Q177]+0.05" office:value-type="float" office:value="0.85" calcext:value-type="float">
            <text:p>0.85</text:p>
          </table:table-cell>
          <table:table-cell table:formula="of:=[.N178]/SUM([.$N178:.$O178])" office:value-type="float" office:value="0.540863685607743" calcext:value-type="float">
            <text:p>0.5408636856</text:p>
          </table:table-cell>
          <table:table-cell table:formula="of:=[.O178]/SUM([.$N178:.$O178])" office:value-type="float" office:value="0.459136314392257" calcext:value-type="float">
            <text:p>0.459136314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  <table:table-cell office:value-type="float" office:value="0.788175831812286" calcext:value-type="float">
            <text:p>0.7881758318</text:p>
          </table:table-cell>
          <table:table-cell office:value-type="float" office:value="0.198737012027008" calcext:value-type="float">
            <text:p>0.198737012</text:p>
          </table:table-cell>
          <table:table-cell office:value-type="float" office:value="0.013087156160706" calcext:value-type="float">
            <text:p>0.0130871562</text:p>
          </table:table-cell>
          <table:table-cell table:number-columns-repeated="5"/>
          <table:table-cell table:formula="of:=RAND()" office:value-type="float" office:value="0.0825587565777823" calcext:value-type="float">
            <text:p>0.0825587566</text:p>
          </table:table-cell>
          <table:table-cell table:formula="of:=RAND()" office:value-type="float" office:value="0.0894335446646437" calcext:value-type="float">
            <text:p>0.0894335447</text:p>
          </table:table-cell>
          <table:table-cell/>
          <table:table-cell table:formula="of:=[.Q178]" office:value-type="float" office:value="0.85" calcext:value-type="float">
            <text:p>0.85</text:p>
          </table:table-cell>
          <table:table-cell table:formula="of:=[.N179]/SUM([.$N179:.$O179])" office:value-type="float" office:value="0.480014256344035" calcext:value-type="float">
            <text:p>0.4800142563</text:p>
          </table:table-cell>
          <table:table-cell table:formula="of:=[.O179]/SUM([.$N179:.$O179])" office:value-type="float" office:value="0.519985743655965" calcext:value-type="float">
            <text:p>0.5199857437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  <table:table-cell office:value-type="float" office:value="0.0831116306778962" calcext:value-type="float">
            <text:p>0.0831116307</text:p>
          </table:table-cell>
          <table:table-cell office:value-type="float" office:value="0.0459365384146622" calcext:value-type="float">
            <text:p>0.0459365384</text:p>
          </table:table-cell>
          <table:table-cell office:value-type="float" office:value="0.870951830907442" calcext:value-type="float">
            <text:p>0.8709518309</text:p>
          </table:table-cell>
          <table:table-cell table:number-columns-repeated="5"/>
          <table:table-cell table:formula="of:=RAND()" office:value-type="float" office:value="0.358762473915704" calcext:value-type="float">
            <text:p>0.3587624739</text:p>
          </table:table-cell>
          <table:table-cell table:formula="of:=RAND()" office:value-type="float" office:value="0.53804839157965" calcext:value-type="float">
            <text:p>0.5380483916</text:p>
          </table:table-cell>
          <table:table-cell/>
          <table:table-cell table:formula="of:=[.Q179]+0.05" office:value-type="float" office:value="0.9" calcext:value-type="float">
            <text:p>0.9</text:p>
          </table:table-cell>
          <table:table-cell table:formula="of:=[.N180]/SUM([.$N180:.$O180])" office:value-type="float" office:value="0.400042514781019" calcext:value-type="float">
            <text:p>0.4000425148</text:p>
          </table:table-cell>
          <table:table-cell table:formula="of:=[.O180]/SUM([.$N180:.$O180])" office:value-type="float" office:value="0.599957485218981" calcext:value-type="float">
            <text:p>0.599957485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0.887228317521184" calcext:value-type="float">
            <text:p>0.8872283175</text:p>
          </table:table-cell>
          <table:table-cell office:value-type="float" office:value="0.0735501382980391" calcext:value-type="float">
            <text:p>0.0735501383</text:p>
          </table:table-cell>
          <table:table-cell office:value-type="float" office:value="0.0392215441807766" calcext:value-type="float">
            <text:p>0.0392215442</text:p>
          </table:table-cell>
          <table:table-cell table:number-columns-repeated="5"/>
          <table:table-cell table:formula="of:=RAND()" office:value-type="float" office:value="0.315943615627475" calcext:value-type="float">
            <text:p>0.3159436156</text:p>
          </table:table-cell>
          <table:table-cell table:formula="of:=RAND()" office:value-type="float" office:value="0.740191713091917" calcext:value-type="float">
            <text:p>0.7401917131</text:p>
          </table:table-cell>
          <table:table-cell/>
          <table:table-cell table:formula="of:=[.Q180]" office:value-type="float" office:value="0.9" calcext:value-type="float">
            <text:p>0.9</text:p>
          </table:table-cell>
          <table:table-cell table:formula="of:=[.N181]/SUM([.$N181:.$O181])" office:value-type="float" office:value="0.299150693131883" calcext:value-type="float">
            <text:p>0.2991506931</text:p>
          </table:table-cell>
          <table:table-cell table:formula="of:=[.O181]/SUM([.$N181:.$O181])" office:value-type="float" office:value="0.700849306868117" calcext:value-type="float">
            <text:p>0.700849306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  <table:table-cell office:value-type="float" office:value="0.00390051428652052" calcext:value-type="float">
            <text:p>0.0039005143</text:p>
          </table:table-cell>
          <table:table-cell office:value-type="float" office:value="0.0672271555097769" calcext:value-type="float">
            <text:p>0.0672271555</text:p>
          </table:table-cell>
          <table:table-cell office:value-type="float" office:value="0.928872330203703" calcext:value-type="float">
            <text:p>0.9288723302</text:p>
          </table:table-cell>
          <table:table-cell table:number-columns-repeated="5"/>
          <table:table-cell table:formula="of:=RAND()" office:value-type="float" office:value="0.655001388746314" calcext:value-type="float">
            <text:p>0.6550013887</text:p>
          </table:table-cell>
          <table:table-cell table:formula="of:=RAND()" office:value-type="float" office:value="0.930291590862908" calcext:value-type="float">
            <text:p>0.9302915909</text:p>
          </table:table-cell>
          <table:table-cell/>
          <table:table-cell table:formula="of:=[.Q181]+0.05" office:value-type="float" office:value="0.95" calcext:value-type="float">
            <text:p>0.95</text:p>
          </table:table-cell>
          <table:table-cell table:formula="of:=[.N182]/SUM([.$N182:.$O182])" office:value-type="float" office:value="0.413173714367784" calcext:value-type="float">
            <text:p>0.4131737144</text:p>
          </table:table-cell>
          <table:table-cell table:formula="of:=[.O182]/SUM([.$N182:.$O182])" office:value-type="float" office:value="0.586826285632216" calcext:value-type="float">
            <text:p>0.5868262856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  <table:table-cell office:value-type="float" office:value="0.937347215893389" calcext:value-type="float">
            <text:p>0.9373472159</text:p>
          </table:table-cell>
          <table:table-cell office:value-type="float" office:value="0.0359900848078838" calcext:value-type="float">
            <text:p>0.0359900848</text:p>
          </table:table-cell>
          <table:table-cell office:value-type="float" office:value="0.0266626992987272" calcext:value-type="float">
            <text:p>0.0266626993</text:p>
          </table:table-cell>
          <table:table-cell table:number-columns-repeated="5"/>
          <table:table-cell table:formula="of:=RAND()" office:value-type="float" office:value="0.672332566813566" calcext:value-type="float">
            <text:p>0.6723325668</text:p>
          </table:table-cell>
          <table:table-cell table:formula="of:=RAND()" office:value-type="float" office:value="0.96242469700519" calcext:value-type="float">
            <text:p>0.962424697</text:p>
          </table:table-cell>
          <table:table-cell/>
          <table:table-cell table:formula="of:=[.Q182]" office:value-type="float" office:value="0.95" calcext:value-type="float">
            <text:p>0.95</text:p>
          </table:table-cell>
          <table:table-cell table:formula="of:=[.N183]/SUM([.$N183:.$O183])" office:value-type="float" office:value="0.411273637801745" calcext:value-type="float">
            <text:p>0.4112736378</text:p>
          </table:table-cell>
          <table:table-cell table:formula="of:=[.O183]/SUM([.$N183:.$O183])" office:value-type="float" office:value="0.588726362198255" calcext:value-type="float">
            <text:p>0.588726362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RAND()" office:value-type="float" office:value="0.503635293920524" calcext:value-type="float">
            <text:p>0.5036352939</text:p>
          </table:table-cell>
          <table:table-cell table:formula="of:=RAND()" office:value-type="float" office:value="0.0788430204847828" calcext:value-type="float">
            <text:p>0.0788430205</text:p>
          </table:table-cell>
          <table:table-cell/>
          <table:table-cell table:formula="of:=[.Q183]+0.05" office:value-type="float" office:value="1" calcext:value-type="float">
            <text:p>1</text:p>
          </table:table-cell>
          <table:table-cell table:formula="of:=[.N184]/SUM([.$N184:.$O184])" office:value-type="float" office:value="0.864642135964703" calcext:value-type="float">
            <text:p>0.864642136</text:p>
          </table:table-cell>
          <table:table-cell table:formula="of:=[.O184]/SUM([.$N184:.$O184])" office:value-type="float" office:value="0.135357864035297" calcext:value-type="float">
            <text:p>0.13535786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RAND()" office:value-type="float" office:value="0.383358234423213" calcext:value-type="float">
            <text:p>0.3833582344</text:p>
          </table:table-cell>
          <table:table-cell table:formula="of:=RAND()" office:value-type="float" office:value="0.227702388190664" calcext:value-type="float">
            <text:p>0.2277023882</text:p>
          </table:table-cell>
          <table:table-cell/>
          <table:table-cell table:formula="of:=[.Q184]" office:value-type="float" office:value="1" calcext:value-type="float">
            <text:p>1</text:p>
          </table:table-cell>
          <table:table-cell table:formula="of:=[.N185]/SUM([.$N185:.$O185])" office:value-type="float" office:value="0.627365305889548" calcext:value-type="float">
            <text:p>0.6273653059</text:p>
          </table:table-cell>
          <table:table-cell table:formula="of:=[.O185]/SUM([.$N185:.$O185])" office:value-type="float" office:value="0.372634694110452" calcext:value-type="float">
            <text:p>0.372634694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499999999999999" calcext:value-type="float">
            <text:p>0.05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999999999999999" calcext:value-type="float">
            <text:p>0.1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1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0.35" calcext:value-type="float">
            <text:p>0.35</text:p>
          </table:table-cell>
          <table:table-cell table:number-columns-repeated="1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1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499999999999999" calcext:value-type="float">
            <text:p>0.05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table:number-columns-repeated="1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999999999999999" calcext:value-type="float">
            <text:p>0.1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1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0.85" calcext:value-type="float">
            <text:p>0.85</text:p>
          </table:table-cell>
          <table:table-cell table:number-columns-repeated="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1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1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0.65" calcext:value-type="float">
            <text:p>0.65</text:p>
          </table:table-cell>
          <table:table-cell table:number-columns-repeated="1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1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0.45" calcext:value-type="float">
            <text:p>0.45</text:p>
          </table:table-cell>
          <table:table-cell table:number-columns-repeated="1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1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0.35" calcext:value-type="float">
            <text:p>0.35</text:p>
          </table:table-cell>
          <table:table-cell table:number-columns-repeated="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1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1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85" calcext:value-type="float">
            <text:p>0.85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1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1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5" calcext:value-type="float">
            <text:p>0.95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499999999999999" calcext:value-type="float">
            <text:p>0.05</text:p>
          </table:table-cell>
          <table:table-cell table:number-columns-repeated="5"/>
          <table:table-cell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999999999999999" calcext:value-type="float">
            <text:p>0.1</text:p>
          </table:table-cell>
          <table:table-cell table:number-columns-repeated="5"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5" calcext:value-type="float">
            <text:p>0.15</text:p>
          </table:table-cell>
          <table:table-cell table:number-columns-repeated="5"/>
          <table:table-cell office:value-type="float" office:value="0.85" calcext:value-type="float">
            <text:p>0.85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35" calcext:value-type="float">
            <text:p>0.35</text:p>
          </table:table-cell>
          <table:table-cell table:number-columns-repeated="5"/>
          <table:table-cell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5" calcext:value-type="float">
            <text:p>0.45</text:p>
          </table:table-cell>
          <table:table-cell table:number-columns-repeated="5"/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5" calcext:value-type="float">
            <text:p>0.55</text:p>
          </table:table-cell>
          <table:table-cell table:number-columns-repeated="5"/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5" calcext:value-type="float">
            <text:p>0.65</text:p>
          </table:table-cell>
          <table:table-cell table:number-columns-repeated="5"/>
          <table:table-cell office:value-type="float" office:value="0.35" calcext:value-type="float">
            <text:p>0.35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75" calcext:value-type="float">
            <text:p>0.75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85" calcext:value-type="float">
            <text:p>0.85</text:p>
          </table:table-cell>
          <table:table-cell table:number-columns-repeated="5"/>
          <table:table-cell office:value-type="float" office:value="0.15" calcext:value-type="float">
            <text:p>0.15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95" calcext:value-type="float">
            <text:p>0.95</text:p>
          </table:table-cell>
          <table:table-cell table:number-columns-repeated="5"/>
          <table:table-cell office:value-type="float" office:value="0.05" calcext:value-type="float">
            <text:p>0.05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8309">
          <table:table-cell table:number-columns-repeated="20"/>
        </table:table-row>
        <table:table-row table:style-name="ro1" table:number-rows-repeated="18">
          <table:table-cell/>
          <table:table-cell table:style-name="ce6"/>
          <table:table-cell table:style-name="Default" table:number-columns-repeated="11"/>
          <table:table-cell table:number-columns-repeated="7"/>
        </table:table-row>
        <table:table-row table:style-name="ro1">
          <table:table-cell/>
          <table:table-cell table:style-name="ce6"/>
          <table:table-cell table:style-name="Default" table:number-columns-repeated="11"/>
          <table:table-cell table:number-columns-repeated="7"/>
        </table:table-row>
        <calcext:conditional-formats>
          <calcext:conditional-format calcext:target-range-address="cells.I2:cells.I1048557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J2:cells.J1048557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K2:cells.K1048557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L2:cells.L1048557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M2:cells.M1048557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B1:cells.B1048557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C1:cells.C1048557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D1:cells.D1048557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1:cells.E1048557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1:cells.F1048557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G1:cells.G1048557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H1:cells.H1048557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6:48:06.707966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5T16:51:05.458516249</dc:date>
    <dc:creator>Robrecht Cannoodt</dc:creator>
    <meta:editing-duration>PT4H38M45S</meta:editing-duration>
    <meta:editing-cycles>81</meta:editing-cycles>
    <meta:document-statistic meta:table-count="2" meta:cell-count="2072" meta:object-count="0"/>
  </office:meta>
</office:document-meta>
</file>